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42.69pt"/>
    </style:style>
    <style:style style:name="co10" style:family="table-column">
      <style:table-column-properties fo:break-before="auto" style:column-width="127.59pt"/>
    </style:style>
    <style:style style:name="co11" style:family="table-column">
      <style:table-column-properties fo:break-before="auto" style:column-width="98.25pt"/>
    </style:style>
    <style:style style:name="co12" style:family="table-column">
      <style:table-column-properties fo:break-before="auto" style:column-width="101.34pt"/>
    </style:style>
    <style:style style:name="co13" style:family="table-column">
      <style:table-column-properties fo:break-before="auto" style:column-width="95.9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ight_augmented" table:style-name="ta1">
        <table:shapes>
          <draw:frame draw:z-index="0" draw:style-name="gr1" draw:text-style-name="P1" svg:width="867.06pt" svg:height="255.37pt" svg:x="1206.94pt" svg:y="340.24pt">
            <draw:object draw:notify-on-update-of-ranges="flight_augmented.C24:flight_augmented.C69 flight_augmented.P24:flight_augmented.P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11.06pt" svg:height="255.34pt" svg:x="1163.51pt" svg:y="622.6pt">
            <draw:object draw:notify-on-update-of-ranges="flight_augmented.P24:flight_augmented.P24 flight_augmented.L25:flight_augmented.L69 flight_augmented.P25:flight_augmented.P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03.91pt" svg:height="255.34pt" svg:x="1170.77pt" svg:y="903.63pt">
            <draw:object draw:notify-on-update-of-ranges="flight_augmented.H24:flight_augmented.H69 flight_augmented.P24:flight_augmented.P6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/>
          <table:table-cell office:value-type="string" calcext:value-type="string">
            <text:p>snapshot</text:p>
          </table:table-cell>
          <table:table-cell office:value-type="string" calcext:value-type="string">
            <text:p>altitude (ft)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radar_id</text:p>
          </table:table-cell>
          <table:table-cell office:value-type="string" calcext:value-type="string">
            <text:p>ground speed (kts)</text:p>
          </table:table-cell>
          <table:table-cell office:value-type="string" calcext:value-type="string">
            <text:p>squaw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light_radar_flight_id</text:p>
          </table:table-cell>
          <table:table-cell office:value-type="string" calcext:value-type="string">
            <text:p>CAS (kts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Distance (m)</text:p>
          </table:table-cell>
          <table:table-cell office:value-type="string" calcext:value-type="string">
            <text:p>Distance (f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4796790" calcext:value-type="float">
            <text:p>157479679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8.72703" calcext:value-type="float">
            <text:p>48.72703</text:p>
          </table:table-cell>
          <table:table-cell office:value-type="float" office:value="2.36593" calcext:value-type="float">
            <text:p>2.36593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.24856282689377" calcext:value-type="float">
            <text:p>1.24856282689377</text:p>
          </table:table-cell>
          <table:table-cell office:value-type="float" office:value="-994.236074223073" calcext:value-type="float">
            <text:p>-994.236074223073</text:p>
          </table:table-cell>
          <table:table-cell office:value-type="float" office:value="411.210684300948" calcext:value-type="float">
            <text:p>411.2106843009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4797366" calcext:value-type="float">
            <text:p>157479736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48.72703" calcext:value-type="float">
            <text:p>48.72703</text:p>
          </table:table-cell>
          <table:table-cell office:value-type="float" office:value="2.36592" calcext:value-type="float">
            <text:p>2.36592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5.54433205318692" calcext:value-type="float">
            <text:p>5.54433205318692</text:p>
          </table:table-cell>
          <table:table-cell office:value-type="float" office:value="-994.971782432516" calcext:value-type="float">
            <text:p>-994.971782432516</text:p>
          </table:table-cell>
          <table:table-cell office:value-type="float" office:value="411.210814750825" calcext:value-type="float">
            <text:p>411.2108147508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4797397" calcext:value-type="float">
            <text:p>157479739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8.72702" calcext:value-type="float">
            <text:p>48.72702</text:p>
          </table:table-cell>
          <table:table-cell office:value-type="float" office:value="2.3663" calcext:value-type="float">
            <text:p>2.3663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-1.11079333008607" calcext:value-type="float">
            <text:p>-1.11079333008607</text:p>
          </table:table-cell>
          <table:table-cell office:value-type="float" office:value="-967.015062197424" calcext:value-type="float">
            <text:p>-967.015062197424</text:p>
          </table:table-cell>
          <table:table-cell office:value-type="float" office:value="410.093881780135" calcext:value-type="float">
            <text:p>410.0938817801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74797451" calcext:value-type="float">
            <text:p>15747974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.72723" calcext:value-type="float">
            <text:p>48.72723</text:p>
          </table:table-cell>
          <table:table-cell office:value-type="float" office:value="2.36634" calcext:value-type="float">
            <text:p>2.36634</text:p>
          </table:table-cell>
          <table:table-cell office:value-type="float" office:value="9996" calcext:value-type="float">
            <text:p>9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-5.95566304025757" calcext:value-type="float">
            <text:p>-5.95566304025757</text:p>
          </table:table-cell>
          <table:table-cell office:value-type="float" office:value="-964.068214840763" calcext:value-type="float">
            <text:p>-964.068214840763</text:p>
          </table:table-cell>
          <table:table-cell office:value-type="float" office:value="433.446293146713" calcext:value-type="float">
            <text:p>433.4462931467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4797469" calcext:value-type="float">
            <text:p>15747974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.72717" calcext:value-type="float">
            <text:p>48.72717</text:p>
          </table:table-cell>
          <table:table-cell office:value-type="float" office:value="2.36598" calcext:value-type="float">
            <text:p>2.36598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-7.95100790651301" calcext:value-type="float">
            <text:p>-7.95100790651301</text:p>
          </table:table-cell>
          <table:table-cell office:value-type="float" office:value="-990.55478370364" calcext:value-type="float">
            <text:p>-990.55478370364</text:p>
          </table:table-cell>
          <table:table-cell office:value-type="float" office:value="426.778645420439" calcext:value-type="float">
            <text:p>426.77864542043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74797542" calcext:value-type="float">
            <text:p>157479754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8.7271" calcext:value-type="float">
            <text:p>48.7271</text:p>
          </table:table-cell>
          <table:table-cell office:value-type="float" office:value="2.36627" calcext:value-type="float">
            <text:p>2.36627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-3.11857340526907" calcext:value-type="float">
            <text:p>-3.11857340526907</text:p>
          </table:table-cell>
          <table:table-cell office:value-type="float" office:value="-969.220649976647" calcext:value-type="float">
            <text:p>-969.220649976647</text:p>
          </table:table-cell>
          <table:table-cell office:value-type="float" office:value="418.990612389626" calcext:value-type="float">
            <text:p>418.99061238962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74797557" calcext:value-type="float">
            <text:p>1574797557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8.72703" calcext:value-type="float">
            <text:p>48.72703</text:p>
          </table:table-cell>
          <table:table-cell office:value-type="float" office:value="2.36595" calcext:value-type="float">
            <text:p>2.36595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.74703069063098" calcext:value-type="float">
            <text:p>3.74703069063098</text:p>
          </table:table-cell>
          <table:table-cell office:value-type="float" office:value="-992.764657804188" calcext:value-type="float">
            <text:p>-992.764657804188</text:p>
          </table:table-cell>
          <table:table-cell office:value-type="float" office:value="411.210423690675" calcext:value-type="float">
            <text:p>411.2104236906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74797573" calcext:value-type="float">
            <text:p>15747975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.72718" calcext:value-type="float">
            <text:p>48.72718</text:p>
          </table:table-cell>
          <table:table-cell office:value-type="float" office:value="2.36622" calcext:value-type="float">
            <text:p>2.36622</text:p>
          </table:table-cell>
          <table:table-cell office:value-type="float" office:value="9996" calcext:value-type="float">
            <text:p>9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-5.95566304025757" calcext:value-type="float">
            <text:p>-5.95566304025757</text:p>
          </table:table-cell>
          <table:table-cell office:value-type="float" office:value="-972.897642797386" calcext:value-type="float">
            <text:p>-972.897642797386</text:p>
          </table:table-cell>
          <table:table-cell office:value-type="float" office:value="427.887598877259" calcext:value-type="float">
            <text:p>427.88759887725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74797592" calcext:value-type="float">
            <text:p>15747975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.72745" calcext:value-type="float">
            <text:p>48.72745</text:p>
          </table:table-cell>
          <table:table-cell office:value-type="float" office:value="2.36614" calcext:value-type="float">
            <text:p>2.36614</text:p>
          </table:table-cell>
          <table:table-cell office:value-type="float" office:value="9996" calcext:value-type="float">
            <text:p>999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9.00942345665823" calcext:value-type="float">
            <text:p>9.00942345665823</text:p>
          </table:table-cell>
          <table:table-cell office:value-type="float" office:value="-978.778051428606" calcext:value-type="float">
            <text:p>-978.778051428606</text:p>
          </table:table-cell>
          <table:table-cell office:value-type="float" office:value="457.913802941703" calcext:value-type="float">
            <text:p>457.91380294170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74797621" calcext:value-type="float">
            <text:p>157479762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48.7271" calcext:value-type="float">
            <text:p>48.7271</text:p>
          </table:table-cell>
          <table:table-cell office:value-type="float" office:value="2.36613" calcext:value-type="float">
            <text:p>2.36613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7.8069671742571" calcext:value-type="float">
            <text:p>7.8069671742571</text:p>
          </table:table-cell>
          <table:table-cell office:value-type="float" office:value="-979.520550614029" calcext:value-type="float">
            <text:p>-979.520550614029</text:p>
          </table:table-cell>
          <table:table-cell office:value-type="float" office:value="418.992401532851" calcext:value-type="float">
            <text:p>418.99240153285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4797759" calcext:value-type="float">
            <text:p>157479775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8.72709" calcext:value-type="float">
            <text:p>48.72709</text:p>
          </table:table-cell>
          <table:table-cell office:value-type="float" office:value="2.36622" calcext:value-type="float">
            <text:p>2.36622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-0.139294278353751" calcext:value-type="float">
            <text:p>-0.139294278353751</text:p>
          </table:table-cell>
          <table:table-cell office:value-type="float" office:value="-972.899378808721" calcext:value-type="float">
            <text:p>-972.899378808721</text:p>
          </table:table-cell>
          <table:table-cell office:value-type="float" office:value="417.8792054889" calcext:value-type="float">
            <text:p>417.879205488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74797877" calcext:value-type="float">
            <text:p>15747978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.72706" calcext:value-type="float">
            <text:p>48.72706</text:p>
          </table:table-cell>
          <table:table-cell office:value-type="float" office:value="2.36597" calcext:value-type="float">
            <text:p>2.36597</text:p>
          </table:table-cell>
          <table:table-cell office:value-type="float" office:value="9996" calcext:value-type="float">
            <text:p>9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-5.95566304025757" calcext:value-type="float">
            <text:p>-5.95566304025757</text:p>
          </table:table-cell>
          <table:table-cell office:value-type="float" office:value="-991.292651775138" calcext:value-type="float">
            <text:p>-991.292651775138</text:p>
          </table:table-cell>
          <table:table-cell office:value-type="float" office:value="414.546294591291" calcext:value-type="float">
            <text:p>414.54629459129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74797986" calcext:value-type="float">
            <text:p>15747979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.72726" calcext:value-type="float">
            <text:p>48.72726</text:p>
          </table:table-cell>
          <table:table-cell office:value-type="float" office:value="2.36618" calcext:value-type="float">
            <text:p>2.36618</text:p>
          </table:table-cell>
          <table:table-cell office:value-type="float" office:value="9996" calcext:value-type="float">
            <text:p>99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7.01407859040279" calcext:value-type="float">
            <text:p>7.01407859040279</text:p>
          </table:table-cell>
          <table:table-cell office:value-type="float" office:value="-975.838919094482" calcext:value-type="float">
            <text:p>-975.838919094482</text:p>
          </table:table-cell>
          <table:table-cell office:value-type="float" office:value="436.784459737515" calcext:value-type="float">
            <text:p>436.78445973751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74798071" calcext:value-type="float">
            <text:p>15747980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.72709" calcext:value-type="float">
            <text:p>48.72709</text:p>
          </table:table-cell>
          <table:table-cell office:value-type="float" office:value="2.36597" calcext:value-type="float">
            <text:p>2.36597</text:p>
          </table:table-cell>
          <table:table-cell office:value-type="float" office:value="9996" calcext:value-type="float">
            <text:p>9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-5.95566304025757" calcext:value-type="float">
            <text:p>-5.95566304025757</text:p>
          </table:table-cell>
          <table:table-cell office:value-type="float" office:value="-991.292062164916" calcext:value-type="float">
            <text:p>-991.292062164916</text:p>
          </table:table-cell>
          <table:table-cell office:value-type="float" office:value="417.882425718328" calcext:value-type="float">
            <text:p>417.8824257183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74798218" calcext:value-type="float">
            <text:p>1574798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.72706" calcext:value-type="float">
            <text:p>48.72706</text:p>
          </table:table-cell>
          <table:table-cell office:value-type="float" office:value="2.36593" calcext:value-type="float">
            <text:p>2.36593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-7.92188747279642" calcext:value-type="float">
            <text:p>-7.92188747279642</text:p>
          </table:table-cell>
          <table:table-cell office:value-type="float" office:value="-994.235482862487" calcext:value-type="float">
            <text:p>-994.235482862487</text:p>
          </table:table-cell>
          <table:table-cell office:value-type="float" office:value="414.546815425243" calcext:value-type="float">
            <text:p>414.54681542524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4798338" calcext:value-type="float">
            <text:p>157479833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.72712" calcext:value-type="float">
            <text:p>48.72712</text:p>
          </table:table-cell>
          <table:table-cell office:value-type="float" office:value="2.36616" calcext:value-type="float">
            <text:p>2.36616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-5.54433205318692" calcext:value-type="float">
            <text:p>-5.54433205318692</text:p>
          </table:table-cell>
          <table:table-cell office:value-type="float" office:value="-977.313041518235" calcext:value-type="float">
            <text:p>-977.313041518235</text:p>
          </table:table-cell>
          <table:table-cell office:value-type="float" office:value="421.216103972373" calcext:value-type="float">
            <text:p>421.2161039723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74798364" calcext:value-type="float">
            <text:p>1574798364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8.72712" calcext:value-type="float">
            <text:p>48.72712</text:p>
          </table:table-cell>
          <table:table-cell office:value-type="float" office:value="2.36595" calcext:value-type="float">
            <text:p>2.36595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.24856282689377" calcext:value-type="float">
            <text:p>1.24856282689377</text:p>
          </table:table-cell>
          <table:table-cell office:value-type="float" office:value="-992.762886347975" calcext:value-type="float">
            <text:p>-992.762886347975</text:p>
          </table:table-cell>
          <table:table-cell office:value-type="float" office:value="421.21881706732" calcext:value-type="float">
            <text:p>421.2188170673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74798376" calcext:value-type="float">
            <text:p>157479837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8.72753" calcext:value-type="float">
            <text:p>48.72753</text:p>
          </table:table-cell>
          <table:table-cell office:value-type="float" office:value="2.36585" calcext:value-type="float">
            <text:p>2.36585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7.23358636044363" calcext:value-type="float">
            <text:p>7.23358636044363</text:p>
          </table:table-cell>
          <table:table-cell office:value-type="float" office:value="-1000.11182554325" calcext:value-type="float">
            <text:p>-1000.11182554325</text:p>
          </table:table-cell>
          <table:table-cell office:value-type="float" office:value="466.813916001768" calcext:value-type="float">
            <text:p>466.81391600176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4798408" calcext:value-type="float">
            <text:p>1574798408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48.72713" calcext:value-type="float">
            <text:p>48.72713</text:p>
          </table:table-cell>
          <table:table-cell office:value-type="float" office:value="2.36595" calcext:value-type="float">
            <text:p>2.36595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7.50004338697313" calcext:value-type="float">
            <text:p>7.50004338697313</text:p>
          </table:table-cell>
          <table:table-cell office:value-type="float" office:value="-992.762689519507" calcext:value-type="float">
            <text:p>-992.762689519507</text:p>
          </table:table-cell>
          <table:table-cell office:value-type="float" office:value="422.330860775285" calcext:value-type="float">
            <text:p>422.33086077528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74798427" calcext:value-type="float">
            <text:p>15747984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48.72756" calcext:value-type="float">
            <text:p>48.72756</text:p>
          </table:table-cell>
          <table:table-cell office:value-type="float" office:value="2.36585" calcext:value-type="float">
            <text:p>2.36585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7.86012437688586" calcext:value-type="float">
            <text:p>7.86012437688586</text:p>
          </table:table-cell>
          <table:table-cell office:value-type="float" office:value="-1000.11123068193" calcext:value-type="float">
            <text:p>-1000.11123068193</text:p>
          </table:table-cell>
          <table:table-cell office:value-type="float" office:value="470.150047125526" calcext:value-type="float">
            <text:p>470.15004712552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74798476" calcext:value-type="float">
            <text:p>15747984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.72693" calcext:value-type="float">
            <text:p>48.72693</text:p>
          </table:table-cell>
          <table:table-cell office:value-type="float" office:value="2.36593" calcext:value-type="float">
            <text:p>2.36593</text:p>
          </table:table-cell>
          <table:table-cell office:value-type="float" office:value="9996" calcext:value-type="float">
            <text:p>999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5.01873372414735" calcext:value-type="float">
            <text:p>5.01873372414735</text:p>
          </table:table-cell>
          <table:table-cell office:value-type="float" office:value="-994.238045425028" calcext:value-type="float">
            <text:p>-994.238045425028</text:p>
          </table:table-cell>
          <table:table-cell office:value-type="float" office:value="400.090247215956" calcext:value-type="float">
            <text:p>400.09024721595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74798497" calcext:value-type="float">
            <text:p>15747984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.72647" calcext:value-type="float">
            <text:p>48.72647</text:p>
          </table:table-cell>
          <table:table-cell office:value-type="float" office:value="2.36585" calcext:value-type="float">
            <text:p>2.36585</text:p>
          </table:table-cell>
          <table:table-cell office:value-type="float" office:value="9996" calcext:value-type="float">
            <text:p>99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.02338885789191" calcext:value-type="float">
            <text:p>3.02338885789191</text:p>
          </table:table-cell>
          <table:table-cell office:value-type="float" office:value="-1000.13284397638" calcext:value-type="float">
            <text:p>-1000.13284397638</text:p>
          </table:table-cell>
          <table:table-cell office:value-type="float" office:value="348.937282953606" calcext:value-type="float">
            <text:p>348.937282953606</text:p>
          </table:table-cell>
          <table:table-cell office:value-type="float" office:value="0" calcext:value-type="float">
            <text:p>0</text:p>
          </table:table-cell>
          <table:table-cell table:formula="of:=[.O23]/0.30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74798653" calcext:value-type="float">
            <text:p>15747986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8.72538" calcext:value-type="float">
            <text:p>48.72538</text:p>
          </table:table-cell>
          <table:table-cell office:value-type="float" office:value="2.36396" calcext:value-type="float">
            <text:p>2.36396</text:p>
          </table:table-cell>
          <table:table-cell office:value-type="float" office:value="9996" calcext:value-type="float">
            <text:p>9996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5.5489883120232" calcext:value-type="float">
            <text:p>35.5489883120232</text:p>
          </table:table-cell>
          <table:table-cell office:value-type="float" office:value="-1139.20785761228" calcext:value-type="float">
            <text:p>-1139.20785761228</text:p>
          </table:table-cell>
          <table:table-cell office:value-type="float" office:value="227.751035749538" calcext:value-type="float">
            <text:p>227.751035749538</text:p>
          </table:table-cell>
          <table:table-cell office:value-type="float" office:value="0" calcext:value-type="float">
            <text:p>0</text:p>
          </table:table-cell>
          <table:table-cell table:formula="of:=[.O24]/0.30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74798666" calcext:value-type="float">
            <text:p>157479866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8.72516" calcext:value-type="float">
            <text:p>48.72516</text:p>
          </table:table-cell>
          <table:table-cell office:value-type="float" office:value="2.36269" calcext:value-type="float">
            <text:p>2.36269</text:p>
          </table:table-cell>
          <table:table-cell office:value-type="float" office:value="9996" calcext:value-type="float">
            <text:p>9996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8.588556948852" calcext:value-type="float">
            <text:p>18.588556948852</text:p>
          </table:table-cell>
          <table:table-cell office:value-type="float" office:value="-1232.65123314423" calcext:value-type="float">
            <text:p>-1232.65123314423</text:p>
          </table:table-cell>
          <table:table-cell office:value-type="float" office:value="203.305829225769" calcext:value-type="float">
            <text:p>203.305829225769</text:p>
          </table:table-cell>
          <table:table-cell table:formula="of:=[.O24]+SQRT(([.M25]-[.M24])^2+([.N25]-[.N24])^2)" office:value-type="float" office:value="96.5879524205507" calcext:value-type="float">
            <text:p>96.5879524205507</text:p>
          </table:table-cell>
          <table:table-cell table:formula="of:=[.O25]/0.3048" office:value-type="float" office:value="316.889607678972" calcext:value-type="float">
            <text:p>316.8896076789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74798673" calcext:value-type="float">
            <text:p>157479867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8.72501" calcext:value-type="float">
            <text:p>48.72501</text:p>
          </table:table-cell>
          <table:table-cell office:value-type="float" office:value="2.36189" calcext:value-type="float">
            <text:p>2.36189</text:p>
          </table:table-cell>
          <table:table-cell office:value-type="float" office:value="9996" calcext:value-type="float">
            <text:p>9996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8.588556948852" calcext:value-type="float">
            <text:p>18.588556948852</text:p>
          </table:table-cell>
          <table:table-cell office:value-type="float" office:value="-1291.51391275638" calcext:value-type="float">
            <text:p>-1291.51391275638</text:p>
          </table:table-cell>
          <table:table-cell office:value-type="float" office:value="186.638416970094" calcext:value-type="float">
            <text:p>186.638416970094</text:p>
          </table:table-cell>
          <table:table-cell table:formula="of:=[.O25]+SQRT(([.M26]-[.M25])^2+([.N26]-[.N25])^2)" office:value-type="float" office:value="157.764889924993" calcext:value-type="float">
            <text:p>157.764889924993</text:p>
          </table:table-cell>
          <table:table-cell table:formula="of:=[.O26]/0.3048" office:value-type="float" office:value="517.601344898272" calcext:value-type="float">
            <text:p>517.6013448982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74798682" calcext:value-type="float">
            <text:p>157479868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8.72481" calcext:value-type="float">
            <text:p>48.72481</text:p>
          </table:table-cell>
          <table:table-cell office:value-type="float" office:value="2.36085" calcext:value-type="float">
            <text:p>2.36085</text:p>
          </table:table-cell>
          <table:table-cell office:value-type="float" office:value="9996" calcext:value-type="float">
            <text:p>99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9.5862293819797" calcext:value-type="float">
            <text:p>19.5862293819797</text:p>
          </table:table-cell>
          <table:table-cell office:value-type="float" office:value="-1368.03605522057" calcext:value-type="float">
            <text:p>-1368.03605522057</text:p>
          </table:table-cell>
          <table:table-cell office:value-type="float" office:value="164.415682766823" calcext:value-type="float">
            <text:p>164.415682766823</text:p>
          </table:table-cell>
          <table:table-cell table:formula="of:=[.O26]+SQRT(([.M27]-[.M26])^2+([.N27]-[.N26])^2)" office:value-type="float" office:value="237.448565811456" calcext:value-type="float">
            <text:p>237.448565811456</text:p>
          </table:table-cell>
          <table:table-cell table:formula="of:=[.O27]/0.3048" office:value-type="float" office:value="779.030727727874" calcext:value-type="float">
            <text:p>779.0307277278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74798694" calcext:value-type="float">
            <text:p>1574798694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48.72469" calcext:value-type="float">
            <text:p>48.72469</text:p>
          </table:table-cell>
          <table:table-cell office:value-type="float" office:value="2.35967" calcext:value-type="float">
            <text:p>2.35967</text:p>
          </table:table-cell>
          <table:table-cell office:value-type="float" office:value="9996" calcext:value-type="float">
            <text:p>9996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6.7605062226909" calcext:value-type="float">
            <text:p>16.7605062226909</text:p>
          </table:table-cell>
          <table:table-cell office:value-type="float" office:value="-1454.856906149" calcext:value-type="float">
            <text:p>-1454.856906149</text:p>
          </table:table-cell>
          <table:table-cell office:value-type="float" office:value="151.093004070164" calcext:value-type="float">
            <text:p>151.093004070164</text:p>
          </table:table-cell>
          <table:table-cell table:formula="of:=[.O27]+SQRT(([.M28]-[.M27])^2+([.N28]-[.N27])^2)" office:value-type="float" office:value="325.285653215304" calcext:value-type="float">
            <text:p>325.285653215304</text:p>
          </table:table-cell>
          <table:table-cell table:formula="of:=[.O28]/0.3048" office:value-type="float" office:value="1067.21014834417" calcext:value-type="float">
            <text:p>1067.210148344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74798700" calcext:value-type="float">
            <text:p>157479870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48.72473" calcext:value-type="float">
            <text:p>48.72473</text:p>
          </table:table-cell>
          <table:table-cell office:value-type="float" office:value="2.35897" calcext:value-type="float">
            <text:p>2.35897</text:p>
          </table:table-cell>
          <table:table-cell office:value-type="float" office:value="9996" calcext:value-type="float">
            <text:p>9996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5.2436326232367" calcext:value-type="float">
            <text:p>15.2436326232367</text:p>
          </table:table-cell>
          <table:table-cell office:value-type="float" office:value="-1506.35767549103" calcext:value-type="float">
            <text:p>-1506.35767549103</text:p>
          </table:table-cell>
          <table:table-cell office:value-type="float" office:value="155.554772863087" calcext:value-type="float">
            <text:p>155.554772863087</text:p>
          </table:table-cell>
          <table:table-cell table:formula="of:=[.O28]+SQRT(([.M29]-[.M28])^2+([.N29]-[.N28])^2)" office:value-type="float" office:value="376.979333908231" calcext:value-type="float">
            <text:p>376.979333908231</text:p>
          </table:table-cell>
          <table:table-cell table:formula="of:=[.O29]/0.3048" office:value-type="float" office:value="1236.8088382816" calcext:value-type="float">
            <text:p>1236.80883828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74798713" calcext:value-type="float">
            <text:p>1574798713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48.72476" calcext:value-type="float">
            <text:p>48.72476</text:p>
          </table:table-cell>
          <table:table-cell office:value-type="float" office:value="2.35762" calcext:value-type="float">
            <text:p>2.35762</text:p>
          </table:table-cell>
          <table:table-cell office:value-type="float" office:value="9996" calcext:value-type="float">
            <text:p>9996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7.1650528284265" calcext:value-type="float">
            <text:p>17.1650528284265</text:p>
          </table:table-cell>
          <table:table-cell office:value-type="float" office:value="-1605.68185783293" calcext:value-type="float">
            <text:p>-1605.68185783293</text:p>
          </table:table-cell>
          <table:table-cell office:value-type="float" office:value="158.918456401799" calcext:value-type="float">
            <text:p>158.918456401799</text:p>
          </table:table-cell>
          <table:table-cell table:formula="of:=[.O29]+SQRT(([.M30]-[.M29])^2+([.N30]-[.N29])^2)" office:value-type="float" office:value="476.360456687345" calcext:value-type="float">
            <text:p>476.360456687345</text:p>
          </table:table-cell>
          <table:table-cell table:formula="of:=[.O30]/0.3048" office:value-type="float" office:value="1562.86239070651" calcext:value-type="float">
            <text:p>1562.862390706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74798721" calcext:value-type="float">
            <text:p>157479872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8.72461" calcext:value-type="float">
            <text:p>48.72461</text:p>
          </table:table-cell>
          <table:table-cell office:value-type="float" office:value="2.35671" calcext:value-type="float">
            <text:p>2.35671</text:p>
          </table:table-cell>
          <table:table-cell office:value-type="float" office:value="9996" calcext:value-type="float">
            <text:p>9996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4.5513158788955" calcext:value-type="float">
            <text:p>34.5513158788955</text:p>
          </table:table-cell>
          <table:table-cell office:value-type="float" office:value="-1672.63929209519" calcext:value-type="float">
            <text:p>-1672.63929209519</text:p>
          </table:table-cell>
          <table:table-cell office:value-type="float" office:value="142.25736652934" calcext:value-type="float">
            <text:p>142.25736652934</text:p>
          </table:table-cell>
          <table:table-cell table:formula="of:=[.O30]+SQRT(([.M31]-[.M30])^2+([.N31]-[.N30])^2)" office:value-type="float" office:value="545.35965899232" calcext:value-type="float">
            <text:p>545.35965899232</text:p>
          </table:table-cell>
          <table:table-cell table:formula="of:=[.O31]/0.3048" office:value-type="float" office:value="1789.23772635275" calcext:value-type="float">
            <text:p>1789.237726352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74798729" calcext:value-type="float">
            <text:p>157479872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48.7247" calcext:value-type="float">
            <text:p>48.7247</text:p>
          </table:table-cell>
          <table:table-cell office:value-type="float" office:value="2.35602" calcext:value-type="float">
            <text:p>2.35602</text:p>
          </table:table-cell>
          <table:table-cell office:value-type="float" office:value="9996" calcext:value-type="float">
            <text:p>9996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1.8551297146047" calcext:value-type="float">
            <text:p>31.8551297146047</text:p>
          </table:table-cell>
          <table:table-cell office:value-type="float" office:value="-1723.40251913772" calcext:value-type="float">
            <text:p>-1723.40251913772</text:p>
          </table:table-cell>
          <table:table-cell office:value-type="float" office:value="152.281126903384" calcext:value-type="float">
            <text:p>152.281126903384</text:p>
          </table:table-cell>
          <table:table-cell table:formula="of:=[.O31]+SQRT(([.M32]-[.M31])^2+([.N32]-[.N31])^2)" office:value-type="float" office:value="597.103073953143" calcext:value-type="float">
            <text:p>597.103073953143</text:p>
          </table:table-cell>
          <table:table-cell table:formula="of:=[.O32]/0.3048" office:value-type="float" office:value="1958.99958646044" calcext:value-type="float">
            <text:p>1958.999586460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74798738" calcext:value-type="float">
            <text:p>1574798738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8.72523" calcext:value-type="float">
            <text:p>48.72523</text:p>
          </table:table-cell>
          <table:table-cell office:value-type="float" office:value="2.3557" calcext:value-type="float">
            <text:p>2.3557</text:p>
          </table:table-cell>
          <table:table-cell office:value-type="float" office:value="9996" calcext:value-type="float">
            <text:p>9996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4.8140566847296" calcext:value-type="float">
            <text:p>24.8140566847296</text:p>
          </table:table-cell>
          <table:table-cell office:value-type="float" office:value="-1746.9279134452" calcext:value-type="float">
            <text:p>-1746.9279134452</text:p>
          </table:table-cell>
          <table:table-cell office:value-type="float" office:value="211.226722523233" calcext:value-type="float">
            <text:p>211.226722523233</text:p>
          </table:table-cell>
          <table:table-cell table:formula="of:=[.O32]+SQRT(([.M33]-[.M32])^2+([.N33]-[.N32])^2)" office:value-type="float" office:value="660.56981658502" calcext:value-type="float">
            <text:p>660.56981658502</text:p>
          </table:table-cell>
          <table:table-cell table:formula="of:=[.O33]/0.3048" office:value-type="float" office:value="2167.22380769363" calcext:value-type="float">
            <text:p>2167.223807693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74798755" calcext:value-type="float">
            <text:p>1574798755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48.72642" calcext:value-type="float">
            <text:p>48.72642</text:p>
          </table:table-cell>
          <table:table-cell office:value-type="float" office:value="2.35519" calcext:value-type="float">
            <text:p>2.35519</text:p>
          </table:table-cell>
          <table:table-cell office:value-type="float" office:value="9996" calcext:value-type="float">
            <text:p>9996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7.73150013647217" calcext:value-type="float">
            <text:p>7.73150013647217</text:p>
          </table:table-cell>
          <table:table-cell office:value-type="float" office:value="-1784.40827159631" calcext:value-type="float">
            <text:p>-1784.40827159631</text:p>
          </table:table-cell>
          <table:table-cell office:value-type="float" office:value="343.571725774921" calcext:value-type="float">
            <text:p>343.571725774921</text:p>
          </table:table-cell>
          <table:table-cell table:formula="of:=[.O33]+SQRT(([.M34]-[.M33])^2+([.N34]-[.N33])^2)" office:value-type="float" office:value="798.119724374248" calcext:value-type="float">
            <text:p>798.119724374248</text:p>
          </table:table-cell>
          <table:table-cell table:formula="of:=[.O34]/0.3048" office:value-type="float" office:value="2618.50303272391" calcext:value-type="float">
            <text:p>2618.503032723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74798773" calcext:value-type="float">
            <text:p>1574798773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8.72778" calcext:value-type="float">
            <text:p>48.72778</text:p>
          </table:table-cell>
          <table:table-cell office:value-type="float" office:value="2.35463" calcext:value-type="float">
            <text:p>2.35463</text:p>
          </table:table-cell>
          <table:table-cell office:value-type="float" office:value="9996" calcext:value-type="float">
            <text:p>9996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9.84897018781379" calcext:value-type="float">
            <text:p>9.84897018781379</text:p>
          </table:table-cell>
          <table:table-cell office:value-type="float" office:value="-1825.55920491578" calcext:value-type="float">
            <text:p>-1825.55920491578</text:p>
          </table:table-cell>
          <table:table-cell office:value-type="float" office:value="494.822916482996" calcext:value-type="float">
            <text:p>494.822916482996</text:p>
          </table:table-cell>
          <table:table-cell table:formula="of:=[.O34]+SQRT(([.M35]-[.M34])^2+([.N35]-[.N34])^2)" office:value-type="float" office:value="954.868957238954" calcext:value-type="float">
            <text:p>954.868957238954</text:p>
          </table:table-cell>
          <table:table-cell table:formula="of:=[.O35]/0.3048" office:value-type="float" office:value="3132.77216941914" calcext:value-type="float">
            <text:p>3132.772169419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74798785" calcext:value-type="float">
            <text:p>1574798785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8.72854" calcext:value-type="float">
            <text:p>48.72854</text:p>
          </table:table-cell>
          <table:table-cell office:value-type="float" office:value="2.35433" calcext:value-type="float">
            <text:p>2.35433</text:p>
          </table:table-cell>
          <table:table-cell office:value-type="float" office:value="9996" calcext:value-type="float">
            <text:p>9996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.809401550985" calcext:value-type="float">
            <text:p>26.809401550985</text:p>
          </table:table-cell>
          <table:table-cell office:value-type="float" office:value="-1847.60228252727" calcext:value-type="float">
            <text:p>-1847.60228252727</text:p>
          </table:table-cell>
          <table:table-cell office:value-type="float" office:value="579.345458202607" calcext:value-type="float">
            <text:p>579.345458202607</text:p>
          </table:table-cell>
          <table:table-cell table:formula="of:=[.O35]+SQRT(([.M36]-[.M35])^2+([.N36]-[.N35])^2)" office:value-type="float" office:value="1042.21858419482" calcext:value-type="float">
            <text:p>1042.21858419482</text:p>
          </table:table-cell>
          <table:table-cell table:formula="of:=[.O36]/0.3048" office:value-type="float" office:value="3419.35231035047" calcext:value-type="float">
            <text:p>3419.352310350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4798809" calcext:value-type="float">
            <text:p>157479880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8.73001" calcext:value-type="float">
            <text:p>48.73001</text:p>
          </table:table-cell>
          <table:table-cell office:value-type="float" office:value="2.35382" calcext:value-type="float">
            <text:p>2.35382</text:p>
          </table:table-cell>
          <table:table-cell office:value-type="float" office:value="9996" calcext:value-type="float">
            <text:p>9996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.0447299874919" calcext:value-type="float">
            <text:p>23.0447299874919</text:p>
          </table:table-cell>
          <table:table-cell office:value-type="float" office:value="-1885.06733502599" calcext:value-type="float">
            <text:p>-1885.06733502599</text:p>
          </table:table-cell>
          <table:table-cell office:value-type="float" office:value="742.828353805712" calcext:value-type="float">
            <text:p>742.828353805712</text:p>
          </table:table-cell>
          <table:table-cell table:formula="of:=[.O36]+SQRT(([.M37]-[.M36])^2+([.N37]-[.N36])^2)" office:value-type="float" office:value="1209.93944548974" calcext:value-type="float">
            <text:p>1209.93944548974</text:p>
          </table:table-cell>
          <table:table-cell table:formula="of:=[.O37]/0.3048" office:value-type="float" office:value="3969.61760331278" calcext:value-type="float">
            <text:p>3969.617603312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74798820" calcext:value-type="float">
            <text:p>157479882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8.73054" calcext:value-type="float">
            <text:p>48.73054</text:p>
          </table:table-cell>
          <table:table-cell office:value-type="float" office:value="2.35445" calcext:value-type="float">
            <text:p>2.35445</text:p>
          </table:table-cell>
          <table:table-cell office:value-type="float" office:value="9996" calcext:value-type="float">
            <text:p>9996</text:p>
          </table:table-cell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.5489772332861" calcext:value-type="float">
            <text:p>26.5489772332861</text:p>
          </table:table-cell>
          <table:table-cell office:value-type="float" office:value="-1838.70113397602" calcext:value-type="float">
            <text:p>-1838.70113397602</text:p>
          </table:table-cell>
          <table:table-cell office:value-type="float" office:value="801.751282081621" calcext:value-type="float">
            <text:p>801.751282081621</text:p>
          </table:table-cell>
          <table:table-cell table:formula="of:=[.O37]+SQRT(([.M38]-[.M37])^2+([.N38]-[.N37])^2)" office:value-type="float" office:value="1284.91768284174" calcext:value-type="float">
            <text:p>1284.91768284174</text:p>
          </table:table-cell>
          <table:table-cell table:formula="of:=[.O38]/0.3048" office:value-type="float" office:value="4215.60919567501" calcext:value-type="float">
            <text:p>4215.609195675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4798874" calcext:value-type="float">
            <text:p>157479887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8.73276" calcext:value-type="float">
            <text:p>48.73276</text:p>
          </table:table-cell>
          <table:table-cell office:value-type="float" office:value="2.35868" calcext:value-type="float">
            <text:p>2.35868</text:p>
          </table:table-cell>
          <table:table-cell office:value-type="float" office:value="9996" calcext:value-type="float">
            <text:p>99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0.9399140839989" calcext:value-type="float">
            <text:p>10.9399140839989</text:p>
          </table:table-cell>
          <table:table-cell office:value-type="float" office:value="-1527.4509807626" calcext:value-type="float">
            <text:p>-1527.4509807626</text:p>
          </table:table-cell>
          <table:table-cell office:value-type="float" office:value="1048.53160292481" calcext:value-type="float">
            <text:p>1048.53160292481</text:p>
          </table:table-cell>
          <table:table-cell table:formula="of:=[.O38]+SQRT(([.M39]-[.M38])^2+([.N39]-[.N38])^2)" office:value-type="float" office:value="1682.12944579804" calcext:value-type="float">
            <text:p>1682.12944579804</text:p>
          </table:table-cell>
          <table:table-cell table:formula="of:=[.O39]/0.3048" office:value-type="float" office:value="5518.79739435052" calcext:value-type="float">
            <text:p>5518.797394350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74798883" calcext:value-type="float">
            <text:p>157479888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8.73312" calcext:value-type="float">
            <text:p>48.73312</text:p>
          </table:table-cell>
          <table:table-cell office:value-type="float" office:value="2.35968" calcext:value-type="float">
            <text:p>2.35968</text:p>
          </table:table-cell>
          <table:table-cell office:value-type="float" office:value="9996" calcext:value-type="float">
            <text:p>9996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1.9375865171266" calcext:value-type="float">
            <text:p>11.9375865171266</text:p>
          </table:table-cell>
          <table:table-cell office:value-type="float" office:value="-1453.87813954916" calcext:value-type="float">
            <text:p>-1453.87813954916</text:p>
          </table:table-cell>
          <table:table-cell office:value-type="float" office:value="1088.54562594806" calcext:value-type="float">
            <text:p>1088.54562594806</text:p>
          </table:table-cell>
          <table:table-cell table:formula="of:=[.O39]+SQRT(([.M40]-[.M39])^2+([.N40]-[.N39])^2)" office:value-type="float" office:value="1765.87958014254" calcext:value-type="float">
            <text:p>1765.87958014254</text:p>
          </table:table-cell>
          <table:table-cell table:formula="of:=[.O40]/0.3048" office:value-type="float" office:value="5793.56817632068" calcext:value-type="float">
            <text:p>5793.568176320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74798892" calcext:value-type="float">
            <text:p>157479889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8.73348" calcext:value-type="float">
            <text:p>48.73348</text:p>
          </table:table-cell>
          <table:table-cell office:value-type="float" office:value="2.36051" calcext:value-type="float">
            <text:p>2.36051</text:p>
          </table:table-cell>
          <table:table-cell office:value-type="float" office:value="9996" calcext:value-type="float">
            <text:p>9996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0.5862183032426" calcext:value-type="float">
            <text:p>10.5862183032426</text:p>
          </table:table-cell>
          <table:table-cell office:value-type="float" office:value="-1392.81178871924" calcext:value-type="float">
            <text:p>-1392.81178871924</text:p>
          </table:table-cell>
          <table:table-cell office:value-type="float" office:value="1128.56370540762" calcext:value-type="float">
            <text:p>1128.56370540762</text:p>
          </table:table-cell>
          <table:table-cell table:formula="of:=[.O40]+SQRT(([.M41]-[.M40])^2+([.N41]-[.N40])^2)" office:value-type="float" office:value="1838.89016764405" calcext:value-type="float">
            <text:p>1838.89016764405</text:p>
          </table:table-cell>
          <table:table-cell table:formula="of:=[.O41]/0.3048" office:value-type="float" office:value="6033.10422455397" calcext:value-type="float">
            <text:p>6033.104224553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74798901" calcext:value-type="float">
            <text:p>157479890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8.73405" calcext:value-type="float">
            <text:p>48.73405</text:p>
          </table:table-cell>
          <table:table-cell office:value-type="float" office:value="2.36094" calcext:value-type="float">
            <text:p>2.36094</text:p>
          </table:table-cell>
          <table:table-cell office:value-type="float" office:value="9996" calcext:value-type="float">
            <text:p>9996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9.02277472996438" calcext:value-type="float">
            <text:p>9.02277472996438</text:p>
          </table:table-cell>
          <table:table-cell office:value-type="float" office:value="-1361.16499659109" calcext:value-type="float">
            <text:p>-1361.16499659109</text:p>
          </table:table-cell>
          <table:table-cell office:value-type="float" office:value="1191.94243008764" calcext:value-type="float">
            <text:p>1191.94243008764</text:p>
          </table:table-cell>
          <table:table-cell table:formula="of:=[.O41]+SQRT(([.M42]-[.M41])^2+([.N42]-[.N41])^2)" office:value-type="float" office:value="1909.73070825511" calcext:value-type="float">
            <text:p>1909.73070825511</text:p>
          </table:table-cell>
          <table:table-cell table:formula="of:=[.O42]/0.3048" office:value-type="float" office:value="6265.52069637504" calcext:value-type="float">
            <text:p>6265.520696375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74798910" calcext:value-type="float">
            <text:p>157479891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48.73472" calcext:value-type="float">
            <text:p>48.73472</text:p>
          </table:table-cell>
          <table:table-cell office:value-type="float" office:value="2.36083" calcext:value-type="float">
            <text:p>2.36083</text:p>
          </table:table-cell>
          <table:table-cell office:value-type="float" office:value="9996" calcext:value-type="float">
            <text:p>9996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.0180956198793" calcext:value-type="float">
            <text:p>23.0180956198793</text:p>
          </table:table-cell>
          <table:table-cell office:value-type="float" office:value="-1369.23846931987" calcext:value-type="float">
            <text:p>-1369.23846931987</text:p>
          </table:table-cell>
          <table:table-cell office:value-type="float" office:value="1266.45132581321" calcext:value-type="float">
            <text:p>1266.45132581321</text:p>
          </table:table-cell>
          <table:table-cell table:formula="of:=[.O42]+SQRT(([.M43]-[.M42])^2+([.N43]-[.N42])^2)" office:value-type="float" office:value="1984.67573146644" calcext:value-type="float">
            <text:p>1984.67573146644</text:p>
          </table:table-cell>
          <table:table-cell table:formula="of:=[.O43]/0.3048" office:value-type="float" office:value="6511.40331845945" calcext:value-type="float">
            <text:p>6511.403318459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74798919" calcext:value-type="float">
            <text:p>1574798919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48.73511" calcext:value-type="float">
            <text:p>48.73511</text:p>
          </table:table-cell>
          <table:table-cell office:value-type="float" office:value="2.36044" calcext:value-type="float">
            <text:p>2.36044</text:p>
          </table:table-cell>
          <table:table-cell office:value-type="float" office:value="9996" calcext:value-type="float">
            <text:p>9996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7.5031782557562" calcext:value-type="float">
            <text:p>17.5031782557562</text:p>
          </table:table-cell>
          <table:table-cell office:value-type="float" office:value="-1397.91590411442" calcext:value-type="float">
            <text:p>-1397.91590411442</text:p>
          </table:table-cell>
          <table:table-cell office:value-type="float" office:value="1309.82810525869" calcext:value-type="float">
            <text:p>1309.82810525869</text:p>
          </table:table-cell>
          <table:table-cell table:formula="of:=[.O43]+SQRT(([.M44]-[.M43])^2+([.N44]-[.N43])^2)" office:value-type="float" office:value="2036.6751570542" calcext:value-type="float">
            <text:p>2036.6751570542</text:p>
          </table:table-cell>
          <table:table-cell table:formula="of:=[.O44]/0.3048" office:value-type="float" office:value="6682.00510844554" calcext:value-type="float">
            <text:p>6682.005108445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74798931" calcext:value-type="float">
            <text:p>157479893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48.7352" calcext:value-type="float">
            <text:p>48.7352</text:p>
          </table:table-cell>
          <table:table-cell office:value-type="float" office:value="2.35987" calcext:value-type="float">
            <text:p>2.35987</text:p>
          </table:table-cell>
          <table:table-cell office:value-type="float" office:value="9996" calcext:value-type="float">
            <text:p>99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8.952636302195" calcext:value-type="float">
            <text:p>18.952636302195</text:p>
          </table:table-cell>
          <table:table-cell office:value-type="float" office:value="-1439.84198453131" calcext:value-type="float">
            <text:p>-1439.84198453131</text:p>
          </table:table-cell>
          <table:table-cell office:value-type="float" office:value="1319.84710411577" calcext:value-type="float">
            <text:p>1319.84710411577</text:p>
          </table:table-cell>
          <table:table-cell table:formula="of:=[.O44]+SQRT(([.M45]-[.M44])^2+([.N45]-[.N44])^2)" office:value-type="float" office:value="2079.78172914272" calcext:value-type="float">
            <text:p>2079.78172914272</text:p>
          </table:table-cell>
          <table:table-cell table:formula="of:=[.O45]/0.3048" office:value-type="float" office:value="6823.4308698908" calcext:value-type="float">
            <text:p>6823.43086989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74798972" calcext:value-type="float">
            <text:p>1574798972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48.73481" calcext:value-type="float">
            <text:p>48.73481</text:p>
          </table:table-cell>
          <table:table-cell office:value-type="float" office:value="2.35877" calcext:value-type="float">
            <text:p>2.35877</text:p>
          </table:table-cell>
          <table:table-cell office:value-type="float" office:value="22560" calcext:value-type="float">
            <text:p>22560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42.1501360875526" calcext:value-type="float">
            <text:p>42.1501360875526</text:p>
          </table:table-cell>
          <table:table-cell office:value-type="float" office:value="-1520.7685395838" calcext:value-type="float">
            <text:p>-1520.7685395838</text:p>
          </table:table-cell>
          <table:table-cell office:value-type="float" office:value="1276.49875463236" calcext:value-type="float">
            <text:p>1276.49875463236</text:p>
          </table:table-cell>
          <table:table-cell table:formula="of:=[.O45]+SQRT(([.M46]-[.M45])^2+([.N46]-[.N45])^2)" office:value-type="float" office:value="2171.58688540095" calcext:value-type="float">
            <text:p>2171.58688540095</text:p>
          </table:table-cell>
          <table:table-cell table:formula="of:=[.O46]/0.3048" office:value-type="float" office:value="7124.62888911073" calcext:value-type="float">
            <text:p>7124.628889110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74798980" calcext:value-type="float">
            <text:p>157479898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48.73362" calcext:value-type="float">
            <text:p>48.73362</text:p>
          </table:table-cell>
          <table:table-cell office:value-type="float" office:value="2.35547" calcext:value-type="float">
            <text:p>2.35547</text:p>
          </table:table-cell>
          <table:table-cell office:value-type="float" office:value="22560" calcext:value-type="float">
            <text:p>22560</text:p>
          </table:table-cell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80.8459497637513" calcext:value-type="float">
            <text:p>80.8459497637513</text:p>
          </table:table-cell>
          <table:table-cell office:value-type="float" office:value="-1763.55641319154" calcext:value-type="float">
            <text:p>-1763.55641319154</text:p>
          </table:table-cell>
          <table:table-cell office:value-type="float" office:value="1144.23662648953" calcext:value-type="float">
            <text:p>1144.23662648953</text:p>
          </table:table-cell>
          <table:table-cell table:formula="of:=[.O46]+SQRT(([.M47]-[.M46])^2+([.N47]-[.N46])^2)" office:value-type="float" office:value="2448.06332582914" calcext:value-type="float">
            <text:p>2448.06332582914</text:p>
          </table:table-cell>
          <table:table-cell table:formula="of:=[.O47]/0.3048" office:value-type="float" office:value="8031.70382489875" calcext:value-type="float">
            <text:p>8031.703824898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74799006" calcext:value-type="float">
            <text:p>1574799006</text:p>
          </table:table-cell>
          <table:table-cell office:value-type="float" office:value="825" calcext:value-type="float">
            <text:p>825</text:p>
          </table:table-cell>
          <table:table-cell office:value-type="float" office:value="242" calcext:value-type="float">
            <text:p>242</text:p>
          </table:table-cell>
          <table:table-cell office:value-type="float" office:value="48.72647" calcext:value-type="float">
            <text:p>48.72647</text:p>
          </table:table-cell>
          <table:table-cell office:value-type="float" office:value="2.33523" calcext:value-type="float">
            <text:p>2.33523</text:p>
          </table:table-cell>
          <table:table-cell office:value-type="float" office:value="22560" calcext:value-type="float">
            <text:p>22560</text:p>
          </table:table-cell>
          <table:table-cell office:value-type="float" office:value="161" calcext:value-type="float">
            <text:p>1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63.545504739129" calcext:value-type="float">
            <text:p>163.545504739129</text:p>
          </table:table-cell>
          <table:table-cell office:value-type="float" office:value="-3252.8963927889" calcext:value-type="float">
            <text:p>-3252.8963927889</text:p>
          </table:table-cell>
          <table:table-cell office:value-type="float" office:value="349.791310511049" calcext:value-type="float">
            <text:p>349.791310511049</text:p>
          </table:table-cell>
          <table:table-cell table:formula="of:=[.O47]+SQRT(([.M48]-[.M47])^2+([.N48]-[.N47])^2)" office:value-type="float" office:value="4136.04346045964" calcext:value-type="float">
            <text:p>4136.04346045964</text:p>
          </table:table-cell>
          <table:table-cell table:formula="of:=[.O48]/0.3048" office:value-type="float" office:value="13569.6963925841" calcext:value-type="float">
            <text:p>13569.69639258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74799016" calcext:value-type="float">
            <text:p>1574799016</text:p>
          </table:table-cell>
          <table:table-cell office:value-type="float" office:value="1225" calcext:value-type="float">
            <text:p>1225</text:p>
          </table:table-cell>
          <table:table-cell office:value-type="float" office:value="241" calcext:value-type="float">
            <text:p>241</text:p>
          </table:table-cell>
          <table:table-cell office:value-type="float" office:value="48.72311" calcext:value-type="float">
            <text:p>48.72311</text:p>
          </table:table-cell>
          <table:table-cell office:value-type="float" office:value="2.32534" calcext:value-type="float">
            <text:p>2.32534</text:p>
          </table:table-cell>
          <table:table-cell office:value-type="float" office:value="22560" calcext:value-type="float">
            <text:p>22560</text:p>
          </table:table-cell>
          <table:table-cell office:value-type="float" office:value="153" calcext:value-type="float">
            <text:p>1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54.851717453899" calcext:value-type="float">
            <text:p>154.851717453899</text:p>
          </table:table-cell>
          <table:table-cell office:value-type="float" office:value="-3980.78505522115" calcext:value-type="float">
            <text:p>-3980.78505522115</text:p>
          </table:table-cell>
          <table:table-cell office:value-type="float" office:value="-23.3860530153438" calcext:value-type="float">
            <text:p>-23.3860530153438</text:p>
          </table:table-cell>
          <table:table-cell table:formula="of:=[.O48]+SQRT(([.M49]-[.M48])^2+([.N49]-[.N48])^2)" office:value-type="float" office:value="4954.01855148987" calcext:value-type="float">
            <text:p>4954.01855148987</text:p>
          </table:table-cell>
          <table:table-cell table:formula="of:=[.O49]/0.3048" office:value-type="float" office:value="16253.3417043631" calcext:value-type="float">
            <text:p>16253.34170436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74799027" calcext:value-type="float">
            <text:p>1574799027</text:p>
          </table:table-cell>
          <table:table-cell office:value-type="float" office:value="1700" calcext:value-type="float">
            <text:p>1700</text:p>
          </table:table-cell>
          <table:table-cell office:value-type="float" office:value="241" calcext:value-type="float">
            <text:p>241</text:p>
          </table:table-cell>
          <table:table-cell office:value-type="float" office:value="48.71979" calcext:value-type="float">
            <text:p>48.71979</text:p>
          </table:table-cell>
          <table:table-cell office:value-type="float" office:value="2.316" calcext:value-type="float">
            <text:p>2.316</text:p>
          </table:table-cell>
          <table:table-cell office:value-type="float" office:value="22560" calcext:value-type="float">
            <text:p>22560</text:p>
          </table:table-cell>
          <table:table-cell office:value-type="float" office:value="146" calcext:value-type="float">
            <text:p>1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46.956422311873" calcext:value-type="float">
            <text:p>146.956422311873</text:p>
          </table:table-cell>
          <table:table-cell office:value-type="float" office:value="-4668.2971662597" calcext:value-type="float">
            <text:p>-4668.2971662597</text:p>
          </table:table-cell>
          <table:table-cell office:value-type="float" office:value="-392.054536248728" calcext:value-type="float">
            <text:p>-392.054536248728</text:p>
          </table:table-cell>
          <table:table-cell table:formula="of:=[.O49]+SQRT(([.M50]-[.M49])^2+([.N50]-[.N49])^2)" office:value-type="float" office:value="5734.1399224023" calcext:value-type="float">
            <text:p>5734.1399224023</text:p>
          </table:table-cell>
          <table:table-cell table:formula="of:=[.O50]/0.3048" office:value-type="float" office:value="18812.7950210049" calcext:value-type="float">
            <text:p>18812.79502100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74799037" calcext:value-type="float">
            <text:p>1574799037</text:p>
          </table:table-cell>
          <table:table-cell office:value-type="float" office:value="2200" calcext:value-type="float">
            <text:p>2200</text:p>
          </table:table-cell>
          <table:table-cell office:value-type="float" office:value="241" calcext:value-type="float">
            <text:p>241</text:p>
          </table:table-cell>
          <table:table-cell office:value-type="float" office:value="48.71672" calcext:value-type="float">
            <text:p>48.71672</text:p>
          </table:table-cell>
          <table:table-cell office:value-type="float" office:value="2.30734" calcext:value-type="float">
            <text:p>2.30734</text:p>
          </table:table-cell>
          <table:table-cell office:value-type="float" office:value="22560" calcext:value-type="float">
            <text:p>22560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39.109146110319" calcext:value-type="float">
            <text:p>139.109146110319</text:p>
          </table:table-cell>
          <table:table-cell office:value-type="float" office:value="-5305.83481264948" calcext:value-type="float">
            <text:p>-5305.83481264948</text:p>
          </table:table-cell>
          <table:table-cell office:value-type="float" office:value="-732.885153700374" calcext:value-type="float">
            <text:p>-732.885153700374</text:p>
          </table:table-cell>
          <table:table-cell table:formula="of:=[.O50]+SQRT(([.M51]-[.M50])^2+([.N51]-[.N50])^2)" office:value-type="float" office:value="6457.06437236695" calcext:value-type="float">
            <text:p>6457.06437236695</text:p>
          </table:table-cell>
          <table:table-cell table:formula="of:=[.O51]/0.3048" office:value-type="float" office:value="21184.5943975294" calcext:value-type="float">
            <text:p>21184.59439752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74799047" calcext:value-type="float">
            <text:p>1574799047</text:p>
          </table:table-cell>
          <table:table-cell office:value-type="float" office:value="2575" calcext:value-type="float">
            <text:p>2575</text:p>
          </table:table-cell>
          <table:table-cell office:value-type="float" office:value="241" calcext:value-type="float">
            <text:p>241</text:p>
          </table:table-cell>
          <table:table-cell office:value-type="float" office:value="48.71357" calcext:value-type="float">
            <text:p>48.71357</text:p>
          </table:table-cell>
          <table:table-cell office:value-type="float" office:value="2.29867" calcext:value-type="float">
            <text:p>2.29867</text:p>
          </table:table-cell>
          <table:table-cell office:value-type="float" office:value="22560" calcext:value-type="float">
            <text:p>22560</text:p>
          </table:table-cell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41.215885801039" calcext:value-type="float">
            <text:p>141.215885801039</text:p>
          </table:table-cell>
          <table:table-cell office:value-type="float" office:value="-5944.1953472361" calcext:value-type="float">
            <text:p>-5944.1953472361</text:p>
          </table:table-cell>
          <table:table-cell office:value-type="float" office:value="-1082.53878894119" calcext:value-type="float">
            <text:p>-1082.53878894119</text:p>
          </table:table-cell>
          <table:table-cell table:formula="of:=[.O51]+SQRT(([.M52]-[.M51])^2+([.N52]-[.N51])^2)" office:value-type="float" office:value="7184.91177172676" calcext:value-type="float">
            <text:p>7184.91177172676</text:p>
          </table:table-cell>
          <table:table-cell table:formula="of:=[.O52]/0.3048" office:value-type="float" office:value="23572.5451828306" calcext:value-type="float">
            <text:p>23572.54518283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74799057" calcext:value-type="float">
            <text:p>1574799057</text:p>
          </table:table-cell>
          <table:table-cell office:value-type="float" office:value="2900" calcext:value-type="float">
            <text:p>2900</text:p>
          </table:table-cell>
          <table:table-cell office:value-type="float" office:value="241" calcext:value-type="float">
            <text:p>241</text:p>
          </table:table-cell>
          <table:table-cell office:value-type="float" office:value="48.71036" calcext:value-type="float">
            <text:p>48.71036</text:p>
          </table:table-cell>
          <table:table-cell office:value-type="float" office:value="2.28973" calcext:value-type="float">
            <text:p>2.28973</text:p>
          </table:table-cell>
          <table:table-cell office:value-type="float" office:value="22560" calcext:value-type="float">
            <text:p>22560</text:p>
          </table:table-cell>
          <table:table-cell office:value-type="float" office:value="146" calcext:value-type="float">
            <text:p>1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44.355644539161" calcext:value-type="float">
            <text:p>144.355644539161</text:p>
          </table:table-cell>
          <table:table-cell office:value-type="float" office:value="-6602.51406884364" calcext:value-type="float">
            <text:p>-6602.51406884364</text:p>
          </table:table-cell>
          <table:table-cell office:value-type="float" office:value="-1438.76858285829" calcext:value-type="float">
            <text:p>-1438.76858285829</text:p>
          </table:table-cell>
          <table:table-cell table:formula="of:=[.O52]+SQRT(([.M53]-[.M52])^2+([.N53]-[.N52])^2)" office:value-type="float" office:value="7933.43244965971" calcext:value-type="float">
            <text:p>7933.43244965971</text:p>
          </table:table-cell>
          <table:table-cell table:formula="of:=[.O53]/0.3048" office:value-type="float" office:value="26028.3216852353" calcext:value-type="float">
            <text:p>26028.32168523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74799066" calcext:value-type="float">
            <text:p>1574799066</text:p>
          </table:table-cell>
          <table:table-cell office:value-type="float" office:value="3250" calcext:value-type="float">
            <text:p>3250</text:p>
          </table:table-cell>
          <table:table-cell office:value-type="float" office:value="239" calcext:value-type="float">
            <text:p>239</text:p>
          </table:table-cell>
          <table:table-cell office:value-type="float" office:value="48.70706" calcext:value-type="float">
            <text:p>48.70706</text:p>
          </table:table-cell>
          <table:table-cell office:value-type="float" office:value="2.28058" calcext:value-type="float">
            <text:p>2.28058</text:p>
          </table:table-cell>
          <table:table-cell office:value-type="float" office:value="22560" calcext:value-type="float">
            <text:p>22560</text:p>
          </table:table-cell>
          <table:table-cell office:value-type="float" office:value="147" calcext:value-type="float">
            <text:p>1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44.755888632438" calcext:value-type="float">
            <text:p>144.755888632438</text:p>
          </table:table-cell>
          <table:table-cell office:value-type="float" office:value="-7276.38544914326" calcext:value-type="float">
            <text:p>-7276.38544914326</text:p>
          </table:table-cell>
          <table:table-cell office:value-type="float" office:value="-1804.90935627346" calcext:value-type="float">
            <text:p>-1804.90935627346</text:p>
          </table:table-cell>
          <table:table-cell table:formula="of:=[.O53]+SQRT(([.M54]-[.M53])^2+([.N54]-[.N53])^2)" office:value-type="float" office:value="8700.34946156124" calcext:value-type="float">
            <text:p>8700.34946156124</text:p>
          </table:table-cell>
          <table:table-cell table:formula="of:=[.O54]/0.3048" office:value-type="float" office:value="28544.453614046" calcext:value-type="float">
            <text:p>28544.4536140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74799077" calcext:value-type="float">
            <text:p>1574799077</text:p>
          </table:table-cell>
          <table:table-cell office:value-type="float" office:value="3500" calcext:value-type="float">
            <text:p>3500</text:p>
          </table:table-cell>
          <table:table-cell office:value-type="float" office:value="236" calcext:value-type="float">
            <text:p>236</text:p>
          </table:table-cell>
          <table:table-cell office:value-type="float" office:value="48.70312" calcext:value-type="float">
            <text:p>48.70312</text:p>
          </table:table-cell>
          <table:table-cell office:value-type="float" office:value="2.27107" calcext:value-type="float">
            <text:p>2.27107</text:p>
          </table:table-cell>
          <table:table-cell office:value-type="float" office:value="22560" calcext:value-type="float">
            <text:p>22560</text:p>
          </table:table-cell>
          <table:table-cell office:value-type="float" office:value="158" calcext:value-type="float">
            <text:p>15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54.926364334052" calcext:value-type="float">
            <text:p>154.926364334052</text:p>
          </table:table-cell>
          <table:table-cell office:value-type="float" office:value="-7976.94380148454" calcext:value-type="float">
            <text:p>-7976.94380148454</text:p>
          </table:table-cell>
          <table:table-cell office:value-type="float" office:value="-2242.10208702869" calcext:value-type="float">
            <text:p>-2242.10208702869</text:p>
          </table:table-cell>
          <table:table-cell table:formula="of:=[.O54]+SQRT(([.M55]-[.M54])^2+([.N55]-[.N54])^2)" office:value-type="float" office:value="9526.1336275879" calcext:value-type="float">
            <text:p>9526.1336275879</text:p>
          </table:table-cell>
          <table:table-cell table:formula="of:=[.O55]/0.3048" office:value-type="float" office:value="31253.7192506165" calcext:value-type="float">
            <text:p>31253.71925061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74799086" calcext:value-type="float">
            <text:p>1574799086</text:p>
          </table:table-cell>
          <table:table-cell office:value-type="float" office:value="3725" calcext:value-type="float">
            <text:p>3725</text:p>
          </table:table-cell>
          <table:table-cell office:value-type="float" office:value="235" calcext:value-type="float">
            <text:p>235</text:p>
          </table:table-cell>
          <table:table-cell office:value-type="float" office:value="48.69896" calcext:value-type="float">
            <text:p>48.69896</text:p>
          </table:table-cell>
          <table:table-cell office:value-type="float" office:value="2.26185" calcext:value-type="float">
            <text:p>2.26185</text:p>
          </table:table-cell>
          <table:table-cell office:value-type="float" office:value="22560" calcext:value-type="float">
            <text:p>22560</text:p>
          </table:table-cell>
          <table:table-cell office:value-type="float" office:value="170" calcext:value-type="float">
            <text:p>1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65.82618096147" calcext:value-type="float">
            <text:p>165.82618096147</text:p>
          </table:table-cell>
          <table:table-cell office:value-type="float" office:value="-8656.30187950208" calcext:value-type="float">
            <text:p>-8656.30187950208</text:p>
          </table:table-cell>
          <table:table-cell office:value-type="float" office:value="-2703.70504266954" calcext:value-type="float">
            <text:p>-2703.70504266954</text:p>
          </table:table-cell>
          <table:table-cell table:formula="of:=[.O55]+SQRT(([.M56]-[.M55])^2+([.N56]-[.N55])^2)" office:value-type="float" office:value="10347.476848674" calcext:value-type="float">
            <text:p>10347.476848674</text:p>
          </table:table-cell>
          <table:table-cell table:formula="of:=[.O56]/0.3048" office:value-type="float" office:value="33948.4148578543" calcext:value-type="float">
            <text:p>33948.41485785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74799097" calcext:value-type="float">
            <text:p>1574799097</text:p>
          </table:table-cell>
          <table:table-cell office:value-type="float" office:value="3925" calcext:value-type="float">
            <text:p>3925</text:p>
          </table:table-cell>
          <table:table-cell office:value-type="float" office:value="234" calcext:value-type="float">
            <text:p>234</text:p>
          </table:table-cell>
          <table:table-cell office:value-type="float" office:value="48.69411" calcext:value-type="float">
            <text:p>48.69411</text:p>
          </table:table-cell>
          <table:table-cell office:value-type="float" office:value="2.25149" calcext:value-type="float">
            <text:p>2.25149</text:p>
          </table:table-cell>
          <table:table-cell office:value-type="float" office:value="22560" calcext:value-type="float">
            <text:p>22560</text:p>
          </table:table-cell>
          <table:table-cell office:value-type="float" office:value="181" calcext:value-type="float">
            <text:p>1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75.773414547388" calcext:value-type="float">
            <text:p>175.773414547388</text:p>
          </table:table-cell>
          <table:table-cell office:value-type="float" office:value="-9419.82496006436" calcext:value-type="float">
            <text:p>-9419.82496006436</text:p>
          </table:table-cell>
          <table:table-cell office:value-type="float" office:value="-3241.81603062645" calcext:value-type="float">
            <text:p>-3241.81603062645</text:p>
          </table:table-cell>
          <table:table-cell table:formula="of:=[.O56]+SQRT(([.M57]-[.M56])^2+([.N57]-[.N56])^2)" office:value-type="float" office:value="11281.5704895426" calcext:value-type="float">
            <text:p>11281.5704895426</text:p>
          </table:table-cell>
          <table:table-cell table:formula="of:=[.O57]/0.3048" office:value-type="float" office:value="37013.0265404942" calcext:value-type="float">
            <text:p>37013.02654049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74799107" calcext:value-type="float">
            <text:p>1574799107</text:p>
          </table:table-cell>
          <table:table-cell office:value-type="float" office:value="4050" calcext:value-type="float">
            <text:p>4050</text:p>
          </table:table-cell>
          <table:table-cell office:value-type="float" office:value="234" calcext:value-type="float">
            <text:p>234</text:p>
          </table:table-cell>
          <table:table-cell office:value-type="float" office:value="48.68889" calcext:value-type="float">
            <text:p>48.68889</text:p>
          </table:table-cell>
          <table:table-cell office:value-type="float" office:value="2.24034" calcext:value-type="float">
            <text:p>2.24034</text:p>
          </table:table-cell>
          <table:table-cell office:value-type="float" office:value="22560" calcext:value-type="float">
            <text:p>22560</text:p>
          </table:table-cell>
          <table:table-cell office:value-type="float" office:value="198" calcext:value-type="float">
            <text:p>19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91.413183810063" calcext:value-type="float">
            <text:p>191.413183810063</text:p>
          </table:table-cell>
          <table:table-cell office:value-type="float" office:value="-10241.7341675868" calcext:value-type="float">
            <text:p>-10241.7341675868</text:p>
          </table:table-cell>
          <table:table-cell office:value-type="float" office:value="-3820.86240962505" calcext:value-type="float">
            <text:p>-3820.86240962505</text:p>
          </table:table-cell>
          <table:table-cell table:formula="of:=[.O57]+SQRT(([.M58]-[.M57])^2+([.N58]-[.N57])^2)" office:value-type="float" office:value="12286.9706359727" calcext:value-type="float">
            <text:p>12286.9706359727</text:p>
          </table:table-cell>
          <table:table-cell table:formula="of:=[.O58]/0.3048" office:value-type="float" office:value="40311.5834513541" calcext:value-type="float">
            <text:p>40311.58345135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74799117" calcext:value-type="float">
            <text:p>1574799117</text:p>
          </table:table-cell>
          <table:table-cell office:value-type="float" office:value="4275" calcext:value-type="float">
            <text:p>4275</text:p>
          </table:table-cell>
          <table:table-cell office:value-type="float" office:value="234" calcext:value-type="float">
            <text:p>234</text:p>
          </table:table-cell>
          <table:table-cell office:value-type="float" office:value="48.68312" calcext:value-type="float">
            <text:p>48.68312</text:p>
          </table:table-cell>
          <table:table-cell office:value-type="float" office:value="2.22806" calcext:value-type="float">
            <text:p>2.22806</text:p>
          </table:table-cell>
          <table:table-cell office:value-type="float" office:value="22560" calcext:value-type="float">
            <text:p>22560</text:p>
          </table:table-cell>
          <table:table-cell office:value-type="float" office:value="218" calcext:value-type="float">
            <text:p>2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09.489938459356" calcext:value-type="float">
            <text:p>209.489938459356</text:p>
          </table:table-cell>
          <table:table-cell office:value-type="float" office:value="-11147.1411132699" calcext:value-type="float">
            <text:p>-11147.1411132699</text:p>
          </table:table-cell>
          <table:table-cell office:value-type="float" office:value="-4460.78545525038" calcext:value-type="float">
            <text:p>-4460.78545525038</text:p>
          </table:table-cell>
          <table:table-cell table:formula="of:=[.O58]+SQRT(([.M59]-[.M58])^2+([.N59]-[.N58])^2)" office:value-type="float" office:value="13395.6920805265" calcext:value-type="float">
            <text:p>13395.6920805265</text:p>
          </table:table-cell>
          <table:table-cell table:formula="of:=[.O59]/0.3048" office:value-type="float" office:value="43949.1209991027" calcext:value-type="float">
            <text:p>43949.12099910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74799127" calcext:value-type="float">
            <text:p>1574799127</text:p>
          </table:table-cell>
          <table:table-cell office:value-type="float" office:value="4575" calcext:value-type="float">
            <text:p>4575</text:p>
          </table:table-cell>
          <table:table-cell office:value-type="float" office:value="235" calcext:value-type="float">
            <text:p>235</text:p>
          </table:table-cell>
          <table:table-cell office:value-type="float" office:value="48.67708" calcext:value-type="float">
            <text:p>48.67708</text:p>
          </table:table-cell>
          <table:table-cell office:value-type="float" office:value="2.21508" calcext:value-type="float">
            <text:p>2.21508</text:p>
          </table:table-cell>
          <table:table-cell office:value-type="float" office:value="22560" calcext:value-type="float">
            <text:p>22560</text:p>
          </table:table-cell>
          <table:table-cell office:value-type="float" office:value="232" calcext:value-type="float">
            <text:p>2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21.499819501112" calcext:value-type="float">
            <text:p>221.499819501112</text:p>
          </table:table-cell>
          <table:table-cell office:value-type="float" office:value="-12104.3697961597" calcext:value-type="float">
            <text:p>-12104.3697961597</text:p>
          </table:table-cell>
          <table:table-cell office:value-type="float" office:value="-5130.47595334579" calcext:value-type="float">
            <text:p>-5130.47595334579</text:p>
          </table:table-cell>
          <table:table-cell table:formula="of:=[.O59]+SQRT(([.M60]-[.M59])^2+([.N60]-[.N59])^2)" office:value-type="float" office:value="14563.9266950566" calcext:value-type="float">
            <text:p>14563.9266950566</text:p>
          </table:table-cell>
          <table:table-cell table:formula="of:=[.O60]/0.3048" office:value-type="float" office:value="47781.9117291884" calcext:value-type="float">
            <text:p>47781.91172918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74799137" calcext:value-type="float">
            <text:p>1574799137</text:p>
          </table:table-cell>
          <table:table-cell office:value-type="float" office:value="4875" calcext:value-type="float">
            <text:p>4875</text:p>
          </table:table-cell>
          <table:table-cell office:value-type="float" office:value="235" calcext:value-type="float">
            <text:p>235</text:p>
          </table:table-cell>
          <table:table-cell office:value-type="float" office:value="48.67099" calcext:value-type="float">
            <text:p>48.67099</text:p>
          </table:table-cell>
          <table:table-cell office:value-type="float" office:value="2.20177" calcext:value-type="float">
            <text:p>2.20177</text:p>
          </table:table-cell>
          <table:table-cell office:value-type="float" office:value="22560" calcext:value-type="float">
            <text:p>22560</text:p>
          </table:table-cell>
          <table:table-cell office:value-type="float" office:value="244" calcext:value-type="float">
            <text:p>2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1.629778467606" calcext:value-type="float">
            <text:p>231.629778467606</text:p>
          </table:table-cell>
          <table:table-cell office:value-type="float" office:value="-13086.1454707884" calcext:value-type="float">
            <text:p>-13086.1454707884</text:p>
          </table:table-cell>
          <table:table-cell office:value-type="float" office:value="-5805.50610766184" calcext:value-type="float">
            <text:p>-5805.50610766184</text:p>
          </table:table-cell>
          <table:table-cell table:formula="of:=[.O60]+SQRT(([.M61]-[.M60])^2+([.N61]-[.N60])^2)" office:value-type="float" office:value="15755.3750508525" calcext:value-type="float">
            <text:p>15755.3750508525</text:p>
          </table:table-cell>
          <table:table-cell table:formula="of:=[.O61]/0.3048" office:value-type="float" office:value="51690.8630277312" calcext:value-type="float">
            <text:p>51690.86302773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74799148" calcext:value-type="float">
            <text:p>1574799148</text:p>
          </table:table-cell>
          <table:table-cell office:value-type="float" office:value="5325" calcext:value-type="float">
            <text:p>5325</text:p>
          </table:table-cell>
          <table:table-cell office:value-type="float" office:value="225" calcext:value-type="float">
            <text:p>225</text:p>
          </table:table-cell>
          <table:table-cell office:value-type="float" office:value="48.66333" calcext:value-type="float">
            <text:p>48.66333</text:p>
          </table:table-cell>
          <table:table-cell office:value-type="float" office:value="2.18722" calcext:value-type="float">
            <text:p>2.18722</text:p>
          </table:table-cell>
          <table:table-cell office:value-type="float" office:value="22560" calcext:value-type="float">
            <text:p>2256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6.408041681862" calcext:value-type="float">
            <text:p>236.408041681862</text:p>
          </table:table-cell>
          <table:table-cell office:value-type="float" office:value="-14159.9380111112" calcext:value-type="float">
            <text:p>-14159.9380111112</text:p>
          </table:table-cell>
          <table:table-cell office:value-type="float" office:value="-6654.72376649117" calcext:value-type="float">
            <text:p>-6654.72376649117</text:p>
          </table:table-cell>
          <table:table-cell table:formula="of:=[.O61]+SQRT(([.M62]-[.M61])^2+([.N62]-[.N61])^2)" office:value-type="float" office:value="17124.3896788679" calcext:value-type="float">
            <text:p>17124.3896788679</text:p>
          </table:table-cell>
          <table:table-cell table:formula="of:=[.O62]/0.3048" office:value-type="float" office:value="56182.3808361809" calcext:value-type="float">
            <text:p>56182.38083618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74799157" calcext:value-type="float">
            <text:p>1574799157</text:p>
          </table:table-cell>
          <table:table-cell office:value-type="float" office:value="5875" calcext:value-type="float">
            <text:p>5875</text:p>
          </table:table-cell>
          <table:table-cell office:value-type="float" office:value="208" calcext:value-type="float">
            <text:p>208</text:p>
          </table:table-cell>
          <table:table-cell office:value-type="float" office:value="48.65428" calcext:value-type="float">
            <text:p>48.65428</text:p>
          </table:table-cell>
          <table:table-cell office:value-type="float" office:value="2.17776" calcext:value-type="float">
            <text:p>2.17776</text:p>
          </table:table-cell>
          <table:table-cell office:value-type="float" office:value="22560" calcext:value-type="float">
            <text:p>22560</text:p>
          </table:table-cell>
          <table:table-cell office:value-type="float" office:value="248" calcext:value-type="float">
            <text:p>2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3.57252837254" calcext:value-type="float">
            <text:p>233.57252837254</text:p>
          </table:table-cell>
          <table:table-cell office:value-type="float" office:value="-14859.4593175377" calcext:value-type="float">
            <text:p>-14859.4593175377</text:p>
          </table:table-cell>
          <table:table-cell office:value-type="float" office:value="-7659.31390149978" calcext:value-type="float">
            <text:p>-7659.31390149978</text:p>
          </table:table-cell>
          <table:table-cell table:formula="of:=[.O62]+SQRT(([.M63]-[.M62])^2+([.N63]-[.N62])^2)" office:value-type="float" office:value="18348.534848977" calcext:value-type="float">
            <text:p>18348.534848977</text:p>
          </table:table-cell>
          <table:table-cell table:formula="of:=[.O63]/0.3048" office:value-type="float" office:value="60198.6051475622" calcext:value-type="float">
            <text:p>60198.60514756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74799163" calcext:value-type="float">
            <text:p>1574799163</text:p>
          </table:table-cell>
          <table:table-cell office:value-type="float" office:value="6225" calcext:value-type="float">
            <text:p>6225</text:p>
          </table:table-cell>
          <table:table-cell office:value-type="float" office:value="196" calcext:value-type="float">
            <text:p>196</text:p>
          </table:table-cell>
          <table:table-cell office:value-type="float" office:value="48.64856" calcext:value-type="float">
            <text:p>48.64856</text:p>
          </table:table-cell>
          <table:table-cell office:value-type="float" office:value="2.17452" calcext:value-type="float">
            <text:p>2.17452</text:p>
          </table:table-cell>
          <table:table-cell office:value-type="float" office:value="22560" calcext:value-type="float">
            <text:p>22560</text:p>
          </table:table-cell>
          <table:table-cell office:value-type="float" office:value="248" calcext:value-type="float">
            <text:p>2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2.642708436634" calcext:value-type="float">
            <text:p>232.642708436634</text:p>
          </table:table-cell>
          <table:table-cell office:value-type="float" office:value="-15099.8823562766" calcext:value-type="float">
            <text:p>-15099.8823562766</text:p>
          </table:table-cell>
          <table:table-cell office:value-type="float" office:value="-8294.76087653822" calcext:value-type="float">
            <text:p>-8294.76087653822</text:p>
          </table:table-cell>
          <table:table-cell table:formula="of:=[.O63]+SQRT(([.M64]-[.M63])^2+([.N64]-[.N63])^2)" office:value-type="float" office:value="19027.9434856912" calcext:value-type="float">
            <text:p>19027.9434856912</text:p>
          </table:table-cell>
          <table:table-cell table:formula="of:=[.O64]/0.3048" office:value-type="float" office:value="62427.6361079109" calcext:value-type="float">
            <text:p>62427.63610791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74799172" calcext:value-type="float">
            <text:p>1574799172</text:p>
          </table:table-cell>
          <table:table-cell office:value-type="float" office:value="6775" calcext:value-type="float">
            <text:p>6775</text:p>
          </table:table-cell>
          <table:table-cell office:value-type="float" office:value="178" calcext:value-type="float">
            <text:p>178</text:p>
          </table:table-cell>
          <table:table-cell office:value-type="float" office:value="48.63755" calcext:value-type="float">
            <text:p>48.63755</text:p>
          </table:table-cell>
          <table:table-cell office:value-type="float" office:value="2.17276" calcext:value-type="float">
            <text:p>2.17276</text:p>
          </table:table-cell>
          <table:table-cell office:value-type="float" office:value="22560" calcext:value-type="float">
            <text:p>22560</text:p>
          </table:table-cell>
          <table:table-cell office:value-type="float" office:value="251" calcext:value-type="float">
            <text:p>2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3.275182196303" calcext:value-type="float">
            <text:p>233.275182196303</text:p>
          </table:table-cell>
          <table:table-cell office:value-type="float" office:value="-15232.8877102481" calcext:value-type="float">
            <text:p>-15232.8877102481</text:p>
          </table:table-cell>
          <table:table-cell office:value-type="float" office:value="-9518.7614218933" calcext:value-type="float">
            <text:p>-9518.7614218933</text:p>
          </table:table-cell>
          <table:table-cell table:formula="of:=[.O64]+SQRT(([.M65]-[.M64])^2+([.N65]-[.N64])^2)" office:value-type="float" office:value="20259.1493008231" calcext:value-type="float">
            <text:p>20259.1493008231</text:p>
          </table:table-cell>
          <table:table-cell table:formula="of:=[.O65]/0.3048" office:value-type="float" office:value="66467.0252651678" calcext:value-type="float">
            <text:p>66467.02526516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74799182" calcext:value-type="float">
            <text:p>1574799182</text:p>
          </table:table-cell>
          <table:table-cell office:value-type="float" office:value="7450" calcext:value-type="float">
            <text:p>7450</text:p>
          </table:table-cell>
          <table:table-cell office:value-type="float" office:value="157" calcext:value-type="float">
            <text:p>157</text:p>
          </table:table-cell>
          <table:table-cell office:value-type="float" office:value="48.62567" calcext:value-type="float">
            <text:p>48.62567</text:p>
          </table:table-cell>
          <table:table-cell office:value-type="float" office:value="2.17748" calcext:value-type="float">
            <text:p>2.17748</text:p>
          </table:table-cell>
          <table:table-cell office:value-type="float" office:value="22560" calcext:value-type="float">
            <text:p>22560</text:p>
          </table:table-cell>
          <table:table-cell office:value-type="float" office:value="253" calcext:value-type="float">
            <text:p>2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1.651780611293" calcext:value-type="float">
            <text:p>231.651780611293</text:p>
          </table:table-cell>
          <table:table-cell office:value-type="float" office:value="-14888.5171412478" calcext:value-type="float">
            <text:p>-14888.5171412478</text:p>
          </table:table-cell>
          <table:table-cell office:value-type="float" office:value="-10840.7940002163" calcext:value-type="float">
            <text:p>-10840.7940002163</text:p>
          </table:table-cell>
          <table:table-cell table:formula="of:=[.O65]+SQRT(([.M66]-[.M65])^2+([.N66]-[.N65])^2)" office:value-type="float" office:value="21625.2976188842" calcext:value-type="float">
            <text:p>21625.2976188842</text:p>
          </table:table-cell>
          <table:table-cell table:formula="of:=[.O66]/0.3048" office:value-type="float" office:value="70949.1391695674" calcext:value-type="float">
            <text:p>70949.13916956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74799188" calcext:value-type="float">
            <text:p>1574799188</text:p>
          </table:table-cell>
          <table:table-cell office:value-type="float" office:value="7825" calcext:value-type="float">
            <text:p>7825</text:p>
          </table:table-cell>
          <table:table-cell office:value-type="float" office:value="156" calcext:value-type="float">
            <text:p>156</text:p>
          </table:table-cell>
          <table:table-cell office:value-type="float" office:value="48.62" calcext:value-type="float">
            <text:p>48.62</text:p>
          </table:table-cell>
          <table:table-cell office:value-type="float" office:value="2.18107" calcext:value-type="float">
            <text:p>2.18107</text:p>
          </table:table-cell>
          <table:table-cell office:value-type="float" office:value="22560" calcext:value-type="float">
            <text:p>22560</text:p>
          </table:table-cell>
          <table:table-cell office:value-type="float" office:value="251" calcext:value-type="float">
            <text:p>2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28.470966266912" calcext:value-type="float">
            <text:p>228.470966266912</text:p>
          </table:table-cell>
          <table:table-cell office:value-type="float" office:value="-14625.507768252" calcext:value-type="float">
            <text:p>-14625.507768252</text:p>
          </table:table-cell>
          <table:table-cell office:value-type="float" office:value="-11472.0147253877" calcext:value-type="float">
            <text:p>-11472.0147253877</text:p>
          </table:table-cell>
          <table:table-cell table:formula="of:=[.O66]+SQRT(([.M67]-[.M66])^2+([.N67]-[.N66])^2)" office:value-type="float" office:value="22309.1203548104" calcext:value-type="float">
            <text:p>22309.1203548104</text:p>
          </table:table-cell>
          <table:table-cell table:formula="of:=[.O67]/0.3048" office:value-type="float" office:value="73192.6520827111" calcext:value-type="float">
            <text:p>73192.6520827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74799198" calcext:value-type="float">
            <text:p>1574799198</text:p>
          </table:table-cell>
          <table:table-cell office:value-type="float" office:value="8450" calcext:value-type="float">
            <text:p>8450</text:p>
          </table:table-cell>
          <table:table-cell office:value-type="float" office:value="156" calcext:value-type="float">
            <text:p>156</text:p>
          </table:table-cell>
          <table:table-cell office:value-type="float" office:value="48.60966" calcext:value-type="float">
            <text:p>48.60966</text:p>
          </table:table-cell>
          <table:table-cell office:value-type="float" office:value="2.1878" calcext:value-type="float">
            <text:p>2.1878</text:p>
          </table:table-cell>
          <table:table-cell office:value-type="float" office:value="22560" calcext:value-type="float">
            <text:p>2256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25.388202764836" calcext:value-type="float">
            <text:p>225.388202764836</text:p>
          </table:table-cell>
          <table:table-cell office:value-type="float" office:value="-14132.2159031977" calcext:value-type="float">
            <text:p>-14132.2159031977</text:p>
          </table:table-cell>
          <table:table-cell office:value-type="float" office:value="-12623.1324488319" calcext:value-type="float">
            <text:p>-12623.1324488319</text:p>
          </table:table-cell>
          <table:table-cell table:formula="of:=[.O67]+SQRT(([.M68]-[.M67])^2+([.N68]-[.N67])^2)" office:value-type="float" office:value="23561.4816754188" calcext:value-type="float">
            <text:p>23561.4816754188</text:p>
          </table:table-cell>
          <table:table-cell table:formula="of:=[.O68]/0.3048" office:value-type="float" office:value="77301.4490663347" calcext:value-type="float">
            <text:p>77301.44906633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74799218" calcext:value-type="float">
            <text:p>1574799218</text:p>
          </table:table-cell>
          <table:table-cell office:value-type="float" office:value="9350" calcext:value-type="float">
            <text:p>9350</text:p>
          </table:table-cell>
          <table:table-cell office:value-type="float" office:value="157" calcext:value-type="float">
            <text:p>157</text:p>
          </table:table-cell>
          <table:table-cell office:value-type="float" office:value="48.58787" calcext:value-type="float">
            <text:p>48.58787</text:p>
          </table:table-cell>
          <table:table-cell office:value-type="float" office:value="2.20153" calcext:value-type="float">
            <text:p>2.20153</text:p>
          </table:table-cell>
          <table:table-cell office:value-type="float" office:value="22560" calcext:value-type="float">
            <text:p>22560</text:p>
          </table:table-cell>
          <table:table-cell office:value-type="float" office:value="261" calcext:value-type="float">
            <text:p>2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1.838683534016" calcext:value-type="float">
            <text:p>231.838683534016</text:p>
          </table:table-cell>
          <table:table-cell office:value-type="float" office:value="-13125.3927176622" calcext:value-type="float">
            <text:p>-13125.3927176622</text:p>
          </table:table-cell>
          <table:table-cell office:value-type="float" office:value="-15048.7220044903" calcext:value-type="float">
            <text:p>-15048.7220044903</text:p>
          </table:table-cell>
          <table:table-cell table:formula="of:=[.O68]+SQRT(([.M69]-[.M68])^2+([.N69]-[.N68])^2)" office:value-type="float" office:value="26187.7294968268" calcext:value-type="float">
            <text:p>26187.7294968268</text:p>
          </table:table-cell>
          <table:table-cell table:formula="of:=[.O69]/0.3048" office:value-type="float" office:value="85917.7476930015" calcext:value-type="float">
            <text:p>85917.74769300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74799234" calcext:value-type="float">
            <text:p>1574799234</text:p>
          </table:table-cell>
          <table:table-cell office:value-type="float" office:value="9725" calcext:value-type="float">
            <text:p>9725</text:p>
          </table:table-cell>
          <table:table-cell office:value-type="float" office:value="158" calcext:value-type="float">
            <text:p>158</text:p>
          </table:table-cell>
          <table:table-cell office:value-type="float" office:value="48.57014" calcext:value-type="float">
            <text:p>48.57014</text:p>
          </table:table-cell>
          <table:table-cell office:value-type="float" office:value="2.21227" calcext:value-type="float">
            <text:p>2.21227</text:p>
          </table:table-cell>
          <table:table-cell office:value-type="float" office:value="22560" calcext:value-type="float">
            <text:p>22560</text:p>
          </table:table-cell>
          <table:table-cell office:value-type="float" office:value="279" calcext:value-type="float">
            <text:p>2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46.041448965741" calcext:value-type="float">
            <text:p>246.041448965741</text:p>
          </table:table-cell>
          <table:table-cell office:value-type="float" office:value="-12337.3854460903" calcext:value-type="float">
            <text:p>-12337.3854460903</text:p>
          </table:table-cell>
          <table:table-cell office:value-type="float" office:value="-17022.1640819409" calcext:value-type="float">
            <text:p>-17022.1640819409</text:p>
          </table:table-cell>
          <table:table-cell table:formula="of:=[.O69]+SQRT(([.M70]-[.M69])^2+([.N70]-[.N69])^2)" office:value-type="float" office:value="28312.6834005865" calcext:value-type="float">
            <text:p>28312.6834005865</text:p>
          </table:table-cell>
          <table:table-cell table:formula="of:=[.O70]/0.3048" office:value-type="float" office:value="92889.3812355199" calcext:value-type="float">
            <text:p>92889.38123551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74799248" calcext:value-type="float">
            <text:p>1574799248</text:p>
          </table:table-cell>
          <table:table-cell office:value-type="float" office:value="10075" calcext:value-type="float">
            <text:p>10075</text:p>
          </table:table-cell>
          <table:table-cell office:value-type="float" office:value="158" calcext:value-type="float">
            <text:p>158</text:p>
          </table:table-cell>
          <table:table-cell office:value-type="float" office:value="48.55087" calcext:value-type="float">
            <text:p>48.55087</text:p>
          </table:table-cell>
          <table:table-cell office:value-type="float" office:value="2.22379" calcext:value-type="float">
            <text:p>2.22379</text:p>
          </table:table-cell>
          <table:table-cell office:value-type="float" office:value="22560" calcext:value-type="float">
            <text:p>22560</text:p>
          </table:table-cell>
          <table:table-cell office:value-type="float" office:value="299" calcext:value-type="float">
            <text:p>29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1.816081439398" calcext:value-type="float">
            <text:p>261.816081439398</text:p>
          </table:table-cell>
          <table:table-cell office:value-type="float" office:value="-11491.5884004244" calcext:value-type="float">
            <text:p>-11491.5884004244</text:p>
          </table:table-cell>
          <table:table-cell office:value-type="float" office:value="-19166.868884442" calcext:value-type="float">
            <text:p>-19166.868884442</text:p>
          </table:table-cell>
          <table:table-cell table:formula="of:=[.O70]+SQRT(([.M71]-[.M70])^2+([.N71]-[.N70])^2)" office:value-type="float" office:value="30618.1402603712" calcext:value-type="float">
            <text:p>30618.1402603712</text:p>
          </table:table-cell>
          <table:table-cell table:formula="of:=[.O71]/0.3048" office:value-type="float" office:value="100453.216077333" calcext:value-type="float">
            <text:p>100453.216077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74799262" calcext:value-type="float">
            <text:p>1574799262</text:p>
          </table:table-cell>
          <table:table-cell office:value-type="float" office:value="10600" calcext:value-type="float">
            <text:p>10600</text:p>
          </table:table-cell>
          <table:table-cell office:value-type="float" office:value="157" calcext:value-type="float">
            <text:p>157</text:p>
          </table:table-cell>
          <table:table-cell office:value-type="float" office:value="48.53234" calcext:value-type="float">
            <text:p>48.53234</text:p>
          </table:table-cell>
          <table:table-cell office:value-type="float" office:value="2.23514" calcext:value-type="float">
            <text:p>2.23514</text:p>
          </table:table-cell>
          <table:table-cell office:value-type="float" office:value="22560" calcext:value-type="float">
            <text:p>22560</text:p>
          </table:table-cell>
          <table:table-cell office:value-type="float" office:value="309" calcext:value-type="float">
            <text:p>3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8.085738593261" calcext:value-type="float">
            <text:p>268.085738593261</text:p>
          </table:table-cell>
          <table:table-cell office:value-type="float" office:value="-10657.5434874794" calcext:value-type="float">
            <text:p>-10657.5434874794</text:p>
          </table:table-cell>
          <table:table-cell office:value-type="float" office:value="-21229.1326013247" calcext:value-type="float">
            <text:p>-21229.1326013247</text:p>
          </table:table-cell>
          <table:table-cell table:formula="of:=[.O71]+SQRT(([.M72]-[.M71])^2+([.N72]-[.N71])^2)" office:value-type="float" office:value="32842.6767412544" calcext:value-type="float">
            <text:p>32842.6767412544</text:p>
          </table:table-cell>
          <table:table-cell table:formula="of:=[.O72]/0.3048" office:value-type="float" office:value="107751.564111727" calcext:value-type="float">
            <text:p>107751.5641117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4799279" calcext:value-type="float">
            <text:p>1574799279</text:p>
          </table:table-cell>
          <table:table-cell office:value-type="float" office:value="11300" calcext:value-type="float">
            <text:p>11300</text:p>
          </table:table-cell>
          <table:table-cell office:value-type="float" office:value="157" calcext:value-type="float">
            <text:p>157</text:p>
          </table:table-cell>
          <table:table-cell office:value-type="float" office:value="48.51054" calcext:value-type="float">
            <text:p>48.51054</text:p>
          </table:table-cell>
          <table:table-cell office:value-type="float" office:value="2.24875" calcext:value-type="float">
            <text:p>2.24875</text:p>
          </table:table-cell>
          <table:table-cell office:value-type="float" office:value="22560" calcext:value-type="float">
            <text:p>22560</text:p>
          </table:table-cell>
          <table:table-cell office:value-type="float" office:value="315" calcext:value-type="float">
            <text:p>31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0.16872280327" calcext:value-type="float">
            <text:p>270.16872280327</text:p>
          </table:table-cell>
          <table:table-cell office:value-type="float" office:value="-9656.53546417103" calcext:value-type="float">
            <text:p>-9656.53546417103</text:p>
          </table:table-cell>
          <table:table-cell office:value-type="float" office:value="-23655.200522713" calcext:value-type="float">
            <text:p>-23655.200522713</text:p>
          </table:table-cell>
          <table:table-cell table:formula="of:=[.O72]+SQRT(([.M73]-[.M72])^2+([.N73]-[.N72])^2)" office:value-type="float" office:value="35467.1429006698" calcext:value-type="float">
            <text:p>35467.1429006698</text:p>
          </table:table-cell>
          <table:table-cell table:formula="of:=[.O73]/0.3048" office:value-type="float" office:value="116362.017390649" calcext:value-type="float">
            <text:p>116362.0173906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74799293" calcext:value-type="float">
            <text:p>1574799293</text:p>
          </table:table-cell>
          <table:table-cell office:value-type="float" office:value="12000" calcext:value-type="float">
            <text:p>12000</text:p>
          </table:table-cell>
          <table:table-cell office:value-type="float" office:value="157" calcext:value-type="float">
            <text:p>157</text:p>
          </table:table-cell>
          <table:table-cell office:value-type="float" office:value="48.49133" calcext:value-type="float">
            <text:p>48.49133</text:p>
          </table:table-cell>
          <table:table-cell office:value-type="float" office:value="2.26101" calcext:value-type="float">
            <text:p>2.26101</text:p>
          </table:table-cell>
          <table:table-cell office:value-type="float" office:value="22560" calcext:value-type="float">
            <text:p>22560</text:p>
          </table:table-cell>
          <table:table-cell office:value-type="float" office:value="318" calcext:value-type="float">
            <text:p>3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9.665930106441" calcext:value-type="float">
            <text:p>269.665930106441</text:p>
          </table:table-cell>
          <table:table-cell office:value-type="float" office:value="-8754.00430270082" calcext:value-type="float">
            <text:p>-8754.00430270082</text:p>
          </table:table-cell>
          <table:table-cell office:value-type="float" office:value="-25792.9176613778" calcext:value-type="float">
            <text:p>-25792.9176613778</text:p>
          </table:table-cell>
          <table:table-cell table:formula="of:=[.O73]+SQRT(([.M74]-[.M73])^2+([.N74]-[.N73])^2)" office:value-type="float" office:value="37787.5732621257" calcext:value-type="float">
            <text:p>37787.5732621257</text:p>
          </table:table-cell>
          <table:table-cell table:formula="of:=[.O74]/0.3048" office:value-type="float" office:value="123974.977894113" calcext:value-type="float">
            <text:p>123974.9778941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74799328" calcext:value-type="float">
            <text:p>1574799328</text:p>
          </table:table-cell>
          <table:table-cell office:value-type="float" office:value="13550" calcext:value-type="float">
            <text:p>13550</text:p>
          </table:table-cell>
          <table:table-cell office:value-type="float" office:value="157" calcext:value-type="float">
            <text:p>157</text:p>
          </table:table-cell>
          <table:table-cell office:value-type="float" office:value="48.44268" calcext:value-type="float">
            <text:p>48.44268</text:p>
          </table:table-cell>
          <table:table-cell office:value-type="float" office:value="2.29188" calcext:value-type="float">
            <text:p>2.29188</text:p>
          </table:table-cell>
          <table:table-cell office:value-type="float" office:value="22560" calcext:value-type="float">
            <text:p>22560</text:p>
          </table:table-cell>
          <table:table-cell office:value-type="float" office:value="328" calcext:value-type="float">
            <text:p>3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1.138184511226" calcext:value-type="float">
            <text:p>271.138184511226</text:p>
          </table:table-cell>
          <table:table-cell office:value-type="float" office:value="-6478.47370850676" calcext:value-type="float">
            <text:p>-6478.47370850676</text:p>
          </table:table-cell>
          <table:table-cell office:value-type="float" office:value="-31206.1001360382" calcext:value-type="float">
            <text:p>-31206.1001360382</text:p>
          </table:table-cell>
          <table:table-cell table:formula="of:=[.O74]+SQRT(([.M75]-[.M74])^2+([.N75]-[.N74])^2)" office:value-type="float" office:value="43659.5902911442" calcext:value-type="float">
            <text:p>43659.5902911442</text:p>
          </table:table-cell>
          <table:table-cell table:formula="of:=[.O75]/0.3048" office:value-type="float" office:value="143240.125627113" calcext:value-type="float">
            <text:p>143240.1256271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74799364" calcext:value-type="float">
            <text:p>1574799364</text:p>
          </table:table-cell>
          <table:table-cell office:value-type="float" office:value="15225" calcext:value-type="float">
            <text:p>15225</text:p>
          </table:table-cell>
          <table:table-cell office:value-type="float" office:value="157" calcext:value-type="float">
            <text:p>157</text:p>
          </table:table-cell>
          <table:table-cell office:value-type="float" office:value="48.39285" calcext:value-type="float">
            <text:p>48.39285</text:p>
          </table:table-cell>
          <table:table-cell office:value-type="float" office:value="2.32361" calcext:value-type="float">
            <text:p>2.32361</text:p>
          </table:table-cell>
          <table:table-cell office:value-type="float" office:value="22560" calcext:value-type="float">
            <text:p>22560</text:p>
          </table:table-cell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7.79739146871" calcext:value-type="float">
            <text:p>267.79739146871</text:p>
          </table:table-cell>
          <table:table-cell office:value-type="float" office:value="-4134.96934857763" calcext:value-type="float">
            <text:p>-4134.96934857763</text:p>
          </table:table-cell>
          <table:table-cell office:value-type="float" office:value="-36749.6311820425" calcext:value-type="float">
            <text:p>-36749.6311820425</text:p>
          </table:table-cell>
          <table:table-cell table:formula="of:=[.O75]+SQRT(([.M76]-[.M75])^2+([.N76]-[.N75])^2)" office:value-type="float" office:value="49678.1240945734" calcext:value-type="float">
            <text:p>49678.1240945734</text:p>
          </table:table-cell>
          <table:table-cell table:formula="of:=[.O76]/0.3048" office:value-type="float" office:value="162985.971438889" calcext:value-type="float">
            <text:p>162985.9714388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74799394" calcext:value-type="float">
            <text:p>1574799394</text:p>
          </table:table-cell>
          <table:table-cell office:value-type="float" office:value="16300" calcext:value-type="float">
            <text:p>16300</text:p>
          </table:table-cell>
          <table:table-cell office:value-type="float" office:value="157" calcext:value-type="float">
            <text:p>157</text:p>
          </table:table-cell>
          <table:table-cell office:value-type="float" office:value="48.34832" calcext:value-type="float">
            <text:p>48.34832</text:p>
          </table:table-cell>
          <table:table-cell office:value-type="float" office:value="2.35129" calcext:value-type="float">
            <text:p>2.35129</text:p>
          </table:table-cell>
          <table:table-cell office:value-type="float" office:value="22560" calcext:value-type="float">
            <text:p>22560</text:p>
          </table:table-cell>
          <table:table-cell office:value-type="float" office:value="345" calcext:value-type="float">
            <text:p>34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2.404154415793" calcext:value-type="float">
            <text:p>272.404154415793</text:p>
          </table:table-cell>
          <table:table-cell office:value-type="float" office:value="-2086.86517351456" calcext:value-type="float">
            <text:p>-2086.86517351456</text:p>
          </table:table-cell>
          <table:table-cell office:value-type="float" office:value="-41702.6978406209" calcext:value-type="float">
            <text:p>-41702.6978406209</text:p>
          </table:table-cell>
          <table:table-cell table:formula="of:=[.O76]+SQRT(([.M77]-[.M76])^2+([.N77]-[.N76])^2)" office:value-type="float" office:value="55037.9375275421" calcext:value-type="float">
            <text:p>55037.9375275421</text:p>
          </table:table-cell>
          <table:table-cell table:formula="of:=[.O77]/0.3048" office:value-type="float" office:value="180570.6611796" calcext:value-type="float">
            <text:p>180570.66117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74799430" calcext:value-type="float">
            <text:p>1574799430</text:p>
          </table:table-cell>
          <table:table-cell office:value-type="float" office:value="17625" calcext:value-type="float">
            <text:p>17625</text:p>
          </table:table-cell>
          <table:table-cell office:value-type="float" office:value="157" calcext:value-type="float">
            <text:p>157</text:p>
          </table:table-cell>
          <table:table-cell office:value-type="float" office:value="48.29543" calcext:value-type="float">
            <text:p>48.29543</text:p>
          </table:table-cell>
          <table:table-cell office:value-type="float" office:value="2.38447" calcext:value-type="float">
            <text:p>2.38447</text:p>
          </table:table-cell>
          <table:table-cell office:value-type="float" office:value="22560" calcext:value-type="float">
            <text:p>22560</text:p>
          </table:table-cell>
          <table:table-cell office:value-type="float" office:value="354" calcext:value-type="float">
            <text:p>35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3.304177388962" calcext:value-type="float">
            <text:p>273.304177388962</text:p>
          </table:table-cell>
          <table:table-cell office:value-type="float" office:value="372.931052805995" calcext:value-type="float">
            <text:p>372.931052805995</text:p>
          </table:table-cell>
          <table:table-cell office:value-type="float" office:value="-47584.6729943737" calcext:value-type="float">
            <text:p>-47584.6729943737</text:p>
          </table:table-cell>
          <table:table-cell table:formula="of:=[.O77]+SQRT(([.M78]-[.M77])^2+([.N78]-[.N77])^2)" office:value-type="float" office:value="61413.5339062651" calcext:value-type="float">
            <text:p>61413.5339062651</text:p>
          </table:table-cell>
          <table:table-cell table:formula="of:=[.O78]/0.3048" office:value-type="float" office:value="201487.972133416" calcext:value-type="float">
            <text:p>201487.9721334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74799465" calcext:value-type="float">
            <text:p>1574799465</text:p>
          </table:table-cell>
          <table:table-cell office:value-type="float" office:value="18950" calcext:value-type="float">
            <text:p>18950</text:p>
          </table:table-cell>
          <table:table-cell office:value-type="float" office:value="157" calcext:value-type="float">
            <text:p>157</text:p>
          </table:table-cell>
          <table:table-cell office:value-type="float" office:value="48.24143" calcext:value-type="float">
            <text:p>48.24143</text:p>
          </table:table-cell>
          <table:table-cell office:value-type="float" office:value="2.418" calcext:value-type="float">
            <text:p>2.418</text:p>
          </table:table-cell>
          <table:table-cell office:value-type="float" office:value="22560" calcext:value-type="float">
            <text:p>22560</text:p>
          </table:table-cell>
          <table:table-cell office:value-type="float" office:value="363" calcext:value-type="float">
            <text:p>3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3.973667339604" calcext:value-type="float">
            <text:p>273.973667339604</text:p>
          </table:table-cell>
          <table:table-cell office:value-type="float" office:value="2863.9063305544" calcext:value-type="float">
            <text:p>2863.9063305544</text:p>
          </table:table-cell>
          <table:table-cell office:value-type="float" office:value="-53588.9905075692" calcext:value-type="float">
            <text:p>-53588.9905075692</text:p>
          </table:table-cell>
          <table:table-cell table:formula="of:=[.O78]+SQRT(([.M79]-[.M78])^2+([.N79]-[.N78])^2)" office:value-type="float" office:value="67914.0559340426" calcext:value-type="float">
            <text:p>67914.0559340426</text:p>
          </table:table-cell>
          <table:table-cell table:formula="of:=[.O79]/0.3048" office:value-type="float" office:value="222815.14414056" calcext:value-type="float">
            <text:p>222815.144140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74799528" calcext:value-type="float">
            <text:p>1574799528</text:p>
          </table:table-cell>
          <table:table-cell office:value-type="float" office:value="20875" calcext:value-type="float">
            <text:p>20875</text:p>
          </table:table-cell>
          <table:table-cell office:value-type="float" office:value="157" calcext:value-type="float">
            <text:p>157</text:p>
          </table:table-cell>
          <table:table-cell office:value-type="float" office:value="48.14102" calcext:value-type="float">
            <text:p>48.14102</text:p>
          </table:table-cell>
          <table:table-cell office:value-type="float" office:value="2.4803" calcext:value-type="float">
            <text:p>2.4803</text:p>
          </table:table-cell>
          <table:table-cell office:value-type="float" office:value="677" calcext:value-type="float">
            <text:p>677</text:p>
          </table:table-cell>
          <table:table-cell office:value-type="float" office:value="382" calcext:value-type="float">
            <text:p>38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8.795474883668" calcext:value-type="float">
            <text:p>278.795474883668</text:p>
          </table:table-cell>
          <table:table-cell office:value-type="float" office:value="7506.26798818178" calcext:value-type="float">
            <text:p>7506.26798818178</text:p>
          </table:table-cell>
          <table:table-cell office:value-type="float" office:value="-64750.7304933315" calcext:value-type="float">
            <text:p>-64750.7304933315</text:p>
          </table:table-cell>
          <table:table-cell table:formula="of:=[.O79]+SQRT(([.M80]-[.M79])^2+([.N80]-[.N79])^2)" office:value-type="float" office:value="80002.7267158107" calcext:value-type="float">
            <text:p>80002.7267158107</text:p>
          </table:table-cell>
          <table:table-cell table:formula="of:=[.O80]/0.3048" office:value-type="float" office:value="262476.137519064" calcext:value-type="float">
            <text:p>262476.1375190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74799591" calcext:value-type="float">
            <text:p>1574799591</text:p>
          </table:table-cell>
          <table:table-cell office:value-type="float" office:value="22875" calcext:value-type="float">
            <text:p>22875</text:p>
          </table:table-cell>
          <table:table-cell office:value-type="float" office:value="161" calcext:value-type="float">
            <text:p>161</text:p>
          </table:table-cell>
          <table:table-cell office:value-type="float" office:value="48.03374" calcext:value-type="float">
            <text:p>48.03374</text:p>
          </table:table-cell>
          <table:table-cell office:value-type="float" office:value="2.54066" calcext:value-type="float">
            <text:p>2.54066</text:p>
          </table:table-cell>
          <table:table-cell office:value-type="float" office:value="677" calcext:value-type="float">
            <text:p>677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3.703041860736" calcext:value-type="float">
            <text:p>273.703041860736</text:p>
          </table:table-cell>
          <table:table-cell office:value-type="float" office:value="12023.8245034999" calcext:value-type="float">
            <text:p>12023.8245034999</text:p>
          </table:table-cell>
          <table:table-cell office:value-type="float" office:value="-76672.8713683275" calcext:value-type="float">
            <text:p>-76672.8713683275</text:p>
          </table:table-cell>
          <table:table-cell table:formula="of:=[.O80]+SQRT(([.M81]-[.M80])^2+([.N81]-[.N80])^2)" office:value-type="float" office:value="92752.0702248838" calcext:value-type="float">
            <text:p>92752.0702248838</text:p>
          </table:table-cell>
          <table:table-cell table:formula="of:=[.O81]/0.3048" office:value-type="float" office:value="304304.692338858" calcext:value-type="float">
            <text:p>304304.6923388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74799652" calcext:value-type="float">
            <text:p>1574799652</text:p>
          </table:table-cell>
          <table:table-cell office:value-type="float" office:value="24800" calcext:value-type="float">
            <text:p>24800</text:p>
          </table:table-cell>
          <table:table-cell office:value-type="float" office:value="161" calcext:value-type="float">
            <text:p>161</text:p>
          </table:table-cell>
          <table:table-cell office:value-type="float" office:value="47.92762" calcext:value-type="float">
            <text:p>47.92762</text:p>
          </table:table-cell>
          <table:table-cell office:value-type="float" office:value="2.59313" calcext:value-type="float">
            <text:p>2.59313</text:p>
          </table:table-cell>
          <table:table-cell office:value-type="float" office:value="677" calcext:value-type="float">
            <text:p>677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8.646253105429" calcext:value-type="float">
            <text:p>268.646253105429</text:p>
          </table:table-cell>
          <table:table-cell office:value-type="float" office:value="15970.222780477" calcext:value-type="float">
            <text:p>15970.222780477</text:p>
          </table:table-cell>
          <table:table-cell office:value-type="float" office:value="-88464.0321063528" calcext:value-type="float">
            <text:p>-88464.0321063528</text:p>
          </table:table-cell>
          <table:table-cell table:formula="of:=[.O81]+SQRT(([.M82]-[.M81])^2+([.N82]-[.N81])^2)" office:value-type="float" office:value="105186.117470671" calcext:value-type="float">
            <text:p>105186.117470671</text:p>
          </table:table-cell>
          <table:table-cell table:formula="of:=[.O82]/0.3048" office:value-type="float" office:value="345098.810599315" calcext:value-type="float">
            <text:p>345098.8105993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74799716" calcext:value-type="float">
            <text:p>1574799716</text:p>
          </table:table-cell>
          <table:table-cell office:value-type="float" office:value="26425" calcext:value-type="float">
            <text:p>26425</text:p>
          </table:table-cell>
          <table:table-cell office:value-type="float" office:value="161" calcext:value-type="float">
            <text:p>161</text:p>
          </table:table-cell>
          <table:table-cell office:value-type="float" office:value="47.81683" calcext:value-type="float">
            <text:p>47.81683</text:p>
          </table:table-cell>
          <table:table-cell office:value-type="float" office:value="2.64721" calcext:value-type="float">
            <text:p>2.64721</text:p>
          </table:table-cell>
          <table:table-cell office:value-type="float" office:value="677" calcext:value-type="float">
            <text:p>677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8.155543366304" calcext:value-type="float">
            <text:p>268.155543366304</text:p>
          </table:table-cell>
          <table:table-cell office:value-type="float" office:value="20055.2643289301" calcext:value-type="float">
            <text:p>20055.2643289301</text:p>
          </table:table-cell>
          <table:table-cell office:value-type="float" office:value="-100771.246841112" calcext:value-type="float">
            <text:p>-100771.246841112</text:p>
          </table:table-cell>
          <table:table-cell table:formula="of:=[.O82]+SQRT(([.M83]-[.M82])^2+([.N83]-[.N82])^2)" office:value-type="float" office:value="118153.580560269" calcext:value-type="float">
            <text:p>118153.580560269</text:p>
          </table:table-cell>
          <table:table-cell table:formula="of:=[.O83]/0.3048" office:value-type="float" office:value="387642.980840776" calcext:value-type="float">
            <text:p>387642.9808407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74799783" calcext:value-type="float">
            <text:p>1574799783</text:p>
          </table:table-cell>
          <table:table-cell office:value-type="float" office:value="27625" calcext:value-type="float">
            <text:p>27625</text:p>
          </table:table-cell>
          <table:table-cell office:value-type="float" office:value="162" calcext:value-type="float">
            <text:p>162</text:p>
          </table:table-cell>
          <table:table-cell office:value-type="float" office:value="47.69421" calcext:value-type="float">
            <text:p>47.69421</text:p>
          </table:table-cell>
          <table:table-cell office:value-type="float" office:value="2.70628" calcext:value-type="float">
            <text:p>2.70628</text:p>
          </table:table-cell>
          <table:table-cell office:value-type="float" office:value="750" calcext:value-type="float">
            <text:p>750</text:p>
          </table:table-cell>
          <table:table-cell office:value-type="float" office:value="421" calcext:value-type="float">
            <text:p>4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2.662255797663" calcext:value-type="float">
            <text:p>272.662255797663</text:p>
          </table:table-cell>
          <table:table-cell office:value-type="float" office:value="24537.9743398277" calcext:value-type="float">
            <text:p>24537.9743398277</text:p>
          </table:table-cell>
          <table:table-cell office:value-type="float" office:value="-114389.308868838" calcext:value-type="float">
            <text:p>-114389.308868838</text:p>
          </table:table-cell>
          <table:table-cell table:formula="of:=[.O83]+SQRT(([.M84]-[.M83])^2+([.N84]-[.N83])^2)" office:value-type="float" office:value="132490.466638939" calcext:value-type="float">
            <text:p>132490.466638939</text:p>
          </table:table-cell>
          <table:table-cell table:formula="of:=[.O84]/0.3048" office:value-type="float" office:value="434680.008657938" calcext:value-type="float">
            <text:p>434680.0086579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74799848" calcext:value-type="float">
            <text:p>1574799848</text:p>
          </table:table-cell>
          <table:table-cell office:value-type="float" office:value="29275" calcext:value-type="float">
            <text:p>29275</text:p>
          </table:table-cell>
          <table:table-cell office:value-type="float" office:value="163" calcext:value-type="float">
            <text:p>163</text:p>
          </table:table-cell>
          <table:table-cell office:value-type="float" office:value="47.57643" calcext:value-type="float">
            <text:p>47.57643</text:p>
          </table:table-cell>
          <table:table-cell office:value-type="float" office:value="2.75743" calcext:value-type="float">
            <text:p>2.75743</text:p>
          </table:table-cell>
          <table:table-cell office:value-type="float" office:value="750" calcext:value-type="float">
            <text:p>750</text:p>
          </table:table-cell>
          <table:table-cell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4.01309556801" calcext:value-type="float">
            <text:p>264.01309556801</text:p>
          </table:table-cell>
          <table:table-cell office:value-type="float" office:value="28443.1171232887" calcext:value-type="float">
            <text:p>28443.1171232887</text:p>
          </table:table-cell>
          <table:table-cell office:value-type="float" office:value="-127468.517750816" calcext:value-type="float">
            <text:p>-127468.517750816</text:p>
          </table:table-cell>
          <table:table-cell table:formula="of:=[.O84]+SQRT(([.M85]-[.M84])^2+([.N85]-[.N84])^2)" office:value-type="float" office:value="146140.22286891" calcext:value-type="float">
            <text:p>146140.22286891</text:p>
          </table:table-cell>
          <table:table-cell table:formula="of:=[.O85]/0.3048" office:value-type="float" office:value="479462.673454429" calcext:value-type="float">
            <text:p>479462.6734544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74799896" calcext:value-type="float">
            <text:p>1574799896</text:p>
          </table:table-cell>
          <table:table-cell office:value-type="float" office:value="30400" calcext:value-type="float">
            <text:p>30400</text:p>
          </table:table-cell>
          <table:table-cell office:value-type="float" office:value="163" calcext:value-type="float">
            <text:p>163</text:p>
          </table:table-cell>
          <table:table-cell office:value-type="float" office:value="47.48575" calcext:value-type="float">
            <text:p>47.48575</text:p>
          </table:table-cell>
          <table:table-cell office:value-type="float" office:value="2.7975" calcext:value-type="float">
            <text:p>2.7975</text:p>
          </table:table-cell>
          <table:table-cell office:value-type="float" office:value="750" calcext:value-type="float">
            <text:p>750</text:p>
          </table:table-cell>
          <table:table-cell office:value-type="float" office:value="421" calcext:value-type="float">
            <text:p>4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59.201145880464" calcext:value-type="float">
            <text:p>259.201145880464</text:p>
          </table:table-cell>
          <table:table-cell office:value-type="float" office:value="31513.6456378666" calcext:value-type="float">
            <text:p>31513.6456378666</text:p>
          </table:table-cell>
          <table:table-cell office:value-type="float" office:value="-137536.120391545" calcext:value-type="float">
            <text:p>-137536.120391545</text:p>
          </table:table-cell>
          <table:table-cell table:formula="of:=[.O85]+SQRT(([.M86]-[.M85])^2+([.N86]-[.N85])^2)" office:value-type="float" office:value="156665.657220539" calcext:value-type="float">
            <text:p>156665.657220539</text:p>
          </table:table-cell>
          <table:table-cell table:formula="of:=[.O86]/0.3048" office:value-type="float" office:value="513994.938387596" calcext:value-type="float">
            <text:p>513994.9383875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74799985" calcext:value-type="float">
            <text:p>1574799985</text:p>
          </table:table-cell>
          <table:table-cell office:value-type="float" office:value="32400" calcext:value-type="float">
            <text:p>32400</text:p>
          </table:table-cell>
          <table:table-cell office:value-type="float" office:value="163" calcext:value-type="float">
            <text:p>163</text:p>
          </table:table-cell>
          <table:table-cell office:value-type="float" office:value="47.32044" calcext:value-type="float">
            <text:p>47.32044</text:p>
          </table:table-cell>
          <table:table-cell office:value-type="float" office:value="2.87025" calcext:value-type="float">
            <text:p>2.87025</text:p>
          </table:table-cell>
          <table:table-cell office:value-type="float" office:value="9996" calcext:value-type="float">
            <text:p>9996</text:p>
          </table:table-cell>
          <table:table-cell office:value-type="float" office:value="419" calcext:value-type="float">
            <text:p>4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48.528445069909" calcext:value-type="float">
            <text:p>248.528445069909</text:p>
          </table:table-cell>
          <table:table-cell office:value-type="float" office:value="37115.98903943" calcext:value-type="float">
            <text:p>37115.98903943</text:p>
          </table:table-cell>
          <table:table-cell office:value-type="float" office:value="-155885.043523238" calcext:value-type="float">
            <text:p>-155885.043523238</text:p>
          </table:table-cell>
          <table:table-cell table:formula="of:=[.O86]+SQRT(([.M87]-[.M86])^2+([.N87]-[.N86])^2)" office:value-type="float" office:value="175850.787704376" calcext:value-type="float">
            <text:p>175850.787704376</text:p>
          </table:table-cell>
          <table:table-cell table:formula="of:=[.O87]/0.3048" office:value-type="float" office:value="576938.279869999" calcext:value-type="float">
            <text:p>576938.2798699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74800051" calcext:value-type="float">
            <text:p>1574800051</text:p>
          </table:table-cell>
          <table:table-cell office:value-type="float" office:value="34075" calcext:value-type="float">
            <text:p>34075</text:p>
          </table:table-cell>
          <table:table-cell office:value-type="float" office:value="163" calcext:value-type="float">
            <text:p>163</text:p>
          </table:table-cell>
          <table:table-cell office:value-type="float" office:value="47.19846" calcext:value-type="float">
            <text:p>47.19846</text:p>
          </table:table-cell>
          <table:table-cell office:value-type="float" office:value="2.92367" calcext:value-type="float">
            <text:p>2.92367</text:p>
          </table:table-cell>
          <table:table-cell office:value-type="float" office:value="9996" calcext:value-type="float">
            <text:p>9996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6.228451160246" calcext:value-type="float">
            <text:p>236.228451160246</text:p>
          </table:table-cell>
          <table:table-cell office:value-type="float" office:value="41252.575485761" calcext:value-type="float">
            <text:p>41252.575485761</text:p>
          </table:table-cell>
          <table:table-cell office:value-type="float" office:value="-169420.856826983" calcext:value-type="float">
            <text:p>-169420.856826983</text:p>
          </table:table-cell>
          <table:table-cell table:formula="of:=[.O87]+SQRT(([.M88]-[.M87])^2+([.N88]-[.N87])^2)" office:value-type="float" office:value="190004.571269974" calcext:value-type="float">
            <text:p>190004.571269974</text:p>
          </table:table-cell>
          <table:table-cell table:formula="of:=[.O88]/0.3048" office:value-type="float" office:value="623374.577657395" calcext:value-type="float">
            <text:p>623374.5776573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74800111" calcext:value-type="float">
            <text:p>1574800111</text:p>
          </table:table-cell>
          <table:table-cell office:value-type="float" office:value="34950" calcext:value-type="float">
            <text:p>34950</text:p>
          </table:table-cell>
          <table:table-cell office:value-type="float" office:value="163" calcext:value-type="float">
            <text:p>163</text:p>
          </table:table-cell>
          <table:table-cell office:value-type="float" office:value="47.08601" calcext:value-type="float">
            <text:p>47.08601</text:p>
          </table:table-cell>
          <table:table-cell office:value-type="float" office:value="2.97222" calcext:value-type="float">
            <text:p>2.97222</text:p>
          </table:table-cell>
          <table:table-cell office:value-type="float" office:value="1591" calcext:value-type="float">
            <text:p>1591</text:p>
          </table:table-cell>
          <table:table-cell office:value-type="float" office:value="418" calcext:value-type="float">
            <text:p>4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6.180437473885" calcext:value-type="float">
            <text:p>236.180437473885</text:p>
          </table:table-cell>
          <table:table-cell office:value-type="float" office:value="45029.9166406474" calcext:value-type="float">
            <text:p>45029.9166406474</text:p>
          </table:table-cell>
          <table:table-cell office:value-type="float" office:value="-181896.737339028" calcext:value-type="float">
            <text:p>-181896.737339028</text:p>
          </table:table-cell>
          <table:table-cell table:formula="of:=[.O88]+SQRT(([.M89]-[.M88])^2+([.N89]-[.N88])^2)" office:value-type="float" office:value="203039.75062245" calcext:value-type="float">
            <text:p>203039.75062245</text:p>
          </table:table-cell>
          <table:table-cell table:formula="of:=[.O89]/0.3048" office:value-type="float" office:value="666140.914115651" calcext:value-type="float">
            <text:p>666140.9141156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74800175" calcext:value-type="float">
            <text:p>1574800175</text:p>
          </table:table-cell>
          <table:table-cell office:value-type="float" office:value="35000" calcext:value-type="float">
            <text:p>35000</text:p>
          </table:table-cell>
          <table:table-cell office:value-type="float" office:value="163" calcext:value-type="float">
            <text:p>163</text:p>
          </table:table-cell>
          <table:table-cell office:value-type="float" office:value="46.96783" calcext:value-type="float">
            <text:p>46.96783</text:p>
          </table:table-cell>
          <table:table-cell office:value-type="float" office:value="3.02358" calcext:value-type="float">
            <text:p>3.02358</text:p>
          </table:table-cell>
          <table:table-cell office:value-type="float" office:value="1591" calcext:value-type="float">
            <text:p>1591</text:p>
          </table:table-cell>
          <table:table-cell office:value-type="float" office:value="425" calcext:value-type="float">
            <text:p>4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9.837894411779" calcext:value-type="float">
            <text:p>239.837894411779</text:p>
          </table:table-cell>
          <table:table-cell office:value-type="float" office:value="49042.4892577989" calcext:value-type="float">
            <text:p>49042.4892577989</text:p>
          </table:table-cell>
          <table:table-cell office:value-type="float" office:value="-195005.223552579" calcext:value-type="float">
            <text:p>-195005.223552579</text:p>
          </table:table-cell>
          <table:table-cell table:formula="of:=[.O89]+SQRT(([.M90]-[.M89])^2+([.N90]-[.N89])^2)" office:value-type="float" office:value="216748.621831225" calcext:value-type="float">
            <text:p>216748.621831225</text:p>
          </table:table-cell>
          <table:table-cell table:formula="of:=[.O90]/0.3048" office:value-type="float" office:value="711117.525692994" calcext:value-type="float">
            <text:p>711117.5256929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74800237" calcext:value-type="float">
            <text:p>1574800237</text:p>
          </table:table-cell>
          <table:table-cell office:value-type="float" office:value="35000" calcext:value-type="float">
            <text:p>35000</text:p>
          </table:table-cell>
          <table:table-cell office:value-type="float" office:value="163" calcext:value-type="float">
            <text:p>163</text:p>
          </table:table-cell>
          <table:table-cell office:value-type="float" office:value="46.84938" calcext:value-type="float">
            <text:p>46.84938</text:p>
          </table:table-cell>
          <table:table-cell office:value-type="float" office:value="3.07473" calcext:value-type="float">
            <text:p>3.07473</text:p>
          </table:table-cell>
          <table:table-cell office:value-type="float" office:value="1591" calcext:value-type="float">
            <text:p>1591</text:p>
          </table:table-cell>
          <table:table-cell office:value-type="float" office:value="426" calcext:value-type="float">
            <text:p>4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40.392910206737" calcext:value-type="float">
            <text:p>240.392910206737</text:p>
          </table:table-cell>
          <table:table-cell office:value-type="float" office:value="53057.0178106505" calcext:value-type="float">
            <text:p>53057.0178106505</text:p>
          </table:table-cell>
          <table:table-cell office:value-type="float" office:value="-208140.846104526" calcext:value-type="float">
            <text:p>-208140.846104526</text:p>
          </table:table-cell>
          <table:table-cell table:formula="of:=[.O90]+SQRT(([.M91]-[.M90])^2+([.N91]-[.N90])^2)" office:value-type="float" office:value="230484.014775327" calcext:value-type="float">
            <text:p>230484.014775327</text:p>
          </table:table-cell>
          <table:table-cell table:formula="of:=[.O91]/0.3048" office:value-type="float" office:value="756181.150837687" calcext:value-type="float">
            <text:p>756181.1508376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74800298" calcext:value-type="float">
            <text:p>1574800298</text:p>
          </table:table-cell>
          <table:table-cell office:value-type="float" office:value="35000" calcext:value-type="float">
            <text:p>35000</text:p>
          </table:table-cell>
          <table:table-cell office:value-type="float" office:value="163" calcext:value-type="float">
            <text:p>163</text:p>
          </table:table-cell>
          <table:table-cell office:value-type="float" office:value="46.73634" calcext:value-type="float">
            <text:p>46.73634</text:p>
          </table:table-cell>
          <table:table-cell office:value-type="float" office:value="3.12333" calcext:value-type="float">
            <text:p>3.12333</text:p>
          </table:table-cell>
          <table:table-cell office:value-type="float" office:value="1591" calcext:value-type="float">
            <text:p>1591</text:p>
          </table:table-cell>
          <table:table-cell office:value-type="float" office:value="424" calcext:value-type="float">
            <text:p>4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9.282878616821" calcext:value-type="float">
            <text:p>239.282878616821</text:p>
          </table:table-cell>
          <table:table-cell office:value-type="float" office:value="56888.3209937138" calcext:value-type="float">
            <text:p>56888.3209937138</text:p>
          </table:table-cell>
          <table:table-cell office:value-type="float" office:value="-220673.841060194" calcext:value-type="float">
            <text:p>-220673.841060194</text:p>
          </table:table-cell>
          <table:table-cell table:formula="of:=[.O91]+SQRT(([.M92]-[.M91])^2+([.N92]-[.N91])^2)" office:value-type="float" office:value="243589.542106928" calcext:value-type="float">
            <text:p>243589.542106928</text:p>
          </table:table-cell>
          <table:table-cell table:formula="of:=[.O92]/0.3048" office:value-type="float" office:value="799178.28775239" calcext:value-type="float">
            <text:p>799178.287752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74800360" calcext:value-type="float">
            <text:p>1574800360</text:p>
          </table:table-cell>
          <table:table-cell office:value-type="float" office:value="34975" calcext:value-type="float">
            <text:p>34975</text:p>
          </table:table-cell>
          <table:table-cell office:value-type="float" office:value="163" calcext:value-type="float">
            <text:p>163</text:p>
          </table:table-cell>
          <table:table-cell office:value-type="float" office:value="46.61714" calcext:value-type="float">
            <text:p>46.61714</text:p>
          </table:table-cell>
          <table:table-cell office:value-type="float" office:value="3.17418" calcext:value-type="float">
            <text:p>3.17418</text:p>
          </table:table-cell>
          <table:table-cell office:value-type="float" office:value="1591" calcext:value-type="float">
            <text:p>1591</text:p>
          </table:table-cell>
          <table:table-cell office:value-type="float" office:value="424" calcext:value-type="float">
            <text:p>4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9.398297162508" calcext:value-type="float">
            <text:p>239.398297162508</text:p>
          </table:table-cell>
          <table:table-cell office:value-type="float" office:value="60915.2304455584" calcext:value-type="float">
            <text:p>60915.2304455584</text:p>
          </table:table-cell>
          <table:table-cell office:value-type="float" office:value="-233887.117303918" calcext:value-type="float">
            <text:p>-233887.117303918</text:p>
          </table:table-cell>
          <table:table-cell table:formula="of:=[.O92]+SQRT(([.M93]-[.M92])^2+([.N93]-[.N92])^2)" office:value-type="float" office:value="257402.820820771" calcext:value-type="float">
            <text:p>257402.820820771</text:p>
          </table:table-cell>
          <table:table-cell table:formula="of:=[.O93]/0.3048" office:value-type="float" office:value="844497.443637701" calcext:value-type="float">
            <text:p>844497.4436377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74800423" calcext:value-type="float">
            <text:p>1574800423</text:p>
          </table:table-cell>
          <table:table-cell office:value-type="float" office:value="35425" calcext:value-type="float">
            <text:p>35425</text:p>
          </table:table-cell>
          <table:table-cell office:value-type="float" office:value="163" calcext:value-type="float">
            <text:p>163</text:p>
          </table:table-cell>
          <table:table-cell office:value-type="float" office:value="46.49796" calcext:value-type="float">
            <text:p>46.49796</text:p>
          </table:table-cell>
          <table:table-cell office:value-type="float" office:value="3.22483" calcext:value-type="float">
            <text:p>3.22483</text:p>
          </table:table-cell>
          <table:table-cell office:value-type="float" office:value="1591" calcext:value-type="float">
            <text:p>1591</text:p>
          </table:table-cell>
          <table:table-cell office:value-type="float" office:value="430" calcext:value-type="float">
            <text:p>4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40.628127011822" calcext:value-type="float">
            <text:p>240.628127011822</text:p>
          </table:table-cell>
          <table:table-cell office:value-type="float" office:value="64944.4333148461" calcext:value-type="float">
            <text:p>64944.4333148461</text:p>
          </table:table-cell>
          <table:table-cell office:value-type="float" office:value="-247095.252017241" calcext:value-type="float">
            <text:p>-247095.252017241</text:p>
          </table:table-cell>
          <table:table-cell table:formula="of:=[.O93]+SQRT(([.M94]-[.M93])^2+([.N94]-[.N93])^2)" office:value-type="float" office:value="271211.850416191" calcext:value-type="float">
            <text:p>271211.850416191</text:p>
          </table:table-cell>
          <table:table-cell table:formula="of:=[.O94]/0.3048" office:value-type="float" office:value="889802.65884577" calcext:value-type="float">
            <text:p>889802.658845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74800487" calcext:value-type="float">
            <text:p>1574800487</text:p>
          </table:table-cell>
          <table:table-cell office:value-type="float" office:value="36375" calcext:value-type="float">
            <text:p>36375</text:p>
          </table:table-cell>
          <table:table-cell office:value-type="float" office:value="163" calcext:value-type="float">
            <text:p>163</text:p>
          </table:table-cell>
          <table:table-cell office:value-type="float" office:value="46.37701" calcext:value-type="float">
            <text:p>46.37701</text:p>
          </table:table-cell>
          <table:table-cell office:value-type="float" office:value="3.27599" calcext:value-type="float">
            <text:p>3.27599</text:p>
          </table:table-cell>
          <table:table-cell office:value-type="float" office:value="1591" calcext:value-type="float">
            <text:p>1591</text:p>
          </table:table-cell>
          <table:table-cell office:value-type="float" office:value="431" calcext:value-type="float">
            <text:p>4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6.763043317088" calcext:value-type="float">
            <text:p>236.763043317088</text:p>
          </table:table-cell>
          <table:table-cell office:value-type="float" office:value="69032.8288959432" calcext:value-type="float">
            <text:p>69032.8288959432</text:p>
          </table:table-cell>
          <table:table-cell office:value-type="float" office:value="-260496.596131007" calcext:value-type="float">
            <text:p>-260496.596131007</text:p>
          </table:table-cell>
          <table:table-cell table:formula="of:=[.O94]+SQRT(([.M95]-[.M94])^2+([.N95]-[.N94])^2)" office:value-type="float" office:value="285222.953245129" calcext:value-type="float">
            <text:p>285222.953245129</text:p>
          </table:table-cell>
          <table:table-cell table:formula="of:=[.O95]/0.3048" office:value-type="float" office:value="935770.843980083" calcext:value-type="float">
            <text:p>935770.8439800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74800550" calcext:value-type="float">
            <text:p>1574800550</text:p>
          </table:table-cell>
          <table:table-cell office:value-type="float" office:value="36975" calcext:value-type="float">
            <text:p>36975</text:p>
          </table:table-cell>
          <table:table-cell office:value-type="float" office:value="163" calcext:value-type="float">
            <text:p>163</text:p>
          </table:table-cell>
          <table:table-cell office:value-type="float" office:value="46.25491" calcext:value-type="float">
            <text:p>46.25491</text:p>
          </table:table-cell>
          <table:table-cell office:value-type="float" office:value="3.32765" calcext:value-type="float">
            <text:p>3.32765</text:p>
          </table:table-cell>
          <table:table-cell office:value-type="float" office:value="1591" calcext:value-type="float">
            <text:p>1591</text:p>
          </table:table-cell>
          <table:table-cell office:value-type="float" office:value="438" calcext:value-type="float">
            <text:p>4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7.735118807383" calcext:value-type="float">
            <text:p>237.735118807383</text:p>
          </table:table-cell>
          <table:table-cell office:value-type="float" office:value="73179.4540761953" calcext:value-type="float">
            <text:p>73179.4540761953</text:p>
          </table:table-cell>
          <table:table-cell office:value-type="float" office:value="-274022.086069353" calcext:value-type="float">
            <text:p>-274022.086069353</text:p>
          </table:table-cell>
          <table:table-cell table:formula="of:=[.O95]+SQRT(([.M96]-[.M95])^2+([.N96]-[.N95])^2)" office:value-type="float" office:value="299369.803723515" calcext:value-type="float">
            <text:p>299369.803723515</text:p>
          </table:table-cell>
          <table:table-cell table:formula="of:=[.O96]/0.3048" office:value-type="float" office:value="982184.395418356" calcext:value-type="float">
            <text:p>982184.3954183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74800613" calcext:value-type="float">
            <text:p>1574800613</text:p>
          </table:table-cell>
          <table:table-cell office:value-type="float" office:value="37000" calcext:value-type="float">
            <text:p>37000</text:p>
          </table:table-cell>
          <table:table-cell office:value-type="float" office:value="163" calcext:value-type="float">
            <text:p>163</text:p>
          </table:table-cell>
          <table:table-cell office:value-type="float" office:value="46.13429" calcext:value-type="float">
            <text:p>46.13429</text:p>
          </table:table-cell>
          <table:table-cell office:value-type="float" office:value="3.37816" calcext:value-type="float">
            <text:p>3.37816</text:p>
          </table:table-cell>
          <table:table-cell office:value-type="float" office:value="1591" calcext:value-type="float">
            <text:p>1591</text:p>
          </table:table-cell>
          <table:table-cell office:value-type="float" office:value="432" calcext:value-type="float">
            <text:p>4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4.415464379597" calcext:value-type="float">
            <text:p>234.415464379597</text:p>
          </table:table-cell>
          <table:table-cell office:value-type="float" office:value="77253.3664202511" calcext:value-type="float">
            <text:p>77253.3664202511</text:p>
          </table:table-cell>
          <table:table-cell office:value-type="float" office:value="-287380.930093679" calcext:value-type="float">
            <text:p>-287380.930093679</text:p>
          </table:table-cell>
          <table:table-cell table:formula="of:=[.O96]+SQRT(([.M97]-[.M96])^2+([.N97]-[.N96])^2)" office:value-type="float" office:value="313336.029965895" calcext:value-type="float">
            <text:p>313336.029965895</text:p>
          </table:table-cell>
          <table:table-cell table:formula="of:=[.O97]/0.3048" office:value-type="float" office:value="1028005.34765714" calcext:value-type="float">
            <text:p>1028005.347657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74800675" calcext:value-type="float">
            <text:p>1574800675</text:p>
          </table:table-cell>
          <table:table-cell office:value-type="float" office:value="37000" calcext:value-type="float">
            <text:p>37000</text:p>
          </table:table-cell>
          <table:table-cell office:value-type="float" office:value="164" calcext:value-type="float">
            <text:p>164</text:p>
          </table:table-cell>
          <table:table-cell office:value-type="float" office:value="46.01619" calcext:value-type="float">
            <text:p>46.01619</text:p>
          </table:table-cell>
          <table:table-cell office:value-type="float" office:value="3.42657" calcext:value-type="float">
            <text:p>3.42657</text:p>
          </table:table-cell>
          <table:table-cell office:value-type="float" office:value="1591" calcext:value-type="float">
            <text:p>1591</text:p>
          </table:table-cell>
          <table:table-cell office:value-type="float" office:value="434" calcext:value-type="float">
            <text:p>4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5.516362059078" calcext:value-type="float">
            <text:p>235.516362059078</text:p>
          </table:table-cell>
          <table:table-cell office:value-type="float" office:value="81178.3931945203" calcext:value-type="float">
            <text:p>81178.3931945203</text:p>
          </table:table-cell>
          <table:table-cell office:value-type="float" office:value="-300458.73697116" calcext:value-type="float">
            <text:p>-300458.73697116</text:p>
          </table:table-cell>
          <table:table-cell table:formula="of:=[.O97]+SQRT(([.M98]-[.M97])^2+([.N98]-[.N97])^2)" office:value-type="float" office:value="326990.145385922" calcext:value-type="float">
            <text:p>326990.145385922</text:p>
          </table:table-cell>
          <table:table-cell table:formula="of:=[.O98]/0.3048" office:value-type="float" office:value="1072802.31425827" calcext:value-type="float">
            <text:p>1072802.314258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74800742" calcext:value-type="float">
            <text:p>1574800742</text:p>
          </table:table-cell>
          <table:table-cell office:value-type="float" office:value="37025" calcext:value-type="float">
            <text:p>37025</text:p>
          </table:table-cell>
          <table:table-cell office:value-type="float" office:value="164" calcext:value-type="float">
            <text:p>164</text:p>
          </table:table-cell>
          <table:table-cell office:value-type="float" office:value="45.88444" calcext:value-type="float">
            <text:p>45.88444</text:p>
          </table:table-cell>
          <table:table-cell office:value-type="float" office:value="3.48039" calcext:value-type="float">
            <text:p>3.48039</text:p>
          </table:table-cell>
          <table:table-cell office:value-type="float" office:value="24605" calcext:value-type="float">
            <text:p>24605</text:p>
          </table:table-cell>
          <table:table-cell office:value-type="float" office:value="439" calcext:value-type="float">
            <text:p>4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8.068482702917" calcext:value-type="float">
            <text:p>238.068482702917</text:p>
          </table:table-cell>
          <table:table-cell office:value-type="float" office:value="85562.3608827163" calcext:value-type="float">
            <text:p>85562.3608827163</text:p>
          </table:table-cell>
          <table:table-cell office:value-type="float" office:value="-315044.755399931" calcext:value-type="float">
            <text:p>-315044.755399931</text:p>
          </table:table-cell>
          <table:table-cell table:formula="of:=[.O98]+SQRT(([.M99]-[.M98])^2+([.N99]-[.N98])^2)" office:value-type="float" office:value="342220.743085802" calcext:value-type="float">
            <text:p>342220.743085802</text:p>
          </table:table-cell>
          <table:table-cell table:formula="of:=[.O99]/0.3048" office:value-type="float" office:value="1122771.46681693" calcext:value-type="float">
            <text:p>1122771.466816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74800809" calcext:value-type="float">
            <text:p>1574800809</text:p>
          </table:table-cell>
          <table:table-cell office:value-type="float" office:value="37025" calcext:value-type="float">
            <text:p>37025</text:p>
          </table:table-cell>
          <table:table-cell office:value-type="float" office:value="163" calcext:value-type="float">
            <text:p>163</text:p>
          </table:table-cell>
          <table:table-cell office:value-type="float" office:value="45.75554" calcext:value-type="float">
            <text:p>45.75554</text:p>
          </table:table-cell>
          <table:table-cell office:value-type="float" office:value="3.53277" calcext:value-type="float">
            <text:p>3.53277</text:p>
          </table:table-cell>
          <table:table-cell office:value-type="float" office:value="24605" calcext:value-type="float">
            <text:p>24605</text:p>
          </table:table-cell>
          <table:table-cell office:value-type="float" office:value="437" calcext:value-type="float">
            <text:p>43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6.968125710927" calcext:value-type="float">
            <text:p>236.968125710927</text:p>
          </table:table-cell>
          <table:table-cell office:value-type="float" office:value="89850.0304270941" calcext:value-type="float">
            <text:p>89850.0304270941</text:p>
          </table:table-cell>
          <table:table-cell office:value-type="float" office:value="-329311.958406497" calcext:value-type="float">
            <text:p>-329311.958406497</text:p>
          </table:table-cell>
          <table:table-cell table:formula="of:=[.O99]+SQRT(([.M100]-[.M99])^2+([.N100]-[.N99])^2)" office:value-type="float" office:value="357118.299655667" calcext:value-type="float">
            <text:p>357118.299655667</text:p>
          </table:table-cell>
          <table:table-cell table:formula="of:=[.O100]/0.3048" office:value-type="float" office:value="1171647.96474956" calcext:value-type="float">
            <text:p>1171647.964749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74800868" calcext:value-type="float">
            <text:p>1574800868</text:p>
          </table:table-cell>
          <table:table-cell office:value-type="float" office:value="37025" calcext:value-type="float">
            <text:p>37025</text:p>
          </table:table-cell>
          <table:table-cell office:value-type="float" office:value="163" calcext:value-type="float">
            <text:p>163</text:p>
          </table:table-cell>
          <table:table-cell office:value-type="float" office:value="45.63949" calcext:value-type="float">
            <text:p>45.63949</text:p>
          </table:table-cell>
          <table:table-cell office:value-type="float" office:value="3.58168" calcext:value-type="float">
            <text:p>3.58168</text:p>
          </table:table-cell>
          <table:table-cell office:value-type="float" office:value="24605" calcext:value-type="float">
            <text:p>24605</text:p>
          </table:table-cell>
          <table:table-cell office:value-type="float" office:value="430" calcext:value-type="float">
            <text:p>4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3.233218915952" calcext:value-type="float">
            <text:p>233.233218915952</text:p>
          </table:table-cell>
          <table:table-cell office:value-type="float" office:value="93863.8793965475" calcext:value-type="float">
            <text:p>93863.8793965475</text:p>
          </table:table-cell>
          <table:table-cell office:value-type="float" office:value="-342151.496450608" calcext:value-type="float">
            <text:p>-342151.496450608</text:p>
          </table:table-cell>
          <table:table-cell table:formula="of:=[.O100]+SQRT(([.M101]-[.M100])^2+([.N101]-[.N100])^2)" office:value-type="float" office:value="370570.612495315" calcext:value-type="float">
            <text:p>370570.612495315</text:p>
          </table:table-cell>
          <table:table-cell table:formula="of:=[.O101]/0.3048" office:value-type="float" office:value="1215782.84939408" calcext:value-type="float">
            <text:p>1215782.849394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74800933" calcext:value-type="float">
            <text:p>1574800933</text:p>
          </table:table-cell>
          <table:table-cell office:value-type="float" office:value="36950" calcext:value-type="float">
            <text:p>36950</text:p>
          </table:table-cell>
          <table:table-cell office:value-type="float" office:value="163" calcext:value-type="float">
            <text:p>163</text:p>
          </table:table-cell>
          <table:table-cell office:value-type="float" office:value="45.51561" calcext:value-type="float">
            <text:p>45.51561</text:p>
          </table:table-cell>
          <table:table-cell office:value-type="float" office:value="3.63373" calcext:value-type="float">
            <text:p>3.63373</text:p>
          </table:table-cell>
          <table:table-cell office:value-type="float" office:value="24605" calcext:value-type="float">
            <text:p>24605</text:p>
          </table:table-cell>
          <table:table-cell office:value-type="float" office:value="429" calcext:value-type="float">
            <text:p>42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3.042778238207" calcext:value-type="float">
            <text:p>233.042778238207</text:p>
          </table:table-cell>
          <table:table-cell office:value-type="float" office:value="98154.29739281" calcext:value-type="float">
            <text:p>98154.29739281</text:p>
          </table:table-cell>
          <table:table-cell office:value-type="float" office:value="-355854.05989214" calcext:value-type="float">
            <text:p>-355854.05989214</text:p>
          </table:table-cell>
          <table:table-cell table:formula="of:=[.O101]+SQRT(([.M102]-[.M101])^2+([.N102]-[.N101])^2)" office:value-type="float" office:value="384929.161567274" calcext:value-type="float">
            <text:p>384929.161567274</text:p>
          </table:table-cell>
          <table:table-cell table:formula="of:=[.O102]/0.3048" office:value-type="float" office:value="1262890.95002387" calcext:value-type="float">
            <text:p>1262890.950023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74800994" calcext:value-type="float">
            <text:p>1574800994</text:p>
          </table:table-cell>
          <table:table-cell office:value-type="float" office:value="36950" calcext:value-type="float">
            <text:p>36950</text:p>
          </table:table-cell>
          <table:table-cell office:value-type="float" office:value="164" calcext:value-type="float">
            <text:p>164</text:p>
          </table:table-cell>
          <table:table-cell office:value-type="float" office:value="45.40041" calcext:value-type="float">
            <text:p>45.40041</text:p>
          </table:table-cell>
          <table:table-cell office:value-type="float" office:value="3.68094" calcext:value-type="float">
            <text:p>3.68094</text:p>
          </table:table-cell>
          <table:table-cell office:value-type="float" office:value="24605" calcext:value-type="float">
            <text:p>24605</text:p>
          </table:table-cell>
          <table:table-cell office:value-type="float" office:value="433" calcext:value-type="float">
            <text:p>4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5.21344741323" calcext:value-type="float">
            <text:p>235.21344741323</text:p>
          </table:table-cell>
          <table:table-cell office:value-type="float" office:value="102067.418303276" calcext:value-type="float">
            <text:p>102067.418303276</text:p>
          </table:table-cell>
          <table:table-cell office:value-type="float" office:value="-368594.965725854" calcext:value-type="float">
            <text:p>-368594.965725854</text:p>
          </table:table-cell>
          <table:table-cell table:formula="of:=[.O102]+SQRT(([.M103]-[.M102])^2+([.N103]-[.N102])^2)" office:value-type="float" office:value="398257.447155582" calcext:value-type="float">
            <text:p>398257.447155582</text:p>
          </table:table-cell>
          <table:table-cell table:formula="of:=[.O103]/0.3048" office:value-type="float" office:value="1306618.92111411" calcext:value-type="float">
            <text:p>1306618.921114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74801045" calcext:value-type="float">
            <text:p>1574801045</text:p>
          </table:table-cell>
          <table:table-cell office:value-type="float" office:value="37025" calcext:value-type="float">
            <text:p>37025</text:p>
          </table:table-cell>
          <table:table-cell office:value-type="float" office:value="164" calcext:value-type="float">
            <text:p>164</text:p>
          </table:table-cell>
          <table:table-cell office:value-type="float" office:value="45.3018" calcext:value-type="float">
            <text:p>45.3018</text:p>
          </table:table-cell>
          <table:table-cell office:value-type="float" office:value="3.71994" calcext:value-type="float">
            <text:p>3.71994</text:p>
          </table:table-cell>
          <table:table-cell office:value-type="float" office:value="24605" calcext:value-type="float">
            <text:p>24605</text:p>
          </table:table-cell>
          <table:table-cell office:value-type="float" office:value="439" calcext:value-type="float">
            <text:p>4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8.068482702917" calcext:value-type="float">
            <text:p>238.068482702917</text:p>
          </table:table-cell>
          <table:table-cell office:value-type="float" office:value="105318.733056254" calcext:value-type="float">
            <text:p>105318.733056254</text:p>
          </table:table-cell>
          <table:table-cell office:value-type="float" office:value="-379500.726006746" calcext:value-type="float">
            <text:p>-379500.726006746</text:p>
          </table:table-cell>
          <table:table-cell table:formula="of:=[.O103]+SQRT(([.M104]-[.M103])^2+([.N104]-[.N103])^2)" office:value-type="float" office:value="409637.546229282" calcext:value-type="float">
            <text:p>409637.546229282</text:p>
          </table:table-cell>
          <table:table-cell table:formula="of:=[.O104]/0.3048" office:value-type="float" office:value="1343955.20416431" calcext:value-type="float">
            <text:p>1343955.204164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74801096" calcext:value-type="float">
            <text:p>1574801096</text:p>
          </table:table-cell>
          <table:table-cell office:value-type="float" office:value="37050" calcext:value-type="float">
            <text:p>37050</text:p>
          </table:table-cell>
          <table:table-cell office:value-type="float" office:value="147" calcext:value-type="float">
            <text:p>147</text:p>
          </table:table-cell>
          <table:table-cell office:value-type="float" office:value="45.2038" calcext:value-type="float">
            <text:p>45.2038</text:p>
          </table:table-cell>
          <table:table-cell office:value-type="float" office:value="3.77191" calcext:value-type="float">
            <text:p>3.77191</text:p>
          </table:table-cell>
          <table:table-cell office:value-type="float" office:value="19858" calcext:value-type="float">
            <text:p>19858</text:p>
          </table:table-cell>
          <table:table-cell office:value-type="float" office:value="474" calcext:value-type="float">
            <text:p>47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55.902530390063" calcext:value-type="float">
            <text:p>255.902530390063</text:p>
          </table:table-cell>
          <table:table-cell office:value-type="float" office:value="109600.907448336" calcext:value-type="float">
            <text:p>109600.907448336</text:p>
          </table:table-cell>
          <table:table-cell office:value-type="float" office:value="-390316.719846707" calcext:value-type="float">
            <text:p>-390316.719846707</text:p>
          </table:table-cell>
          <table:table-cell table:formula="of:=[.O104]+SQRT(([.M105]-[.M104])^2+([.N105]-[.N104])^2)" office:value-type="float" office:value="421270.376507004" calcext:value-type="float">
            <text:p>421270.376507004</text:p>
          </table:table-cell>
          <table:table-cell table:formula="of:=[.O105]/0.3048" office:value-type="float" office:value="1382120.65783138" calcext:value-type="float">
            <text:p>1382120.657831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74801105" calcext:value-type="float">
            <text:p>1574801105</text:p>
          </table:table-cell>
          <table:table-cell office:value-type="float" office:value="37050" calcext:value-type="float">
            <text:p>37050</text:p>
          </table:table-cell>
          <table:table-cell office:value-type="float" office:value="141" calcext:value-type="float">
            <text:p>141</text:p>
          </table:table-cell>
          <table:table-cell office:value-type="float" office:value="45.18494" calcext:value-type="float">
            <text:p>45.18494</text:p>
          </table:table-cell>
          <table:table-cell office:value-type="float" office:value="3.7914" calcext:value-type="float">
            <text:p>3.7914</text:p>
          </table:table-cell>
          <table:table-cell office:value-type="float" office:value="19858" calcext:value-type="float">
            <text:p>19858</text:p>
          </table:table-cell>
          <table:table-cell office:value-type="float" office:value="485" calcext:value-type="float">
            <text:p>48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1.447551659344" calcext:value-type="float">
            <text:p>261.447551659344</text:p>
          </table:table-cell>
          <table:table-cell office:value-type="float" office:value="111173.806826787" calcext:value-type="float">
            <text:p>111173.806826787</text:p>
          </table:table-cell>
          <table:table-cell office:value-type="float" office:value="-392383.080959633" calcext:value-type="float">
            <text:p>-392383.080959633</text:p>
          </table:table-cell>
          <table:table-cell table:formula="of:=[.O105]+SQRT(([.M106]-[.M105])^2+([.N106]-[.N105])^2)" office:value-type="float" office:value="423867.270941466" calcext:value-type="float">
            <text:p>423867.270941466</text:p>
          </table:table-cell>
          <table:table-cell table:formula="of:=[.O106]/0.3048" office:value-type="float" office:value="1390640.6526951" calcext:value-type="float">
            <text:p>1390640.65269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74801111" calcext:value-type="float">
            <text:p>1574801111</text:p>
          </table:table-cell>
          <table:table-cell office:value-type="float" office:value="37050" calcext:value-type="float">
            <text:p>37050</text:p>
          </table:table-cell>
          <table:table-cell office:value-type="float" office:value="137" calcext:value-type="float">
            <text:p>137</text:p>
          </table:table-cell>
          <table:table-cell office:value-type="float" office:value="45.17592" calcext:value-type="float">
            <text:p>45.17592</text:p>
          </table:table-cell>
          <table:table-cell office:value-type="float" office:value="3.80251" calcext:value-type="float">
            <text:p>3.80251</text:p>
          </table:table-cell>
          <table:table-cell office:value-type="float" office:value="19858" calcext:value-type="float">
            <text:p>19858</text:p>
          </table:table-cell>
          <table:table-cell office:value-type="float" office:value="490" calcext:value-type="float">
            <text:p>49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3.882606791108" calcext:value-type="float">
            <text:p>263.882606791108</text:p>
          </table:table-cell>
          <table:table-cell office:value-type="float" office:value="112067.302976746" calcext:value-type="float">
            <text:p>112067.302976746</text:p>
          </table:table-cell>
          <table:table-cell office:value-type="float" office:value="-393368.364702401" calcext:value-type="float">
            <text:p>-393368.364702401</text:p>
          </table:table-cell>
          <table:table-cell table:formula="of:=[.O106]+SQRT(([.M107]-[.M106])^2+([.N107]-[.N106])^2)" office:value-type="float" office:value="425197.353429042" calcext:value-type="float">
            <text:p>425197.353429042</text:p>
          </table:table-cell>
          <table:table-cell table:formula="of:=[.O107]/0.3048" office:value-type="float" office:value="1395004.440384" calcext:value-type="float">
            <text:p>1395004.4403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74801117" calcext:value-type="float">
            <text:p>1574801117</text:p>
          </table:table-cell>
          <table:table-cell office:value-type="float" office:value="37050" calcext:value-type="float">
            <text:p>37050</text:p>
          </table:table-cell>
          <table:table-cell office:value-type="float" office:value="134" calcext:value-type="float">
            <text:p>134</text:p>
          </table:table-cell>
          <table:table-cell office:value-type="float" office:value="45.16731" calcext:value-type="float">
            <text:p>45.16731</text:p>
          </table:table-cell>
          <table:table-cell office:value-type="float" office:value="3.81453" calcext:value-type="float">
            <text:p>3.81453</text:p>
          </table:table-cell>
          <table:table-cell office:value-type="float" office:value="19858" calcext:value-type="float">
            <text:p>19858</text:p>
          </table:table-cell>
          <table:table-cell office:value-type="float" office:value="496" calcext:value-type="float">
            <text:p>4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6.900541171449" calcext:value-type="float">
            <text:p>266.900541171449</text:p>
          </table:table-cell>
          <table:table-cell office:value-type="float" office:value="113031.908252495" calcext:value-type="float">
            <text:p>113031.908252495</text:p>
          </table:table-cell>
          <table:table-cell office:value-type="float" office:value="-394306.479885228" calcext:value-type="float">
            <text:p>-394306.479885228</text:p>
          </table:table-cell>
          <table:table-cell table:formula="of:=[.O107]+SQRT(([.M108]-[.M107])^2+([.N108]-[.N107])^2)" office:value-type="float" office:value="426542.910352496" calcext:value-type="float">
            <text:p>426542.910352496</text:p>
          </table:table-cell>
          <table:table-cell table:formula="of:=[.O108]/0.3048" office:value-type="float" office:value="1399418.99721947" calcext:value-type="float">
            <text:p>1399418.997219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74801132" calcext:value-type="float">
            <text:p>1574801132</text:p>
          </table:table-cell>
          <table:table-cell office:value-type="float" office:value="37050" calcext:value-type="float">
            <text:p>37050</text:p>
          </table:table-cell>
          <table:table-cell office:value-type="float" office:value="123" calcext:value-type="float">
            <text:p>123</text:p>
          </table:table-cell>
          <table:table-cell office:value-type="float" office:value="45.14399" calcext:value-type="float">
            <text:p>45.14399</text:p>
          </table:table-cell>
          <table:table-cell office:value-type="float" office:value="3.856" calcext:value-type="float">
            <text:p>3.856</text:p>
          </table:table-cell>
          <table:table-cell office:value-type="float" office:value="19858" calcext:value-type="float">
            <text:p>19858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4.714557317532" calcext:value-type="float">
            <text:p>274.714557317532</text:p>
          </table:table-cell>
          <table:table-cell office:value-type="float" office:value="116348.442160943" calcext:value-type="float">
            <text:p>116348.442160943</text:p>
          </table:table-cell>
          <table:table-cell office:value-type="float" office:value="-396831.955142863" calcext:value-type="float">
            <text:p>-396831.955142863</text:p>
          </table:table-cell>
          <table:table-cell table:formula="of:=[.O108]+SQRT(([.M109]-[.M108])^2+([.N109]-[.N108])^2)" office:value-type="float" office:value="430711.533919431" calcext:value-type="float">
            <text:p>430711.533919431</text:p>
          </table:table-cell>
          <table:table-cell table:formula="of:=[.O109]/0.3048" office:value-type="float" office:value="1413095.58372517" calcext:value-type="float">
            <text:p>1413095.583725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74801143" calcext:value-type="float">
            <text:p>1574801143</text:p>
          </table:table-cell>
          <table:table-cell office:value-type="float" office:value="37050" calcext:value-type="float">
            <text:p>37050</text:p>
          </table:table-cell>
          <table:table-cell office:value-type="float" office:value="119" calcext:value-type="float">
            <text:p>119</text:p>
          </table:table-cell>
          <table:table-cell office:value-type="float" office:value="45.13055" calcext:value-type="float">
            <text:p>45.13055</text:p>
          </table:table-cell>
          <table:table-cell office:value-type="float" office:value="3.88798" calcext:value-type="float">
            <text:p>3.88798</text:p>
          </table:table-cell>
          <table:table-cell office:value-type="float" office:value="19858" calcext:value-type="float">
            <text:p>19858</text:p>
          </table:table-cell>
          <table:table-cell office:value-type="float" office:value="518" calcext:value-type="float">
            <text:p>5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7.636324117291" calcext:value-type="float">
            <text:p>277.636324117291</text:p>
          </table:table-cell>
          <table:table-cell office:value-type="float" office:value="118897.94929217" calcext:value-type="float">
            <text:p>118897.94929217</text:p>
          </table:table-cell>
          <table:table-cell office:value-type="float" office:value="-398273.080930325" calcext:value-type="float">
            <text:p>-398273.080930325</text:p>
          </table:table-cell>
          <table:table-cell table:formula="of:=[.O109]+SQRT(([.M110]-[.M109])^2+([.N110]-[.N109])^2)" office:value-type="float" office:value="433640.156487716" calcext:value-type="float">
            <text:p>433640.156487716</text:p>
          </table:table-cell>
          <table:table-cell table:formula="of:=[.O110]/0.3048" office:value-type="float" office:value="1422703.92548463" calcext:value-type="float">
            <text:p>1422703.925484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74801149" calcext:value-type="float">
            <text:p>1574801149</text:p>
          </table:table-cell>
          <table:table-cell office:value-type="float" office:value="37050" calcext:value-type="float">
            <text:p>37050</text:p>
          </table:table-cell>
          <table:table-cell office:value-type="float" office:value="119" calcext:value-type="float">
            <text:p>119</text:p>
          </table:table-cell>
          <table:table-cell office:value-type="float" office:value="45.12524" calcext:value-type="float">
            <text:p>45.12524</text:p>
          </table:table-cell>
          <table:table-cell office:value-type="float" office:value="3.90126" calcext:value-type="float">
            <text:p>3.90126</text:p>
          </table:table-cell>
          <table:table-cell office:value-type="float" office:value="19858" calcext:value-type="float">
            <text:p>19858</text:p>
          </table:table-cell>
          <table:table-cell office:value-type="float" office:value="516" calcext:value-type="float">
            <text:p>5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6.569732107451" calcext:value-type="float">
            <text:p>276.569732107451</text:p>
          </table:table-cell>
          <table:table-cell office:value-type="float" office:value="119956.423140049" calcext:value-type="float">
            <text:p>119956.423140049</text:p>
          </table:table-cell>
          <table:table-cell office:value-type="float" office:value="-398841.040448631" calcext:value-type="float">
            <text:p>-398841.040448631</text:p>
          </table:table-cell>
          <table:table-cell table:formula="of:=[.O110]+SQRT(([.M111]-[.M110])^2+([.N111]-[.N110])^2)" office:value-type="float" office:value="434841.382903125" calcext:value-type="float">
            <text:p>434841.382903125</text:p>
          </table:table-cell>
          <table:table-cell table:formula="of:=[.O111]/0.3048" office:value-type="float" office:value="1426644.95703125" calcext:value-type="float">
            <text:p>1426644.957031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74801211" calcext:value-type="float">
            <text:p>1574801211</text:p>
          </table:table-cell>
          <table:table-cell office:value-type="float" office:value="37000" calcext:value-type="float">
            <text:p>37000</text:p>
          </table:table-cell>
          <table:table-cell office:value-type="float" office:value="120" calcext:value-type="float">
            <text:p>120</text:p>
          </table:table-cell>
          <table:table-cell office:value-type="float" office:value="45.05067" calcext:value-type="float">
            <text:p>45.05067</text:p>
          </table:table-cell>
          <table:table-cell office:value-type="float" office:value="4.07959" calcext:value-type="float">
            <text:p>4.07959</text:p>
          </table:table-cell>
          <table:table-cell office:value-type="float" office:value="1281" calcext:value-type="float">
            <text:p>1281</text:p>
          </table:table-cell>
          <table:table-cell office:value-type="float" office:value="511" calcext:value-type="float">
            <text:p>5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4.24278677306" calcext:value-type="float">
            <text:p>274.24278677306</text:p>
          </table:table-cell>
          <table:table-cell office:value-type="float" office:value="134198.126486332" calcext:value-type="float">
            <text:p>134198.126486332</text:p>
          </table:table-cell>
          <table:table-cell office:value-type="float" office:value="-406810.910998961" calcext:value-type="float">
            <text:p>-406810.910998961</text:p>
          </table:table-cell>
          <table:table-cell table:formula="of:=[.O111]+SQRT(([.M112]-[.M111])^2+([.N112]-[.N111])^2)" office:value-type="float" office:value="451161.461052219" calcext:value-type="float">
            <text:p>451161.461052219</text:p>
          </table:table-cell>
          <table:table-cell table:formula="of:=[.O112]/0.3048" office:value-type="float" office:value="1480188.52051253" calcext:value-type="float">
            <text:p>1480188.520512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74801273" calcext:value-type="float">
            <text:p>1574801273</text:p>
          </table:table-cell>
          <table:table-cell office:value-type="float" office:value="37000" calcext:value-type="float">
            <text:p>37000</text:p>
          </table:table-cell>
          <table:table-cell office:value-type="float" office:value="122" calcext:value-type="float">
            <text:p>122</text:p>
          </table:table-cell>
          <table:table-cell office:value-type="float" office:value="44.97216" calcext:value-type="float">
            <text:p>44.97216</text:p>
          </table:table-cell>
          <table:table-cell office:value-type="float" office:value="4.25801" calcext:value-type="float">
            <text:p>4.25801</text:p>
          </table:table-cell>
          <table:table-cell office:value-type="float" office:value="665" calcext:value-type="float">
            <text:p>665</text:p>
          </table:table-cell>
          <table:table-cell office:value-type="float" office:value="513" calcext:value-type="float">
            <text:p>51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5.449589820042" calcext:value-type="float">
            <text:p>275.449589820042</text:p>
          </table:table-cell>
          <table:table-cell office:value-type="float" office:value="148496.533899418" calcext:value-type="float">
            <text:p>148496.533899418</text:p>
          </table:table-cell>
          <table:table-cell office:value-type="float" office:value="-415181.267326616" calcext:value-type="float">
            <text:p>-415181.267326616</text:p>
          </table:table-cell>
          <table:table-cell table:formula="of:=[.O112]+SQRT(([.M113]-[.M112])^2+([.N113]-[.N112])^2)" office:value-type="float" office:value="467729.723471753" calcext:value-type="float">
            <text:p>467729.723471753</text:p>
          </table:table-cell>
          <table:table-cell table:formula="of:=[.O113]/0.3048" office:value-type="float" office:value="1534546.33684958" calcext:value-type="float">
            <text:p>1534546.3368495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74801337" calcext:value-type="float">
            <text:p>1574801337</text:p>
          </table:table-cell>
          <table:table-cell office:value-type="float" office:value="37025" calcext:value-type="float">
            <text:p>37025</text:p>
          </table:table-cell>
          <table:table-cell office:value-type="float" office:value="122" calcext:value-type="float">
            <text:p>122</text:p>
          </table:table-cell>
          <table:table-cell office:value-type="float" office:value="44.89233" calcext:value-type="float">
            <text:p>44.89233</text:p>
          </table:table-cell>
          <table:table-cell office:value-type="float" office:value="4.43691" calcext:value-type="float">
            <text:p>4.43691</text:p>
          </table:table-cell>
          <table:table-cell office:value-type="float" office:value="665" calcext:value-type="float">
            <text:p>665</text:p>
          </table:table-cell>
          <table:table-cell office:value-type="float" office:value="504" calcext:value-type="float">
            <text:p>5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0.512284336696" calcext:value-type="float">
            <text:p>270.512284336696</text:p>
          </table:table-cell>
          <table:table-cell office:value-type="float" office:value="162877.765133096" calcext:value-type="float">
            <text:p>162877.765133096</text:p>
          </table:table-cell>
          <table:table-cell office:value-type="float" office:value="-423659.561974196" calcext:value-type="float">
            <text:p>-423659.561974196</text:p>
          </table:table-cell>
          <table:table-cell table:formula="of:=[.O113]+SQRT(([.M114]-[.M113])^2+([.N114]-[.N113])^2)" office:value-type="float" office:value="484424.0725734" calcext:value-type="float">
            <text:p>484424.0725734</text:p>
          </table:table-cell>
          <table:table-cell table:formula="of:=[.O114]/0.3048" office:value-type="float" office:value="1589317.82340354" calcext:value-type="float">
            <text:p>1589317.823403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74801400" calcext:value-type="float">
            <text:p>1574801400</text:p>
          </table:table-cell>
          <table:table-cell office:value-type="float" office:value="37000" calcext:value-type="float">
            <text:p>37000</text:p>
          </table:table-cell>
          <table:table-cell office:value-type="float" office:value="122" calcext:value-type="float">
            <text:p>122</text:p>
          </table:table-cell>
          <table:table-cell office:value-type="float" office:value="44.8144" calcext:value-type="float">
            <text:p>44.8144</text:p>
          </table:table-cell>
          <table:table-cell office:value-type="float" office:value="4.61205" calcext:value-type="float">
            <text:p>4.61205</text:p>
          </table:table-cell>
          <table:table-cell office:value-type="float" office:value="665" calcext:value-type="float">
            <text:p>665</text:p>
          </table:table-cell>
          <table:table-cell office:value-type="float" office:value="505" calcext:value-type="float">
            <text:p>5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1.179027496206" calcext:value-type="float">
            <text:p>271.179027496206</text:p>
          </table:table-cell>
          <table:table-cell office:value-type="float" office:value="176996.376772186" calcext:value-type="float">
            <text:p>176996.376772186</text:p>
          </table:table-cell>
          <table:table-cell office:value-type="float" office:value="-431897.990530008" calcext:value-type="float">
            <text:p>-431897.990530008</text:p>
          </table:table-cell>
          <table:table-cell table:formula="of:=[.O114]+SQRT(([.M115]-[.M114])^2+([.N115]-[.N114])^2)" office:value-type="float" office:value="500770.537013292" calcext:value-type="float">
            <text:p>500770.537013292</text:p>
          </table:table-cell>
          <table:table-cell table:formula="of:=[.O115]/0.3048" office:value-type="float" office:value="1642947.95608036" calcext:value-type="float">
            <text:p>1642947.9560803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74801459" calcext:value-type="float">
            <text:p>1574801459</text:p>
          </table:table-cell>
          <table:table-cell office:value-type="float" office:value="37025" calcext:value-type="float">
            <text:p>37025</text:p>
          </table:table-cell>
          <table:table-cell office:value-type="float" office:value="120" calcext:value-type="float">
            <text:p>120</text:p>
          </table:table-cell>
          <table:table-cell office:value-type="float" office:value="44.74247" calcext:value-type="float">
            <text:p>44.74247</text:p>
          </table:table-cell>
          <table:table-cell office:value-type="float" office:value="4.78173" calcext:value-type="float">
            <text:p>4.78173</text:p>
          </table:table-cell>
          <table:table-cell office:value-type="float" office:value="665" calcext:value-type="float">
            <text:p>665</text:p>
          </table:table-cell>
          <table:table-cell office:value-type="float" office:value="507" calcext:value-type="float">
            <text:p>50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1.973864558696" calcext:value-type="float">
            <text:p>271.973864558696</text:p>
          </table:table-cell>
          <table:table-cell office:value-type="float" office:value="190700.302781145" calcext:value-type="float">
            <text:p>190700.302781145</text:p>
          </table:table-cell>
          <table:table-cell office:value-type="float" office:value="-439447.769919281" calcext:value-type="float">
            <text:p>-439447.769919281</text:p>
          </table:table-cell>
          <table:table-cell table:formula="of:=[.O115]+SQRT(([.M116]-[.M115])^2+([.N116]-[.N115])^2)" office:value-type="float" office:value="516416.51914564" calcext:value-type="float">
            <text:p>516416.51914564</text:p>
          </table:table-cell>
          <table:table-cell table:formula="of:=[.O116]/0.3048" office:value-type="float" office:value="1694279.91845682" calcext:value-type="float">
            <text:p>1694279.918456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74801522" calcext:value-type="float">
            <text:p>1574801522</text:p>
          </table:table-cell>
          <table:table-cell office:value-type="float" office:value="36800" calcext:value-type="float">
            <text:p>36800</text:p>
          </table:table-cell>
          <table:table-cell office:value-type="float" office:value="121" calcext:value-type="float">
            <text:p>121</text:p>
          </table:table-cell>
          <table:table-cell office:value-type="float" office:value="44.66678" calcext:value-type="float">
            <text:p>44.66678</text:p>
          </table:table-cell>
          <table:table-cell office:value-type="float" office:value="4.95932" calcext:value-type="float">
            <text:p>4.95932</text:p>
          </table:table-cell>
          <table:table-cell office:value-type="float" office:value="665" calcext:value-type="float">
            <text:p>665</text:p>
          </table:table-cell>
          <table:table-cell office:value-type="float" office:value="499" calcext:value-type="float">
            <text:p>49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8.960614468595" calcext:value-type="float">
            <text:p>268.960614468595</text:p>
          </table:table-cell>
          <table:table-cell office:value-type="float" office:value="205082.731860828" calcext:value-type="float">
            <text:p>205082.731860828</text:p>
          </table:table-cell>
          <table:table-cell office:value-type="float" office:value="-447357.432683154" calcext:value-type="float">
            <text:p>-447357.432683154</text:p>
          </table:table-cell>
          <table:table-cell table:formula="of:=[.O116]+SQRT(([.M117]-[.M116])^2+([.N117]-[.N116])^2)" office:value-type="float" office:value="532830.447111557" calcext:value-type="float">
            <text:p>532830.447111557</text:p>
          </table:table-cell>
          <table:table-cell table:formula="of:=[.O117]/0.3048" office:value-type="float" office:value="1748131.38816128" calcext:value-type="float">
            <text:p>1748131.388161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74801585" calcext:value-type="float">
            <text:p>1574801585</text:p>
          </table:table-cell>
          <table:table-cell office:value-type="float" office:value="36025" calcext:value-type="float">
            <text:p>36025</text:p>
          </table:table-cell>
          <table:table-cell office:value-type="float" office:value="121" calcext:value-type="float">
            <text:p>121</text:p>
          </table:table-cell>
          <table:table-cell office:value-type="float" office:value="44.59341" calcext:value-type="float">
            <text:p>44.59341</text:p>
          </table:table-cell>
          <table:table-cell office:value-type="float" office:value="5.13042" calcext:value-type="float">
            <text:p>5.13042</text:p>
          </table:table-cell>
          <table:table-cell office:value-type="float" office:value="665" calcext:value-type="float">
            <text:p>665</text:p>
          </table:table-cell>
          <table:table-cell office:value-type="float" office:value="483" calcext:value-type="float">
            <text:p>4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4.359454337308" calcext:value-type="float">
            <text:p>264.359454337308</text:p>
          </table:table-cell>
          <table:table-cell office:value-type="float" office:value="218978.437182253" calcext:value-type="float">
            <text:p>218978.437182253</text:p>
          </table:table-cell>
          <table:table-cell office:value-type="float" office:value="-454991.24648296" calcext:value-type="float">
            <text:p>-454991.24648296</text:p>
          </table:table-cell>
          <table:table-cell table:formula="of:=[.O117]+SQRT(([.M118]-[.M117])^2+([.N118]-[.N117])^2)" office:value-type="float" office:value="548684.965064177" calcext:value-type="float">
            <text:p>548684.965064177</text:p>
          </table:table-cell>
          <table:table-cell table:formula="of:=[.O118]/0.3048" office:value-type="float" office:value="1800147.52317644" calcext:value-type="float">
            <text:p>1800147.523176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74801649" calcext:value-type="float">
            <text:p>1574801649</text:p>
          </table:table-cell>
          <table:table-cell office:value-type="float" office:value="36000" calcext:value-type="float">
            <text:p>36000</text:p>
          </table:table-cell>
          <table:table-cell office:value-type="float" office:value="121" calcext:value-type="float">
            <text:p>121</text:p>
          </table:table-cell>
          <table:table-cell office:value-type="float" office:value="44.51907" calcext:value-type="float">
            <text:p>44.51907</text:p>
          </table:table-cell>
          <table:table-cell office:value-type="float" office:value="5.30208" calcext:value-type="float">
            <text:p>5.30208</text:p>
          </table:table-cell>
          <table:table-cell office:value-type="float" office:value="665" calcext:value-type="float">
            <text:p>665</text:p>
          </table:table-cell>
          <table:table-cell office:value-type="float" office:value="490" calcext:value-type="float">
            <text:p>49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8.298708475533" calcext:value-type="float">
            <text:p>268.298708475533</text:p>
          </table:table-cell>
          <table:table-cell office:value-type="float" office:value="232959.536069723" calcext:value-type="float">
            <text:p>232959.536069723</text:p>
          </table:table-cell>
          <table:table-cell office:value-type="float" office:value="-462694.959698468" calcext:value-type="float">
            <text:p>-462694.959698468</text:p>
          </table:table-cell>
          <table:table-cell table:formula="of:=[.O118]+SQRT(([.M119]-[.M118])^2+([.N119]-[.N118])^2)" office:value-type="float" office:value="564647.994958531" calcext:value-type="float">
            <text:p>564647.994958531</text:p>
          </table:table-cell>
          <table:table-cell table:formula="of:=[.O119]/0.3048" office:value-type="float" office:value="1852519.66849912" calcext:value-type="float">
            <text:p>1852519.668499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74801712" calcext:value-type="float">
            <text:p>1574801712</text:p>
          </table:table-cell>
          <table:table-cell office:value-type="float" office:value="36000" calcext:value-type="float">
            <text:p>36000</text:p>
          </table:table-cell>
          <table:table-cell office:value-type="float" office:value="121" calcext:value-type="float">
            <text:p>121</text:p>
          </table:table-cell>
          <table:table-cell office:value-type="float" office:value="44.4451" calcext:value-type="float">
            <text:p>44.4451</text:p>
          </table:table-cell>
          <table:table-cell office:value-type="float" office:value="5.47211" calcext:value-type="float">
            <text:p>5.47211</text:p>
          </table:table-cell>
          <table:table-cell office:value-type="float" office:value="665" calcext:value-type="float">
            <text:p>665</text:p>
          </table:table-cell>
          <table:table-cell office:value-type="float" office:value="491" calcext:value-type="float">
            <text:p>4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8.843071841673" calcext:value-type="float">
            <text:p>268.843071841673</text:p>
          </table:table-cell>
          <table:table-cell office:value-type="float" office:value="246846.091845629" calcext:value-type="float">
            <text:p>246846.091845629</text:p>
          </table:table-cell>
          <table:table-cell office:value-type="float" office:value="-470326.841167139" calcext:value-type="float">
            <text:p>-470326.841167139</text:p>
          </table:table-cell>
          <table:table-cell table:formula="of:=[.O119]+SQRT(([.M120]-[.M119])^2+([.N120]-[.N119])^2)" office:value-type="float" office:value="580493.563615704" calcext:value-type="float">
            <text:p>580493.563615704</text:p>
          </table:table-cell>
          <table:table-cell table:formula="of:=[.O120]/0.3048" office:value-type="float" office:value="1904506.44230874" calcext:value-type="float">
            <text:p>1904506.442308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74801774" calcext:value-type="float">
            <text:p>1574801774</text:p>
          </table:table-cell>
          <table:table-cell office:value-type="float" office:value="35800" calcext:value-type="float">
            <text:p>35800</text:p>
          </table:table-cell>
          <table:table-cell office:value-type="float" office:value="121" calcext:value-type="float">
            <text:p>121</text:p>
          </table:table-cell>
          <table:table-cell office:value-type="float" office:value="44.37117" calcext:value-type="float">
            <text:p>44.37117</text:p>
          </table:table-cell>
          <table:table-cell office:value-type="float" office:value="5.64135" calcext:value-type="float">
            <text:p>5.64135</text:p>
          </table:table-cell>
          <table:table-cell office:value-type="float" office:value="665" calcext:value-type="float">
            <text:p>665</text:p>
          </table:table-cell>
          <table:table-cell office:value-type="float" office:value="488" calcext:value-type="float">
            <text:p>48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8.251470544055" calcext:value-type="float">
            <text:p>268.251470544055</text:p>
          </table:table-cell>
          <table:table-cell office:value-type="float" office:value="260706.007851911" calcext:value-type="float">
            <text:p>260706.007851911</text:p>
          </table:table-cell>
          <table:table-cell office:value-type="float" office:value="-477921.134949643" calcext:value-type="float">
            <text:p>-477921.134949643</text:p>
          </table:table-cell>
          <table:table-cell table:formula="of:=[.O120]+SQRT(([.M121]-[.M120])^2+([.N121]-[.N120])^2)" office:value-type="float" office:value="596297.695029868" calcext:value-type="float">
            <text:p>596297.695029868</text:p>
          </table:table-cell>
          <table:table-cell table:formula="of:=[.O121]/0.3048" office:value-type="float" office:value="1956357.26715836" calcext:value-type="float">
            <text:p>1956357.267158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74801838" calcext:value-type="float">
            <text:p>1574801838</text:p>
          </table:table-cell>
          <table:table-cell office:value-type="float" office:value="34825" calcext:value-type="float">
            <text:p>34825</text:p>
          </table:table-cell>
          <table:table-cell office:value-type="float" office:value="121" calcext:value-type="float">
            <text:p>121</text:p>
          </table:table-cell>
          <table:table-cell office:value-type="float" office:value="44.29683" calcext:value-type="float">
            <text:p>44.29683</text:p>
          </table:table-cell>
          <table:table-cell office:value-type="float" office:value="5.81039" calcext:value-type="float">
            <text:p>5.81039</text:p>
          </table:table-cell>
          <table:table-cell office:value-type="float" office:value="665" calcext:value-type="float">
            <text:p>665</text:p>
          </table:table-cell>
          <table:table-cell office:value-type="float" office:value="488" calcext:value-type="float">
            <text:p>48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3.359492242642" calcext:value-type="float">
            <text:p>273.359492242642</text:p>
          </table:table-cell>
          <table:table-cell office:value-type="float" office:value="274588.469927262" calcext:value-type="float">
            <text:p>274588.469927262</text:p>
          </table:table-cell>
          <table:table-cell office:value-type="float" office:value="-485525.672955825" calcext:value-type="float">
            <text:p>-485525.672955825</text:p>
          </table:table-cell>
          <table:table-cell table:formula="of:=[.O121]+SQRT(([.M122]-[.M121])^2+([.N122]-[.N121])^2)" office:value-type="float" office:value="612126.521630758" calcext:value-type="float">
            <text:p>612126.521630758</text:p>
          </table:table-cell>
          <table:table-cell table:formula="of:=[.O122]/0.3048" office:value-type="float" office:value="2008289.1129618" calcext:value-type="float">
            <text:p>2008289.11296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74801902" calcext:value-type="float">
            <text:p>1574801902</text:p>
          </table:table-cell>
          <table:table-cell office:value-type="float" office:value="33850" calcext:value-type="float">
            <text:p>33850</text:p>
          </table:table-cell>
          <table:table-cell office:value-type="float" office:value="121" calcext:value-type="float">
            <text:p>121</text:p>
          </table:table-cell>
          <table:table-cell office:value-type="float" office:value="44.22234" calcext:value-type="float">
            <text:p>44.22234</text:p>
          </table:table-cell>
          <table:table-cell office:value-type="float" office:value="5.97884" calcext:value-type="float">
            <text:p>5.97884</text:p>
          </table:table-cell>
          <table:table-cell office:value-type="float" office:value="665" calcext:value-type="float">
            <text:p>665</text:p>
          </table:table-cell>
          <table:table-cell office:value-type="float" office:value="493" calcext:value-type="float">
            <text:p>49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81.355618388351" calcext:value-type="float">
            <text:p>281.355618388351</text:p>
          </table:table-cell>
          <table:table-cell office:value-type="float" office:value="288461.095890271" calcext:value-type="float">
            <text:p>288461.095890271</text:p>
          </table:table-cell>
          <table:table-cell office:value-type="float" office:value="-493113.040002225" calcext:value-type="float">
            <text:p>-493113.040002225</text:p>
          </table:table-cell>
          <table:table-cell table:formula="of:=[.O122]+SQRT(([.M123]-[.M122])^2+([.N123]-[.N122])^2)" office:value-type="float" office:value="627938.475646828" calcext:value-type="float">
            <text:p>627938.475646828</text:p>
          </table:table-cell>
          <table:table-cell table:formula="of:=[.O123]/0.3048" office:value-type="float" office:value="2060165.60251584" calcext:value-type="float">
            <text:p>2060165.602515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74801964" calcext:value-type="float">
            <text:p>1574801964</text:p>
          </table:table-cell>
          <table:table-cell office:value-type="float" office:value="33000" calcext:value-type="float">
            <text:p>33000</text:p>
          </table:table-cell>
          <table:table-cell office:value-type="float" office:value="121" calcext:value-type="float">
            <text:p>121</text:p>
          </table:table-cell>
          <table:table-cell office:value-type="float" office:value="44.14539" calcext:value-type="float">
            <text:p>44.14539</text:p>
          </table:table-cell>
          <table:table-cell office:value-type="float" office:value="6.15149" calcext:value-type="float">
            <text:p>6.15149</text:p>
          </table:table-cell>
          <table:table-cell office:value-type="float" office:value="665" calcext:value-type="float">
            <text:p>665</text:p>
          </table:table-cell>
          <table:table-cell office:value-type="float" office:value="498" calcext:value-type="float">
            <text:p>49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88.824532422907" calcext:value-type="float">
            <text:p>288.824532422907</text:p>
          </table:table-cell>
          <table:table-cell office:value-type="float" office:value="302720.913137225" calcext:value-type="float">
            <text:p>302720.913137225</text:p>
          </table:table-cell>
          <table:table-cell office:value-type="float" office:value="-500918.778743549" calcext:value-type="float">
            <text:p>-500918.778743549</text:p>
          </table:table-cell>
          <table:table-cell table:formula="of:=[.O123]+SQRT(([.M124]-[.M123])^2+([.N124]-[.N123])^2)" office:value-type="float" office:value="644194.918837587" calcext:value-type="float">
            <text:p>644194.918837587</text:p>
          </table:table-cell>
          <table:table-cell table:formula="of:=[.O124]/0.3048" office:value-type="float" office:value="2113500.38988709" calcext:value-type="float">
            <text:p>2113500.389887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74802027" calcext:value-type="float">
            <text:p>1574802027</text:p>
          </table:table-cell>
          <table:table-cell office:value-type="float" office:value="33000" calcext:value-type="float">
            <text:p>33000</text:p>
          </table:table-cell>
          <table:table-cell office:value-type="float" office:value="121" calcext:value-type="float">
            <text:p>121</text:p>
          </table:table-cell>
          <table:table-cell office:value-type="float" office:value="44.06923" calcext:value-type="float">
            <text:p>44.06923</text:p>
          </table:table-cell>
          <table:table-cell office:value-type="float" office:value="6.32146" calcext:value-type="float">
            <text:p>6.32146</text:p>
          </table:table-cell>
          <table:table-cell office:value-type="float" office:value="665" calcext:value-type="float">
            <text:p>665</text:p>
          </table:table-cell>
          <table:table-cell office:value-type="float" office:value="498" calcext:value-type="float">
            <text:p>49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88.824532422907" calcext:value-type="float">
            <text:p>288.824532422907</text:p>
          </table:table-cell>
          <table:table-cell office:value-type="float" office:value="316799.564195918" calcext:value-type="float">
            <text:p>316799.564195918</text:p>
          </table:table-cell>
          <table:table-cell office:value-type="float" office:value="-508610.650045849" calcext:value-type="float">
            <text:p>-508610.650045849</text:p>
          </table:table-cell>
          <table:table-cell table:formula="of:=[.O124]+SQRT(([.M125]-[.M124])^2+([.N125]-[.N124])^2)" office:value-type="float" office:value="660237.777054362" calcext:value-type="float">
            <text:p>660237.777054362</text:p>
          </table:table-cell>
          <table:table-cell table:formula="of:=[.O125]/0.3048" office:value-type="float" office:value="2166134.43915473" calcext:value-type="float">
            <text:p>2166134.439154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74802091" calcext:value-type="float">
            <text:p>1574802091</text:p>
          </table:table-cell>
          <table:table-cell office:value-type="float" office:value="33000" calcext:value-type="float">
            <text:p>33000</text:p>
          </table:table-cell>
          <table:table-cell office:value-type="float" office:value="121" calcext:value-type="float">
            <text:p>121</text:p>
          </table:table-cell>
          <table:table-cell office:value-type="float" office:value="43.99127" calcext:value-type="float">
            <text:p>43.99127</text:p>
          </table:table-cell>
          <table:table-cell office:value-type="float" office:value="6.49458" calcext:value-type="float">
            <text:p>6.49458</text:p>
          </table:table-cell>
          <table:table-cell office:value-type="float" office:value="665" calcext:value-type="float">
            <text:p>665</text:p>
          </table:table-cell>
          <table:table-cell office:value-type="float" office:value="498" calcext:value-type="float">
            <text:p>49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88.824532422907" calcext:value-type="float">
            <text:p>288.824532422907</text:p>
          </table:table-cell>
          <table:table-cell office:value-type="float" office:value="331180.282840361" calcext:value-type="float">
            <text:p>331180.282840361</text:p>
          </table:table-cell>
          <table:table-cell office:value-type="float" office:value="-516449.527639185" calcext:value-type="float">
            <text:p>-516449.527639185</text:p>
          </table:table-cell>
          <table:table-cell table:formula="of:=[.O125]+SQRT(([.M126]-[.M125])^2+([.N126]-[.N125])^2)" office:value-type="float" office:value="676616.210149563" calcext:value-type="float">
            <text:p>676616.210149563</text:p>
          </table:table-cell>
          <table:table-cell table:formula="of:=[.O126]/0.3048" office:value-type="float" office:value="2219869.45587127" calcext:value-type="float">
            <text:p>2219869.45587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74802154" calcext:value-type="float">
            <text:p>1574802154</text:p>
          </table:table-cell>
          <table:table-cell office:value-type="float" office:value="33000" calcext:value-type="float">
            <text:p>33000</text:p>
          </table:table-cell>
          <table:table-cell office:value-type="float" office:value="122" calcext:value-type="float">
            <text:p>122</text:p>
          </table:table-cell>
          <table:table-cell office:value-type="float" office:value="43.91417" calcext:value-type="float">
            <text:p>43.91417</text:p>
          </table:table-cell>
          <table:table-cell office:value-type="float" office:value="6.66478" calcext:value-type="float">
            <text:p>6.66478</text:p>
          </table:table-cell>
          <table:table-cell office:value-type="float" office:value="665" calcext:value-type="float">
            <text:p>665</text:p>
          </table:table-cell>
          <table:table-cell office:value-type="float" office:value="493" calcext:value-type="float">
            <text:p>49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86.016198332759" calcext:value-type="float">
            <text:p>286.016198332759</text:p>
          </table:table-cell>
          <table:table-cell office:value-type="float" office:value="345359.669149168" calcext:value-type="float">
            <text:p>345359.669149168</text:p>
          </table:table-cell>
          <table:table-cell office:value-type="float" office:value="-524168.300882999" calcext:value-type="float">
            <text:p>-524168.300882999</text:p>
          </table:table-cell>
          <table:table-cell table:formula="of:=[.O126]+SQRT(([.M127]-[.M126])^2+([.N127]-[.N126])^2)" office:value-type="float" office:value="692760.387319174" calcext:value-type="float">
            <text:p>692760.387319174</text:p>
          </table:table-cell>
          <table:table-cell table:formula="of:=[.O127]/0.3048" office:value-type="float" office:value="2272835.91640149" calcext:value-type="float">
            <text:p>2272835.916401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74802225" calcext:value-type="float">
            <text:p>1574802225</text:p>
          </table:table-cell>
          <table:table-cell office:value-type="float" office:value="32150" calcext:value-type="float">
            <text:p>32150</text:p>
          </table:table-cell>
          <table:table-cell office:value-type="float" office:value="122" calcext:value-type="float">
            <text:p>122</text:p>
          </table:table-cell>
          <table:table-cell office:value-type="float" office:value="43.82954" calcext:value-type="float">
            <text:p>43.82954</text:p>
          </table:table-cell>
          <table:table-cell office:value-type="float" office:value="6.8503" calcext:value-type="float">
            <text:p>6.8503</text:p>
          </table:table-cell>
          <table:table-cell office:value-type="float" office:value="4179" calcext:value-type="float">
            <text:p>4179</text:p>
          </table:table-cell>
          <table:table-cell office:value-type="float" office:value="494" calcext:value-type="float">
            <text:p>4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91.228367229974" calcext:value-type="float">
            <text:p>291.228367229974</text:p>
          </table:table-cell>
          <table:table-cell office:value-type="float" office:value="360862.820536615" calcext:value-type="float">
            <text:p>360862.820536615</text:p>
          </table:table-cell>
          <table:table-cell office:value-type="float" office:value="-532603.595354691" calcext:value-type="float">
            <text:p>-532603.595354691</text:p>
          </table:table-cell>
          <table:table-cell table:formula="of:=[.O127]+SQRT(([.M128]-[.M127])^2+([.N128]-[.N127])^2)" office:value-type="float" office:value="710409.803620181" calcext:value-type="float">
            <text:p>710409.803620181</text:p>
          </table:table-cell>
          <table:table-cell table:formula="of:=[.O128]/0.3048" office:value-type="float" office:value="2330740.82552553" calcext:value-type="float">
            <text:p>2330740.825525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74802288" calcext:value-type="float">
            <text:p>1574802288</text:p>
          </table:table-cell>
          <table:table-cell office:value-type="float" office:value="31100" calcext:value-type="float">
            <text:p>31100</text:p>
          </table:table-cell>
          <table:table-cell office:value-type="float" office:value="122" calcext:value-type="float">
            <text:p>122</text:p>
          </table:table-cell>
          <table:table-cell office:value-type="float" office:value="43.75151" calcext:value-type="float">
            <text:p>43.75151</text:p>
          </table:table-cell>
          <table:table-cell office:value-type="float" office:value="7.02033" calcext:value-type="float">
            <text:p>7.02033</text:p>
          </table:table-cell>
          <table:table-cell office:value-type="float" office:value="4179" calcext:value-type="float">
            <text:p>4179</text:p>
          </table:table-cell>
          <table:table-cell office:value-type="float" office:value="494" calcext:value-type="float">
            <text:p>4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97.009054043492" calcext:value-type="float">
            <text:p>297.009054043492</text:p>
          </table:table-cell>
          <table:table-cell office:value-type="float" office:value="375114.917462258" calcext:value-type="float">
            <text:p>375114.917462258</text:p>
          </table:table-cell>
          <table:table-cell office:value-type="float" office:value="-540345.89477216" calcext:value-type="float">
            <text:p>-540345.89477216</text:p>
          </table:table-cell>
          <table:table-cell table:formula="of:=[.O128]+SQRT(([.M129]-[.M128])^2+([.N129]-[.N128])^2)" office:value-type="float" office:value="726629.096670363" calcext:value-type="float">
            <text:p>726629.096670363</text:p>
          </table:table-cell>
          <table:table-cell table:formula="of:=[.O129]/0.3048" office:value-type="float" office:value="2383953.72923347" calcext:value-type="float">
            <text:p>2383953.729233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74802351" calcext:value-type="float">
            <text:p>1574802351</text:p>
          </table:table-cell>
          <table:table-cell office:value-type="float" office:value="31000" calcext:value-type="float">
            <text:p>31000</text:p>
          </table:table-cell>
          <table:table-cell office:value-type="float" office:value="122" calcext:value-type="float">
            <text:p>122</text:p>
          </table:table-cell>
          <table:table-cell office:value-type="float" office:value="43.67258" calcext:value-type="float">
            <text:p>43.67258</text:p>
          </table:table-cell>
          <table:table-cell office:value-type="float" office:value="7.19106" calcext:value-type="float">
            <text:p>7.19106</text:p>
          </table:table-cell>
          <table:table-cell office:value-type="float" office:value="4179" calcext:value-type="float">
            <text:p>4179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01.155066538061" calcext:value-type="float">
            <text:p>301.155066538061</text:p>
          </table:table-cell>
          <table:table-cell office:value-type="float" office:value="389468.695188243" calcext:value-type="float">
            <text:p>389468.695188243</text:p>
          </table:table-cell>
          <table:table-cell office:value-type="float" office:value="-548145.007724041" calcext:value-type="float">
            <text:p>-548145.007724041</text:p>
          </table:table-cell>
          <table:table-cell table:formula="of:=[.O129]+SQRT(([.M130]-[.M129])^2+([.N130]-[.N129])^2)" office:value-type="float" office:value="742964.857988501" calcext:value-type="float">
            <text:p>742964.857988501</text:p>
          </table:table-cell>
          <table:table-cell table:formula="of:=[.O130]/0.3048" office:value-type="float" office:value="2437548.74668143" calcext:value-type="float">
            <text:p>2437548.746681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74802415" calcext:value-type="float">
            <text:p>1574802415</text:p>
          </table:table-cell>
          <table:table-cell office:value-type="float" office:value="31025" calcext:value-type="float">
            <text:p>31025</text:p>
          </table:table-cell>
          <table:table-cell office:value-type="float" office:value="122" calcext:value-type="float">
            <text:p>122</text:p>
          </table:table-cell>
          <table:table-cell office:value-type="float" office:value="43.59467" calcext:value-type="float">
            <text:p>43.59467</text:p>
          </table:table-cell>
          <table:table-cell office:value-type="float" office:value="7.35905" calcext:value-type="float">
            <text:p>7.35905</text:p>
          </table:table-cell>
          <table:table-cell office:value-type="float" office:value="4179" calcext:value-type="float">
            <text:p>4179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98.022708052931" calcext:value-type="float">
            <text:p>298.022708052931</text:p>
          </table:table-cell>
          <table:table-cell office:value-type="float" office:value="403632.276120282" calcext:value-type="float">
            <text:p>403632.276120282</text:p>
          </table:table-cell>
          <table:table-cell office:value-type="float" office:value="-555807.651502805" calcext:value-type="float">
            <text:p>-555807.651502805</text:p>
          </table:table-cell>
          <table:table-cell table:formula="of:=[.O130]+SQRT(([.M131]-[.M130])^2+([.N131]-[.N130])^2)" office:value-type="float" office:value="759068.371098957" calcext:value-type="float">
            <text:p>759068.371098957</text:p>
          </table:table-cell>
          <table:table-cell table:formula="of:=[.O131]/0.3048" office:value-type="float" office:value="2490381.79494409" calcext:value-type="float">
            <text:p>2490381.794944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74802476" calcext:value-type="float">
            <text:p>1574802476</text:p>
          </table:table-cell>
          <table:table-cell office:value-type="float" office:value="31000" calcext:value-type="float">
            <text:p>31000</text:p>
          </table:table-cell>
          <table:table-cell office:value-type="float" office:value="122" calcext:value-type="float">
            <text:p>122</text:p>
          </table:table-cell>
          <table:table-cell office:value-type="float" office:value="43.51813" calcext:value-type="float">
            <text:p>43.51813</text:p>
          </table:table-cell>
          <table:table-cell office:value-type="float" office:value="7.52314" calcext:value-type="float">
            <text:p>7.52314</text:p>
          </table:table-cell>
          <table:table-cell office:value-type="float" office:value="4179" calcext:value-type="float">
            <text:p>4179</text:p>
          </table:table-cell>
          <table:table-cell office:value-type="float" office:value="502" calcext:value-type="float">
            <text:p>5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02.352509682658" calcext:value-type="float">
            <text:p>302.352509682658</text:p>
          </table:table-cell>
          <table:table-cell office:value-type="float" office:value="417507.194030174" calcext:value-type="float">
            <text:p>417507.194030174</text:p>
          </table:table-cell>
          <table:table-cell office:value-type="float" office:value="-563303.675087285" calcext:value-type="float">
            <text:p>-563303.675087285</text:p>
          </table:table-cell>
          <table:table-cell table:formula="of:=[.O131]+SQRT(([.M132]-[.M131])^2+([.N132]-[.N131])^2)" office:value-type="float" office:value="774838.714043399" calcext:value-type="float">
            <text:p>774838.714043399</text:p>
          </table:table-cell>
          <table:table-cell table:formula="of:=[.O132]/0.3048" office:value-type="float" office:value="2542121.76523425" calcext:value-type="float">
            <text:p>2542121.765234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74802540" calcext:value-type="float">
            <text:p>1574802540</text:p>
          </table:table-cell>
          <table:table-cell office:value-type="float" office:value="30700" calcext:value-type="float">
            <text:p>30700</text:p>
          </table:table-cell>
          <table:table-cell office:value-type="float" office:value="122" calcext:value-type="float">
            <text:p>122</text:p>
          </table:table-cell>
          <table:table-cell office:value-type="float" office:value="43.43599" calcext:value-type="float">
            <text:p>43.43599</text:p>
          </table:table-cell>
          <table:table-cell office:value-type="float" office:value="7.69795" calcext:value-type="float">
            <text:p>7.69795</text:p>
          </table:table-cell>
          <table:table-cell office:value-type="float" office:value="4179" calcext:value-type="float">
            <text:p>4179</text:p>
          </table:table-cell>
          <table:table-cell office:value-type="float" office:value="519" calcext:value-type="float">
            <text:p>5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14.278824705947" calcext:value-type="float">
            <text:p>314.278824705947</text:p>
          </table:table-cell>
          <table:table-cell office:value-type="float" office:value="432333.52024724" calcext:value-type="float">
            <text:p>432333.52024724</text:p>
          </table:table-cell>
          <table:table-cell office:value-type="float" office:value="-571314.875076729" calcext:value-type="float">
            <text:p>-571314.875076729</text:p>
          </table:table-cell>
          <table:table-cell table:formula="of:=[.O132]+SQRT(([.M133]-[.M132])^2+([.N133]-[.N132])^2)" office:value-type="float" office:value="791690.992060502" calcext:value-type="float">
            <text:p>791690.992060502</text:p>
          </table:table-cell>
          <table:table-cell table:formula="of:=[.O133]/0.3048" office:value-type="float" office:value="2597411.39127461" calcext:value-type="float">
            <text:p>2597411.391274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74802603" calcext:value-type="float">
            <text:p>1574802603</text:p>
          </table:table-cell>
          <table:table-cell office:value-type="float" office:value="29625" calcext:value-type="float">
            <text:p>29625</text:p>
          </table:table-cell>
          <table:table-cell office:value-type="float" office:value="122" calcext:value-type="float">
            <text:p>122</text:p>
          </table:table-cell>
          <table:table-cell office:value-type="float" office:value="43.35599" calcext:value-type="float">
            <text:p>43.35599</text:p>
          </table:table-cell>
          <table:table-cell office:value-type="float" office:value="7.86742" calcext:value-type="float">
            <text:p>7.86742</text:p>
          </table:table-cell>
          <table:table-cell office:value-type="float" office:value="4179" calcext:value-type="float">
            <text:p>4179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16.286059627515" calcext:value-type="float">
            <text:p>316.286059627515</text:p>
          </table:table-cell>
          <table:table-cell office:value-type="float" office:value="446749.884130546" calcext:value-type="float">
            <text:p>446749.884130546</text:p>
          </table:table-cell>
          <table:table-cell office:value-type="float" office:value="-579081.575500818" calcext:value-type="float">
            <text:p>-579081.575500818</text:p>
          </table:table-cell>
          <table:table-cell table:formula="of:=[.O133]+SQRT(([.M134]-[.M133])^2+([.N134]-[.N133])^2)" office:value-type="float" office:value="808066.375509248" calcext:value-type="float">
            <text:p>808066.375509248</text:p>
          </table:table-cell>
          <table:table-cell table:formula="of:=[.O134]/0.3048" office:value-type="float" office:value="2651136.4025894" calcext:value-type="float">
            <text:p>2651136.40258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74802667" calcext:value-type="float">
            <text:p>1574802667</text:p>
          </table:table-cell>
          <table:table-cell office:value-type="float" office:value="27275" calcext:value-type="float">
            <text:p>27275</text:p>
          </table:table-cell>
          <table:table-cell office:value-type="float" office:value="123" calcext:value-type="float">
            <text:p>123</text:p>
          </table:table-cell>
          <table:table-cell office:value-type="float" office:value="43.27286" calcext:value-type="float">
            <text:p>43.27286</text:p>
          </table:table-cell>
          <table:table-cell office:value-type="float" office:value="8.04238" calcext:value-type="float">
            <text:p>8.04238</text:p>
          </table:table-cell>
          <table:table-cell office:value-type="float" office:value="4179" calcext:value-type="float">
            <text:p>4179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28.916114943761" calcext:value-type="float">
            <text:p>328.916114943761</text:p>
          </table:table-cell>
          <table:table-cell office:value-type="float" office:value="461679.208852342" calcext:value-type="float">
            <text:p>461679.208852342</text:p>
          </table:table-cell>
          <table:table-cell office:value-type="float" office:value="-587117.098682735" calcext:value-type="float">
            <text:p>-587117.098682735</text:p>
          </table:table-cell>
          <table:table-cell table:formula="of:=[.O134]+SQRT(([.M135]-[.M134])^2+([.N135]-[.N134])^2)" office:value-type="float" office:value="825020.854842331" calcext:value-type="float">
            <text:p>825020.854842331</text:p>
          </table:table-cell>
          <table:table-cell table:formula="of:=[.O135]/0.3048" office:value-type="float" office:value="2706761.33478455" calcext:value-type="float">
            <text:p>2706761.334784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74802727" calcext:value-type="float">
            <text:p>1574802727</text:p>
          </table:table-cell>
          <table:table-cell office:value-type="float" office:value="24850" calcext:value-type="float">
            <text:p>24850</text:p>
          </table:table-cell>
          <table:table-cell office:value-type="float" office:value="123" calcext:value-type="float">
            <text:p>123</text:p>
          </table:table-cell>
          <table:table-cell office:value-type="float" office:value="43.19641" calcext:value-type="float">
            <text:p>43.19641</text:p>
          </table:table-cell>
          <table:table-cell office:value-type="float" office:value="8.20276" calcext:value-type="float">
            <text:p>8.20276</text:p>
          </table:table-cell>
          <table:table-cell office:value-type="float" office:value="4179" calcext:value-type="float">
            <text:p>4179</text:p>
          </table:table-cell>
          <table:table-cell office:value-type="float" office:value="489" calcext:value-type="float">
            <text:p>4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29.406645877491" calcext:value-type="float">
            <text:p>329.406645877491</text:p>
          </table:table-cell>
          <table:table-cell office:value-type="float" office:value="475403.799109609" calcext:value-type="float">
            <text:p>475403.799109609</text:p>
          </table:table-cell>
          <table:table-cell office:value-type="float" office:value="-594472.275267461" calcext:value-type="float">
            <text:p>-594472.275267461</text:p>
          </table:table-cell>
          <table:table-cell table:formula="of:=[.O135]+SQRT(([.M136]-[.M135])^2+([.N136]-[.N135])^2)" office:value-type="float" office:value="840592.078311358" calcext:value-type="float">
            <text:p>840592.078311358</text:p>
          </table:table-cell>
          <table:table-cell table:formula="of:=[.O136]/0.3048" office:value-type="float" office:value="2757848.0259559" calcext:value-type="float">
            <text:p>2757848.02595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74802796" calcext:value-type="float">
            <text:p>1574802796</text:p>
          </table:table-cell>
          <table:table-cell office:value-type="float" office:value="22225" calcext:value-type="float">
            <text:p>22225</text:p>
          </table:table-cell>
          <table:table-cell office:value-type="float" office:value="123" calcext:value-type="float">
            <text:p>123</text:p>
          </table:table-cell>
          <table:table-cell office:value-type="float" office:value="43.10979" calcext:value-type="float">
            <text:p>43.10979</text:p>
          </table:table-cell>
          <table:table-cell office:value-type="float" office:value="8.3827" calcext:value-type="float">
            <text:p>8.3827</text:p>
          </table:table-cell>
          <table:table-cell office:value-type="float" office:value="4179" calcext:value-type="float">
            <text:p>4179</text:p>
          </table:table-cell>
          <table:table-cell office:value-type="float" office:value="501" calcext:value-type="float">
            <text:p>5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53.279414747755" calcext:value-type="float">
            <text:p>353.279414747755</text:p>
          </table:table-cell>
          <table:table-cell office:value-type="float" office:value="490852.232763713" calcext:value-type="float">
            <text:p>490852.232763713</text:p>
          </table:table-cell>
          <table:table-cell office:value-type="float" office:value="-602774.237826908" calcext:value-type="float">
            <text:p>-602774.237826908</text:p>
          </table:table-cell>
          <table:table-cell table:formula="of:=[.O136]+SQRT(([.M137]-[.M136])^2+([.N137]-[.N136])^2)" office:value-type="float" office:value="858129.94262557" calcext:value-type="float">
            <text:p>858129.94262557</text:p>
          </table:table-cell>
          <table:table-cell table:formula="of:=[.O137]/0.3048" office:value-type="float" office:value="2815386.95087129" calcext:value-type="float">
            <text:p>2815386.950871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74802857" calcext:value-type="float">
            <text:p>1574802857</text:p>
          </table:table-cell>
          <table:table-cell office:value-type="float" office:value="19925" calcext:value-type="float">
            <text:p>19925</text:p>
          </table:table-cell>
          <table:table-cell office:value-type="float" office:value="123" calcext:value-type="float">
            <text:p>123</text:p>
          </table:table-cell>
          <table:table-cell office:value-type="float" office:value="43.03509" calcext:value-type="float">
            <text:p>43.03509</text:p>
          </table:table-cell>
          <table:table-cell office:value-type="float" office:value="8.53734" calcext:value-type="float">
            <text:p>8.53734</text:p>
          </table:table-cell>
          <table:table-cell office:value-type="float" office:value="717" calcext:value-type="float">
            <text:p>717</text:p>
          </table:table-cell>
          <table:table-cell office:value-type="float" office:value="476" calcext:value-type="float">
            <text:p>47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49.252275447578" calcext:value-type="float">
            <text:p>349.252275447578</text:p>
          </table:table-cell>
          <table:table-cell office:value-type="float" office:value="504167.234929743" calcext:value-type="float">
            <text:p>504167.234929743</text:p>
          </table:table-cell>
          <table:table-cell office:value-type="float" office:value="-609900.256724941" calcext:value-type="float">
            <text:p>-609900.256724941</text:p>
          </table:table-cell>
          <table:table-cell table:formula="of:=[.O137]+SQRT(([.M138]-[.M137])^2+([.N138]-[.N137])^2)" office:value-type="float" office:value="873231.910312481" calcext:value-type="float">
            <text:p>873231.910312481</text:p>
          </table:table-cell>
          <table:table-cell table:formula="of:=[.O138]/0.3048" office:value-type="float" office:value="2864934.08895171" calcext:value-type="float">
            <text:p>2864934.0889517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74802920" calcext:value-type="float">
            <text:p>1574802920</text:p>
          </table:table-cell>
          <table:table-cell office:value-type="float" office:value="17650" calcext:value-type="float">
            <text:p>17650</text:p>
          </table:table-cell>
          <table:table-cell office:value-type="float" office:value="123" calcext:value-type="float">
            <text:p>123</text:p>
          </table:table-cell>
          <table:table-cell office:value-type="float" office:value="42.95961" calcext:value-type="float">
            <text:p>42.95961</text:p>
          </table:table-cell>
          <table:table-cell office:value-type="float" office:value="8.69306" calcext:value-type="float">
            <text:p>8.69306</text:p>
          </table:table-cell>
          <table:table-cell office:value-type="float" office:value="717" calcext:value-type="float">
            <text:p>717</text:p>
          </table:table-cell>
          <table:table-cell office:value-type="float" office:value="457" calcext:value-type="float">
            <text:p>45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48.485342570651" calcext:value-type="float">
            <text:p>348.485342570651</text:p>
          </table:table-cell>
          <table:table-cell office:value-type="float" office:value="517611.660368723" calcext:value-type="float">
            <text:p>517611.660368723</text:p>
          </table:table-cell>
          <table:table-cell office:value-type="float" office:value="-617069.467716541" calcext:value-type="float">
            <text:p>-617069.467716541</text:p>
          </table:table-cell>
          <table:table-cell table:formula="of:=[.O138]+SQRT(([.M139]-[.M138])^2+([.N139]-[.N138])^2)" office:value-type="float" office:value="888468.385023725" calcext:value-type="float">
            <text:p>888468.385023725</text:p>
          </table:table-cell>
          <table:table-cell table:formula="of:=[.O139]/0.3048" office:value-type="float" office:value="2914922.52304372" calcext:value-type="float">
            <text:p>2914922.523043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74802951" calcext:value-type="float">
            <text:p>1574802951</text:p>
          </table:table-cell>
          <table:table-cell office:value-type="float" office:value="16575" calcext:value-type="float">
            <text:p>16575</text:p>
          </table:table-cell>
          <table:table-cell office:value-type="float" office:value="123" calcext:value-type="float">
            <text:p>123</text:p>
          </table:table-cell>
          <table:table-cell office:value-type="float" office:value="42.92336" calcext:value-type="float">
            <text:p>42.92336</text:p>
          </table:table-cell>
          <table:table-cell office:value-type="float" office:value="8.76728" calcext:value-type="float">
            <text:p>8.76728</text:p>
          </table:table-cell>
          <table:table-cell office:value-type="float" office:value="717" calcext:value-type="float">
            <text:p>717</text:p>
          </table:table-cell>
          <table:table-cell office:value-type="float" office:value="452" calcext:value-type="float">
            <text:p>4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50.904700669385" calcext:value-type="float">
            <text:p>350.904700669385</text:p>
          </table:table-cell>
          <table:table-cell office:value-type="float" office:value="524034.228370941" calcext:value-type="float">
            <text:p>524034.228370941</text:p>
          </table:table-cell>
          <table:table-cell office:value-type="float" office:value="-620504.296199552" calcext:value-type="float">
            <text:p>-620504.296199552</text:p>
          </table:table-cell>
          <table:table-cell table:formula="of:=[.O139]+SQRT(([.M140]-[.M139])^2+([.N140]-[.N139])^2)" office:value-type="float" office:value="895751.751446665" calcext:value-type="float">
            <text:p>895751.751446665</text:p>
          </table:table-cell>
          <table:table-cell table:formula="of:=[.O140]/0.3048" office:value-type="float" office:value="2938818.0821741" calcext:value-type="float">
            <text:p>2938818.08217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74802987" calcext:value-type="float">
            <text:p>1574802987</text:p>
          </table:table-cell>
          <table:table-cell office:value-type="float" office:value="15325" calcext:value-type="float">
            <text:p>15325</text:p>
          </table:table-cell>
          <table:table-cell office:value-type="float" office:value="123" calcext:value-type="float">
            <text:p>123</text:p>
          </table:table-cell>
          <table:table-cell office:value-type="float" office:value="42.8815" calcext:value-type="float">
            <text:p>42.8815</text:p>
          </table:table-cell>
          <table:table-cell office:value-type="float" office:value="8.85263" calcext:value-type="float">
            <text:p>8.85263</text:p>
          </table:table-cell>
          <table:table-cell office:value-type="float" office:value="17654" calcext:value-type="float">
            <text:p>17654</text:p>
          </table:table-cell>
          <table:table-cell office:value-type="float" office:value="444" calcext:value-type="float">
            <text:p>4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51.898878005578" calcext:value-type="float">
            <text:p>351.898878005578</text:p>
          </table:table-cell>
          <table:table-cell office:value-type="float" office:value="531431.267175929" calcext:value-type="float">
            <text:p>531431.267175929</text:p>
          </table:table-cell>
          <table:table-cell office:value-type="float" office:value="-624463.390467244" calcext:value-type="float">
            <text:p>-624463.390467244</text:p>
          </table:table-cell>
          <table:table-cell table:formula="of:=[.O140]+SQRT(([.M141]-[.M140])^2+([.N141]-[.N140])^2)" office:value-type="float" office:value="904141.662679984" calcext:value-type="float">
            <text:p>904141.662679984</text:p>
          </table:table-cell>
          <table:table-cell table:formula="of:=[.O141]/0.3048" office:value-type="float" office:value="2966344.03766399" calcext:value-type="float">
            <text:p>2966344.037663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74803021" calcext:value-type="float">
            <text:p>1574803021</text:p>
          </table:table-cell>
          <table:table-cell office:value-type="float" office:value="14175" calcext:value-type="float">
            <text:p>14175</text:p>
          </table:table-cell>
          <table:table-cell office:value-type="float" office:value="123" calcext:value-type="float">
            <text:p>123</text:p>
          </table:table-cell>
          <table:table-cell office:value-type="float" office:value="42.84421" calcext:value-type="float">
            <text:p>42.84421</text:p>
          </table:table-cell>
          <table:table-cell office:value-type="float" office:value="8.92881" calcext:value-type="float">
            <text:p>8.92881</text:p>
          </table:table-cell>
          <table:table-cell office:value-type="float" office:value="16029" calcext:value-type="float">
            <text:p>16029</text:p>
          </table:table-cell>
          <table:table-cell office:value-type="float" office:value="432" calcext:value-type="float">
            <text:p>4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48.934121391095" calcext:value-type="float">
            <text:p>348.934121391095</text:p>
          </table:table-cell>
          <table:table-cell office:value-type="float" office:value="538041.678397002" calcext:value-type="float">
            <text:p>538041.678397002</text:p>
          </table:table-cell>
          <table:table-cell office:value-type="float" office:value="-627980.033818675" calcext:value-type="float">
            <text:p>-627980.033818675</text:p>
          </table:table-cell>
          <table:table-cell table:formula="of:=[.O141]+SQRT(([.M142]-[.M141])^2+([.N142]-[.N141])^2)" office:value-type="float" office:value="911629.273578853" calcext:value-type="float">
            <text:p>911629.273578853</text:p>
          </table:table-cell>
          <table:table-cell table:formula="of:=[.O142]/0.3048" office:value-type="float" office:value="2990909.69021933" calcext:value-type="float">
            <text:p>2990909.690219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74803056" calcext:value-type="float">
            <text:p>1574803056</text:p>
          </table:table-cell>
          <table:table-cell office:value-type="float" office:value="12925" calcext:value-type="float">
            <text:p>12925</text:p>
          </table:table-cell>
          <table:table-cell office:value-type="float" office:value="123" calcext:value-type="float">
            <text:p>123</text:p>
          </table:table-cell>
          <table:table-cell office:value-type="float" office:value="42.80492" calcext:value-type="float">
            <text:p>42.80492</text:p>
          </table:table-cell>
          <table:table-cell office:value-type="float" office:value="9.00873" calcext:value-type="float">
            <text:p>9.00873</text:p>
          </table:table-cell>
          <table:table-cell office:value-type="float" office:value="6415" calcext:value-type="float">
            <text:p>6415</text:p>
          </table:table-cell>
          <table:table-cell office:value-type="float" office:value="421" calcext:value-type="float">
            <text:p>4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47.049185301405" calcext:value-type="float">
            <text:p>347.049185301405</text:p>
          </table:table-cell>
          <table:table-cell office:value-type="float" office:value="544987.167172139" calcext:value-type="float">
            <text:p>544987.167172139</text:p>
          </table:table-cell>
          <table:table-cell office:value-type="float" office:value="-631678.750658081" calcext:value-type="float">
            <text:p>-631678.750658081</text:p>
          </table:table-cell>
          <table:table-cell table:formula="of:=[.O142]+SQRT(([.M143]-[.M142])^2+([.N143]-[.N142])^2)" office:value-type="float" office:value="919498.220178217" calcext:value-type="float">
            <text:p>919498.220178217</text:p>
          </table:table-cell>
          <table:table-cell table:formula="of:=[.O143]/0.3048" office:value-type="float" office:value="3016726.44415426" calcext:value-type="float">
            <text:p>3016726.444154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74803092" calcext:value-type="float">
            <text:p>1574803092</text:p>
          </table:table-cell>
          <table:table-cell office:value-type="float" office:value="11750" calcext:value-type="float">
            <text:p>11750</text:p>
          </table:table-cell>
          <table:table-cell office:value-type="float" office:value="123" calcext:value-type="float">
            <text:p>123</text:p>
          </table:table-cell>
          <table:table-cell office:value-type="float" office:value="42.76703" calcext:value-type="float">
            <text:p>42.76703</text:p>
          </table:table-cell>
          <table:table-cell office:value-type="float" office:value="9.08544" calcext:value-type="float">
            <text:p>9.08544</text:p>
          </table:table-cell>
          <table:table-cell office:value-type="float" office:value="6415" calcext:value-type="float">
            <text:p>6415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42.797439326128" calcext:value-type="float">
            <text:p>342.797439326128</text:p>
          </table:table-cell>
          <table:table-cell office:value-type="float" office:value="551664.047145362" calcext:value-type="float">
            <text:p>551664.047145362</text:p>
          </table:table-cell>
          <table:table-cell office:value-type="float" office:value="-635239.604861207" calcext:value-type="float">
            <text:p>-635239.604861207</text:p>
          </table:table-cell>
          <table:table-cell table:formula="of:=[.O143]+SQRT(([.M144]-[.M143])^2+([.N144]-[.N143])^2)" office:value-type="float" office:value="927065.280957196" calcext:value-type="float">
            <text:p>927065.280957196</text:p>
          </table:table-cell>
          <table:table-cell table:formula="of:=[.O144]/0.3048" office:value-type="float" office:value="3041552.75904592" calcext:value-type="float">
            <text:p>3041552.759045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74803108" calcext:value-type="float">
            <text:p>1574803108</text:p>
          </table:table-cell>
          <table:table-cell office:value-type="float" office:value="11225" calcext:value-type="float">
            <text:p>11225</text:p>
          </table:table-cell>
          <table:table-cell office:value-type="float" office:value="123" calcext:value-type="float">
            <text:p>123</text:p>
          </table:table-cell>
          <table:table-cell office:value-type="float" office:value="42.75119" calcext:value-type="float">
            <text:p>42.75119</text:p>
          </table:table-cell>
          <table:table-cell office:value-type="float" office:value="9.1174" calcext:value-type="float">
            <text:p>9.1174</text:p>
          </table:table-cell>
          <table:table-cell office:value-type="float" office:value="6415" calcext:value-type="float">
            <text:p>6415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25.492225236489" calcext:value-type="float">
            <text:p>325.492225236489</text:p>
          </table:table-cell>
          <table:table-cell office:value-type="float" office:value="554448.89326677" calcext:value-type="float">
            <text:p>554448.89326677</text:p>
          </table:table-cell>
          <table:table-cell office:value-type="float" office:value="-636726.508674466" calcext:value-type="float">
            <text:p>-636726.508674466</text:p>
          </table:table-cell>
          <table:table-cell table:formula="of:=[.O144]+SQRT(([.M145]-[.M144])^2+([.N145]-[.N144])^2)" office:value-type="float" office:value="930222.217901419" calcext:value-type="float">
            <text:p>930222.217901419</text:p>
          </table:table-cell>
          <table:table-cell table:formula="of:=[.O145]/0.3048" office:value-type="float" office:value="3051910.16371857" calcext:value-type="float">
            <text:p>3051910.163718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74803114" calcext:value-type="float">
            <text:p>1574803114</text:p>
          </table:table-cell>
          <table:table-cell office:value-type="float" office:value="11075" calcext:value-type="float">
            <text:p>11075</text:p>
          </table:table-cell>
          <table:table-cell office:value-type="float" office:value="123" calcext:value-type="float">
            <text:p>123</text:p>
          </table:table-cell>
          <table:table-cell office:value-type="float" office:value="42.74451" calcext:value-type="float">
            <text:p>42.74451</text:p>
          </table:table-cell>
          <table:table-cell office:value-type="float" office:value="9.13095" calcext:value-type="float">
            <text:p>9.13095</text:p>
          </table:table-cell>
          <table:table-cell office:value-type="float" office:value="6415" calcext:value-type="float">
            <text:p>6415</text:p>
          </table:table-cell>
          <table:table-cell office:value-type="float" office:value="373" calcext:value-type="float">
            <text:p>37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16.996834766725" calcext:value-type="float">
            <text:p>316.996834766725</text:p>
          </table:table-cell>
          <table:table-cell office:value-type="float" office:value="555629.672175754" calcext:value-type="float">
            <text:p>555629.672175754</text:p>
          </table:table-cell>
          <table:table-cell office:value-type="float" office:value="-637352.516945343" calcext:value-type="float">
            <text:p>-637352.516945343</text:p>
          </table:table-cell>
          <table:table-cell table:formula="of:=[.O145]+SQRT(([.M146]-[.M145])^2+([.N146]-[.N145])^2)" office:value-type="float" office:value="931558.677847361" calcext:value-type="float">
            <text:p>931558.677847361</text:p>
          </table:table-cell>
          <table:table-cell table:formula="of:=[.O146]/0.3048" office:value-type="float" office:value="3056294.8748273" calcext:value-type="float">
            <text:p>3056294.874827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74803132" calcext:value-type="float">
            <text:p>1574803132</text:p>
          </table:table-cell>
          <table:table-cell office:value-type="float" office:value="10625" calcext:value-type="float">
            <text:p>10625</text:p>
          </table:table-cell>
          <table:table-cell office:value-type="float" office:value="123" calcext:value-type="float">
            <text:p>123</text:p>
          </table:table-cell>
          <table:table-cell office:value-type="float" office:value="42.72766" calcext:value-type="float">
            <text:p>42.72766</text:p>
          </table:table-cell>
          <table:table-cell office:value-type="float" office:value="9.16534" calcext:value-type="float">
            <text:p>9.16534</text:p>
          </table:table-cell>
          <table:table-cell office:value-type="float" office:value="6415" calcext:value-type="float">
            <text:p>6415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99.739672119272" calcext:value-type="float">
            <text:p>299.739672119272</text:p>
          </table:table-cell>
          <table:table-cell office:value-type="float" office:value="558626.654983782" calcext:value-type="float">
            <text:p>558626.654983782</text:p>
          </table:table-cell>
          <table:table-cell office:value-type="float" office:value="-638928.645999703" calcext:value-type="float">
            <text:p>-638928.645999703</text:p>
          </table:table-cell>
          <table:table-cell table:formula="of:=[.O146]+SQRT(([.M147]-[.M146])^2+([.N147]-[.N146])^2)" office:value-type="float" office:value="934944.839206129" calcext:value-type="float">
            <text:p>934944.839206129</text:p>
          </table:table-cell>
          <table:table-cell table:formula="of:=[.O147]/0.3048" office:value-type="float" office:value="3067404.3281041" calcext:value-type="float">
            <text:p>3067404.328104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74803148" calcext:value-type="float">
            <text:p>1574803148</text:p>
          </table:table-cell>
          <table:table-cell office:value-type="float" office:value="10325" calcext:value-type="float">
            <text:p>10325</text:p>
          </table:table-cell>
          <table:table-cell office:value-type="float" office:value="123" calcext:value-type="float">
            <text:p>123</text:p>
          </table:table-cell>
          <table:table-cell office:value-type="float" office:value="42.71429" calcext:value-type="float">
            <text:p>42.71429</text:p>
          </table:table-cell>
          <table:table-cell office:value-type="float" office:value="9.19249" calcext:value-type="float">
            <text:p>9.19249</text:p>
          </table:table-cell>
          <table:table-cell office:value-type="float" office:value="6415" calcext:value-type="float">
            <text:p>6415</text:p>
          </table:table-cell>
          <table:table-cell office:value-type="float" office:value="332" calcext:value-type="float">
            <text:p>3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85.810968688081" calcext:value-type="float">
            <text:p>285.810968688081</text:p>
          </table:table-cell>
          <table:table-cell office:value-type="float" office:value="560994.557638286" calcext:value-type="float">
            <text:p>560994.557638286</text:p>
          </table:table-cell>
          <table:table-cell office:value-type="float" office:value="-640179.132625195" calcext:value-type="float">
            <text:p>-640179.132625195</text:p>
          </table:table-cell>
          <table:table-cell table:formula="of:=[.O147]+SQRT(([.M148]-[.M147])^2+([.N148]-[.N147])^2)" office:value-type="float" office:value="937622.651705492" calcext:value-type="float">
            <text:p>937622.651705492</text:p>
          </table:table-cell>
          <table:table-cell table:formula="of:=[.O148]/0.3048" office:value-type="float" office:value="3076189.80218337" calcext:value-type="float">
            <text:p>3076189.802183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74803163" calcext:value-type="float">
            <text:p>1574803163</text:p>
          </table:table-cell>
          <table:table-cell office:value-type="float" office:value="10050" calcext:value-type="float">
            <text:p>10050</text:p>
          </table:table-cell>
          <table:table-cell office:value-type="float" office:value="123" calcext:value-type="float">
            <text:p>123</text:p>
          </table:table-cell>
          <table:table-cell office:value-type="float" office:value="42.70226" calcext:value-type="float">
            <text:p>42.70226</text:p>
          </table:table-cell>
          <table:table-cell office:value-type="float" office:value="9.21678" calcext:value-type="float">
            <text:p>9.21678</text:p>
          </table:table-cell>
          <table:table-cell office:value-type="float" office:value="6415" calcext:value-type="float">
            <text:p>6415</text:p>
          </table:table-cell>
          <table:table-cell office:value-type="float" office:value="317" calcext:value-type="float">
            <text:p>3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4.20324436324" calcext:value-type="float">
            <text:p>274.20324436324</text:p>
          </table:table-cell>
          <table:table-cell office:value-type="float" office:value="563114.60349353" calcext:value-type="float">
            <text:p>563114.60349353</text:p>
          </table:table-cell>
          <table:table-cell office:value-type="float" office:value="-641304.493303492" calcext:value-type="float">
            <text:p>-641304.493303492</text:p>
          </table:table-cell>
          <table:table-cell table:formula="of:=[.O148]+SQRT(([.M149]-[.M148])^2+([.N149]-[.N148])^2)" office:value-type="float" office:value="940022.86650517" calcext:value-type="float">
            <text:p>940022.86650517</text:p>
          </table:table-cell>
          <table:table-cell table:formula="of:=[.O149]/0.3048" office:value-type="float" office:value="3084064.52265476" calcext:value-type="float">
            <text:p>3084064.5226547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74803178" calcext:value-type="float">
            <text:p>1574803178</text:p>
          </table:table-cell>
          <table:table-cell office:value-type="float" office:value="9550" calcext:value-type="float">
            <text:p>9550</text:p>
          </table:table-cell>
          <table:table-cell office:value-type="float" office:value="123" calcext:value-type="float">
            <text:p>123</text:p>
          </table:table-cell>
          <table:table-cell office:value-type="float" office:value="42.68957" calcext:value-type="float">
            <text:p>42.68957</text:p>
          </table:table-cell>
          <table:table-cell office:value-type="float" office:value="9.2425" calcext:value-type="float">
            <text:p>9.2425</text:p>
          </table:table-cell>
          <table:table-cell office:value-type="float" office:value="6415" calcext:value-type="float">
            <text:p>6415</text:p>
          </table:table-cell>
          <table:table-cell office:value-type="float" office:value="308" calcext:value-type="float">
            <text:p>30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8.595014170529" calcext:value-type="float">
            <text:p>268.595014170529</text:p>
          </table:table-cell>
          <table:table-cell office:value-type="float" office:value="565359.907006344" calcext:value-type="float">
            <text:p>565359.907006344</text:p>
          </table:table-cell>
          <table:table-cell office:value-type="float" office:value="-642489.824410804" calcext:value-type="float">
            <text:p>-642489.824410804</text:p>
          </table:table-cell>
          <table:table-cell table:formula="of:=[.O149]+SQRT(([.M150]-[.M149])^2+([.N150]-[.N149])^2)" office:value-type="float" office:value="942561.842223569" calcext:value-type="float">
            <text:p>942561.842223569</text:p>
          </table:table-cell>
          <table:table-cell table:formula="of:=[.O150]/0.3048" office:value-type="float" office:value="3092394.49548415" calcext:value-type="float">
            <text:p>3092394.495484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74803193" calcext:value-type="float">
            <text:p>1574803193</text:p>
          </table:table-cell>
          <table:table-cell office:value-type="float" office:value="8950" calcext:value-type="float">
            <text:p>8950</text:p>
          </table:table-cell>
          <table:table-cell office:value-type="float" office:value="122" calcext:value-type="float">
            <text:p>122</text:p>
          </table:table-cell>
          <table:table-cell office:value-type="float" office:value="42.67783" calcext:value-type="float">
            <text:p>42.67783</text:p>
          </table:table-cell>
          <table:table-cell office:value-type="float" office:value="9.26697" calcext:value-type="float">
            <text:p>9.26697</text:p>
          </table:table-cell>
          <table:table-cell office:value-type="float" office:value="6415" calcext:value-type="float">
            <text:p>6415</text:p>
          </table:table-cell>
          <table:table-cell office:value-type="float" office:value="305" calcext:value-type="float">
            <text:p>3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8.40067081245" calcext:value-type="float">
            <text:p>268.40067081245</text:p>
          </table:table-cell>
          <table:table-cell office:value-type="float" office:value="567493.623857519" calcext:value-type="float">
            <text:p>567493.623857519</text:p>
          </table:table-cell>
          <table:table-cell office:value-type="float" office:value="-643579.9028724" calcext:value-type="float">
            <text:p>-643579.9028724</text:p>
          </table:table-cell>
          <table:table-cell table:formula="of:=[.O150]+SQRT(([.M151]-[.M150])^2+([.N151]-[.N150])^2)" office:value-type="float" office:value="944957.884513141" calcext:value-type="float">
            <text:p>944957.884513141</text:p>
          </table:table-cell>
          <table:table-cell table:formula="of:=[.O151]/0.3048" office:value-type="float" office:value="3100255.52661792" calcext:value-type="float">
            <text:p>3100255.52661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74803208" calcext:value-type="float">
            <text:p>1574803208</text:p>
          </table:table-cell>
          <table:table-cell office:value-type="float" office:value="8300" calcext:value-type="float">
            <text:p>8300</text:p>
          </table:table-cell>
          <table:table-cell office:value-type="float" office:value="121" calcext:value-type="float">
            <text:p>121</text:p>
          </table:table-cell>
          <table:table-cell office:value-type="float" office:value="42.66676" calcext:value-type="float">
            <text:p>42.66676</text:p>
          </table:table-cell>
          <table:table-cell office:value-type="float" office:value="9.29105" calcext:value-type="float">
            <text:p>9.29105</text:p>
          </table:table-cell>
          <table:table-cell office:value-type="float" office:value="6415" calcext:value-type="float">
            <text:p>6415</text:p>
          </table:table-cell>
          <table:table-cell office:value-type="float" office:value="304" calcext:value-type="float">
            <text:p>3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0.135912949532" calcext:value-type="float">
            <text:p>270.135912949532</text:p>
          </table:table-cell>
          <table:table-cell office:value-type="float" office:value="569589.283658334" calcext:value-type="float">
            <text:p>569589.283658334</text:p>
          </table:table-cell>
          <table:table-cell office:value-type="float" office:value="-644598.527320551" calcext:value-type="float">
            <text:p>-644598.527320551</text:p>
          </table:table-cell>
          <table:table-cell table:formula="of:=[.O151]+SQRT(([.M152]-[.M151])^2+([.N152]-[.N151])^2)" office:value-type="float" office:value="947287.988752682" calcext:value-type="float">
            <text:p>947287.988752682</text:p>
          </table:table-cell>
          <table:table-cell table:formula="of:=[.O152]/0.3048" office:value-type="float" office:value="3107900.22556654" calcext:value-type="float">
            <text:p>3107900.2255665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74803222" calcext:value-type="float">
            <text:p>1574803222</text:p>
          </table:table-cell>
          <table:table-cell office:value-type="float" office:value="7575" calcext:value-type="float">
            <text:p>7575</text:p>
          </table:table-cell>
          <table:table-cell office:value-type="float" office:value="120" calcext:value-type="float">
            <text:p>120</text:p>
          </table:table-cell>
          <table:table-cell office:value-type="float" office:value="42.65616" calcext:value-type="float">
            <text:p>42.65616</text:p>
          </table:table-cell>
          <table:table-cell office:value-type="float" office:value="9.31509" calcext:value-type="float">
            <text:p>9.31509</text:p>
          </table:table-cell>
          <table:table-cell office:value-type="float" office:value="6415" calcext:value-type="float">
            <text:p>6415</text:p>
          </table:table-cell>
          <table:table-cell office:value-type="float" office:value="307" calcext:value-type="float">
            <text:p>30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5.741159543114" calcext:value-type="float">
            <text:p>275.741159543114</text:p>
          </table:table-cell>
          <table:table-cell office:value-type="float" office:value="571677.66923891" calcext:value-type="float">
            <text:p>571677.66923891</text:p>
          </table:table-cell>
          <table:table-cell office:value-type="float" office:value="-645564.844129602" calcext:value-type="float">
            <text:p>-645564.844129602</text:p>
          </table:table-cell>
          <table:table-cell table:formula="of:=[.O152]+SQRT(([.M153]-[.M152])^2+([.N153]-[.N152])^2)" office:value-type="float" office:value="949589.102072058" calcext:value-type="float">
            <text:p>949589.102072058</text:p>
          </table:table-cell>
          <table:table-cell table:formula="of:=[.O153]/0.3048" office:value-type="float" office:value="3115449.8099477" calcext:value-type="float">
            <text:p>3115449.80994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74803238" calcext:value-type="float">
            <text:p>1574803238</text:p>
          </table:table-cell>
          <table:table-cell office:value-type="float" office:value="6875" calcext:value-type="float">
            <text:p>6875</text:p>
          </table:table-cell>
          <table:table-cell office:value-type="float" office:value="119" calcext:value-type="float">
            <text:p>119</text:p>
          </table:table-cell>
          <table:table-cell office:value-type="float" office:value="42.64476" calcext:value-type="float">
            <text:p>42.64476</text:p>
          </table:table-cell>
          <table:table-cell office:value-type="float" office:value="9.34163" calcext:value-type="float">
            <text:p>9.34163</text:p>
          </table:table-cell>
          <table:table-cell office:value-type="float" office:value="6415" calcext:value-type="float">
            <text:p>6415</text:p>
          </table:table-cell>
          <table:table-cell office:value-type="float" office:value="305" calcext:value-type="float">
            <text:p>3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6.813592681194" calcext:value-type="float">
            <text:p>276.813592681194</text:p>
          </table:table-cell>
          <table:table-cell office:value-type="float" office:value="573981.026146468" calcext:value-type="float">
            <text:p>573981.026146468</text:p>
          </table:table-cell>
          <table:table-cell office:value-type="float" office:value="-646597.353913826" calcext:value-type="float">
            <text:p>-646597.353913826</text:p>
          </table:table-cell>
          <table:table-cell table:formula="of:=[.O153]+SQRT(([.M154]-[.M153])^2+([.N154]-[.N153])^2)" office:value-type="float" office:value="952113.290951306" calcext:value-type="float">
            <text:p>952113.290951306</text:p>
          </table:table-cell>
          <table:table-cell table:formula="of:=[.O154]/0.3048" office:value-type="float" office:value="3123731.26952528" calcext:value-type="float">
            <text:p>3123731.269525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74803248" calcext:value-type="float">
            <text:p>1574803248</text:p>
          </table:table-cell>
          <table:table-cell office:value-type="float" office:value="6475" calcext:value-type="float">
            <text:p>6475</text:p>
          </table:table-cell>
          <table:table-cell office:value-type="float" office:value="119" calcext:value-type="float">
            <text:p>119</text:p>
          </table:table-cell>
          <table:table-cell office:value-type="float" office:value="42.63789" calcext:value-type="float">
            <text:p>42.63789</text:p>
          </table:table-cell>
          <table:table-cell office:value-type="float" office:value="9.35812" calcext:value-type="float">
            <text:p>9.35812</text:p>
          </table:table-cell>
          <table:table-cell office:value-type="float" office:value="6415" calcext:value-type="float">
            <text:p>6415</text:p>
          </table:table-cell>
          <table:table-cell office:value-type="float" office:value="302" calcext:value-type="float">
            <text:p>3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5.802086250602" calcext:value-type="float">
            <text:p>275.802086250602</text:p>
          </table:table-cell>
          <table:table-cell office:value-type="float" office:value="575410.4375221" calcext:value-type="float">
            <text:p>575410.4375221</text:p>
          </table:table-cell>
          <table:table-cell office:value-type="float" office:value="-647214.88007936" calcext:value-type="float">
            <text:p>-647214.88007936</text:p>
          </table:table-cell>
          <table:table-cell table:formula="of:=[.O154]+SQRT(([.M155]-[.M154])^2+([.N155]-[.N154])^2)" office:value-type="float" office:value="953670.389357286" calcext:value-type="float">
            <text:p>953670.389357286</text:p>
          </table:table-cell>
          <table:table-cell table:formula="of:=[.O155]/0.3048" office:value-type="float" office:value="3128839.86009608" calcext:value-type="float">
            <text:p>3128839.8600960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74803263" calcext:value-type="float">
            <text:p>1574803263</text:p>
          </table:table-cell>
          <table:table-cell office:value-type="float" office:value="5850" calcext:value-type="float">
            <text:p>5850</text:p>
          </table:table-cell>
          <table:table-cell office:value-type="float" office:value="117" calcext:value-type="float">
            <text:p>117</text:p>
          </table:table-cell>
          <table:table-cell office:value-type="float" office:value="42.62797" calcext:value-type="float">
            <text:p>42.62797</text:p>
          </table:table-cell>
          <table:table-cell office:value-type="float" office:value="9.38316" calcext:value-type="float">
            <text:p>9.38316</text:p>
          </table:table-cell>
          <table:table-cell office:value-type="float" office:value="6415" calcext:value-type="float">
            <text:p>6415</text:p>
          </table:table-cell>
          <table:table-cell office:value-type="float" office:value="294" calcext:value-type="float">
            <text:p>2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70.895012425528" calcext:value-type="float">
            <text:p>270.895012425528</text:p>
          </table:table-cell>
          <table:table-cell office:value-type="float" office:value="577576.39378312" calcext:value-type="float">
            <text:p>577576.39378312</text:p>
          </table:table-cell>
          <table:table-cell office:value-type="float" office:value="-648095.423999979" calcext:value-type="float">
            <text:p>-648095.423999979</text:p>
          </table:table-cell>
          <table:table-cell table:formula="of:=[.O155]+SQRT(([.M156]-[.M155])^2+([.N156]-[.N155])^2)" office:value-type="float" office:value="956008.492032703" calcext:value-type="float">
            <text:p>956008.492032703</text:p>
          </table:table-cell>
          <table:table-cell table:formula="of:=[.O156]/0.3048" office:value-type="float" office:value="3136510.80063223" calcext:value-type="float">
            <text:p>3136510.800632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74803274" calcext:value-type="float">
            <text:p>1574803274</text:p>
          </table:table-cell>
          <table:table-cell office:value-type="float" office:value="5300" calcext:value-type="float">
            <text:p>5300</text:p>
          </table:table-cell>
          <table:table-cell office:value-type="float" office:value="117" calcext:value-type="float">
            <text:p>117</text:p>
          </table:table-cell>
          <table:table-cell office:value-type="float" office:value="42.62169" calcext:value-type="float">
            <text:p>42.62169</text:p>
          </table:table-cell>
          <table:table-cell office:value-type="float" office:value="9.39962" calcext:value-type="float">
            <text:p>9.39962</text:p>
          </table:table-cell>
          <table:table-cell office:value-type="float" office:value="6415" calcext:value-type="float">
            <text:p>6415</text:p>
          </table:table-cell>
          <table:table-cell office:value-type="float" office:value="289" calcext:value-type="float">
            <text:p>2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8.56437428104" calcext:value-type="float">
            <text:p>268.56437428104</text:p>
          </table:table-cell>
          <table:table-cell office:value-type="float" office:value="578998.109324037" calcext:value-type="float">
            <text:p>578998.109324037</text:p>
          </table:table-cell>
          <table:table-cell office:value-type="float" office:value="-648647.217760072" calcext:value-type="float">
            <text:p>-648647.217760072</text:p>
          </table:table-cell>
          <table:table-cell table:formula="of:=[.O156]+SQRT(([.M157]-[.M156])^2+([.N157]-[.N156])^2)" office:value-type="float" office:value="957533.533485569" calcext:value-type="float">
            <text:p>957533.533485569</text:p>
          </table:table-cell>
          <table:table-cell table:formula="of:=[.O157]/0.3048" office:value-type="float" office:value="3141514.21747234" calcext:value-type="float">
            <text:p>3141514.217472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4803286" calcext:value-type="float">
            <text:p>1574803286</text:p>
          </table:table-cell>
          <table:table-cell office:value-type="float" office:value="4550" calcext:value-type="float">
            <text:p>4550</text:p>
          </table:table-cell>
          <table:table-cell office:value-type="float" office:value="117" calcext:value-type="float">
            <text:p>117</text:p>
          </table:table-cell>
          <table:table-cell office:value-type="float" office:value="42.61459" calcext:value-type="float">
            <text:p>42.61459</text:p>
          </table:table-cell>
          <table:table-cell office:value-type="float" office:value="9.41847" calcext:value-type="float">
            <text:p>9.41847</text:p>
          </table:table-cell>
          <table:table-cell office:value-type="float" office:value="6415" calcext:value-type="float">
            <text:p>6415</text:p>
          </table:table-cell>
          <table:table-cell office:value-type="float" office:value="287" calcext:value-type="float">
            <text:p>28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69.770293023247" calcext:value-type="float">
            <text:p>269.770293023247</text:p>
          </table:table-cell>
          <table:table-cell office:value-type="float" office:value="580625.685913276" calcext:value-type="float">
            <text:p>580625.685913276</text:p>
          </table:table-cell>
          <table:table-cell office:value-type="float" office:value="-649268.533776664" calcext:value-type="float">
            <text:p>-649268.533776664</text:p>
          </table:table-cell>
          <table:table-cell table:formula="of:=[.O157]+SQRT(([.M158]-[.M157])^2+([.N158]-[.N157])^2)" office:value-type="float" office:value="959275.66985977" calcext:value-type="float">
            <text:p>959275.66985977</text:p>
          </table:table-cell>
          <table:table-cell table:formula="of:=[.O158]/0.3048" office:value-type="float" office:value="3147229.88799137" calcext:value-type="float">
            <text:p>3147229.8879913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4803392" calcext:value-type="float">
            <text:p>1574803392</text:p>
          </table:table-cell>
          <table:table-cell office:value-type="float" office:value="1600" calcext:value-type="float">
            <text:p>1600</text:p>
          </table:table-cell>
          <table:table-cell office:value-type="float" office:value="161" calcext:value-type="float">
            <text:p>161</text:p>
          </table:table-cell>
          <table:table-cell office:value-type="float" office:value="42.53059" calcext:value-type="float">
            <text:p>42.53059</text:p>
          </table:table-cell>
          <table:table-cell office:value-type="float" office:value="9.52995" calcext:value-type="float">
            <text:p>9.52995</text:p>
          </table:table-cell>
          <table:table-cell office:value-type="float" office:value="4084" calcext:value-type="float">
            <text:p>4084</text:p>
          </table:table-cell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96.834109832162" calcext:value-type="float">
            <text:p>196.834109832162</text:p>
          </table:table-cell>
          <table:table-cell office:value-type="float" office:value="590697.41718518" calcext:value-type="float">
            <text:p>590697.41718518</text:p>
          </table:table-cell>
          <table:table-cell office:value-type="float" office:value="-657558.129871425" calcext:value-type="float">
            <text:p>-657558.129871425</text:p>
          </table:table-cell>
          <table:table-cell table:formula="of:=[.O158]+SQRT(([.M159]-[.M158])^2+([.N159]-[.N158])^2)" office:value-type="float" office:value="972320.100634155" calcext:value-type="float">
            <text:p>972320.100634155</text:p>
          </table:table-cell>
          <table:table-cell table:formula="of:=[.O159]/0.3048" office:value-type="float" office:value="3190026.57688371" calcext:value-type="float">
            <text:p>3190026.5768837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4803404" calcext:value-type="float">
            <text:p>1574803404</text:p>
          </table:table-cell>
          <table:table-cell office:value-type="float" office:value="1600" calcext:value-type="float">
            <text:p>1600</text:p>
          </table:table-cell>
          <table:table-cell office:value-type="float" office:value="161" calcext:value-type="float">
            <text:p>161</text:p>
          </table:table-cell>
          <table:table-cell office:value-type="float" office:value="42.52103" calcext:value-type="float">
            <text:p>42.52103</text:p>
          </table:table-cell>
          <table:table-cell office:value-type="float" office:value="9.53426" calcext:value-type="float">
            <text:p>9.53426</text:p>
          </table:table-cell>
          <table:table-cell office:value-type="float" office:value="4084" calcext:value-type="float">
            <text:p>4084</text:p>
          </table:table-cell>
          <table:table-cell office:value-type="float" office:value="179" calcext:value-type="float">
            <text:p>1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81.243054432899" calcext:value-type="float">
            <text:p>181.243054432899</text:p>
          </table:table-cell>
          <table:table-cell office:value-type="float" office:value="591153.233565013" calcext:value-type="float">
            <text:p>591153.233565013</text:p>
          </table:table-cell>
          <table:table-cell office:value-type="float" office:value="-658573.224986325" calcext:value-type="float">
            <text:p>-658573.224986325</text:p>
          </table:table-cell>
          <table:table-cell table:formula="of:=[.O159]+SQRT(([.M160]-[.M159])^2+([.N160]-[.N159])^2)" office:value-type="float" office:value="973432.838997121" calcext:value-type="float">
            <text:p>973432.838997121</text:p>
          </table:table-cell>
          <table:table-cell table:formula="of:=[.O160]/0.3048" office:value-type="float" office:value="3193677.29329764" calcext:value-type="float">
            <text:p>3193677.293297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74803412" calcext:value-type="float">
            <text:p>1574803412</text:p>
          </table:table-cell>
          <table:table-cell office:value-type="float" office:value="1575" calcext:value-type="float">
            <text:p>1575</text:p>
          </table:table-cell>
          <table:table-cell office:value-type="float" office:value="177" calcext:value-type="float">
            <text:p>177</text:p>
          </table:table-cell>
          <table:table-cell office:value-type="float" office:value="42.5136" calcext:value-type="float">
            <text:p>42.5136</text:p>
          </table:table-cell>
          <table:table-cell office:value-type="float" office:value="9.53652" calcext:value-type="float">
            <text:p>9.53652</text:p>
          </table:table-cell>
          <table:table-cell office:value-type="float" office:value="4084" calcext:value-type="float">
            <text:p>4084</text:p>
          </table:table-cell>
          <table:table-cell office:value-type="float" office:value="167" calcext:value-type="float">
            <text:p>1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70.390428799339" calcext:value-type="float">
            <text:p>170.390428799339</text:p>
          </table:table-cell>
          <table:table-cell office:value-type="float" office:value="591417.52786544" calcext:value-type="float">
            <text:p>591417.52786544</text:p>
          </table:table-cell>
          <table:table-cell office:value-type="float" office:value="-659371.614018248" calcext:value-type="float">
            <text:p>-659371.614018248</text:p>
          </table:table-cell>
          <table:table-cell table:formula="of:=[.O160]+SQRT(([.M161]-[.M160])^2+([.N161]-[.N160])^2)" office:value-type="float" office:value="974273.836335721" calcext:value-type="float">
            <text:p>974273.836335721</text:p>
          </table:table-cell>
          <table:table-cell table:formula="of:=[.O161]/0.3048" office:value-type="float" office:value="3196436.47091772" calcext:value-type="float">
            <text:p>3196436.470917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74803434" calcext:value-type="float">
            <text:p>1574803434</text:p>
          </table:table-cell>
          <table:table-cell office:value-type="float" office:value="1225" calcext:value-type="float">
            <text:p>1225</text:p>
          </table:table-cell>
          <table:table-cell office:value-type="float" office:value="256" calcext:value-type="float">
            <text:p>256</text:p>
          </table:table-cell>
          <table:table-cell office:value-type="float" office:value="42.5027" calcext:value-type="float">
            <text:p>42.5027</text:p>
          </table:table-cell>
          <table:table-cell office:value-type="float" office:value="9.52406" calcext:value-type="float">
            <text:p>9.52406</text:p>
          </table:table-cell>
          <table:table-cell office:value-type="float" office:value="4084" calcext:value-type="float">
            <text:p>4084</text:p>
          </table:table-cell>
          <table:table-cell office:value-type="float" office:value="156" calcext:value-type="float">
            <text:p>1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56.046489935407" calcext:value-type="float">
            <text:p>156.046489935407</text:p>
          </table:table-cell>
          <table:table-cell office:value-type="float" office:value="590501.501999439" calcext:value-type="float">
            <text:p>590501.501999439</text:p>
          </table:table-cell>
          <table:table-cell office:value-type="float" office:value="-660680.247488079" calcext:value-type="float">
            <text:p>-660680.247488079</text:p>
          </table:table-cell>
          <table:table-cell table:formula="of:=[.O161]+SQRT(([.M162]-[.M161])^2+([.N162]-[.N161])^2)" office:value-type="float" office:value="975871.216987146" calcext:value-type="float">
            <text:p>975871.216987146</text:p>
          </table:table-cell>
          <table:table-cell table:formula="of:=[.O162]/0.3048" office:value-type="float" office:value="3201677.22108644" calcext:value-type="float">
            <text:p>3201677.221086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74803458" calcext:value-type="float">
            <text:p>1574803458</text:p>
          </table:table-cell>
          <table:table-cell office:value-type="float" office:value="775" calcext:value-type="float">
            <text:p>775</text:p>
          </table:table-cell>
          <table:table-cell office:value-type="float" office:value="321" calcext:value-type="float">
            <text:p>321</text:p>
          </table:table-cell>
          <table:table-cell office:value-type="float" office:value="42.50941" calcext:value-type="float">
            <text:p>42.50941</text:p>
          </table:table-cell>
          <table:table-cell office:value-type="float" office:value="9.50394" calcext:value-type="float">
            <text:p>9.50394</text:p>
          </table:table-cell>
          <table:table-cell office:value-type="float" office:value="4084" calcext:value-type="float">
            <text:p>4084</text:p>
          </table:table-cell>
          <table:table-cell office:value-type="float" office:value="146" calcext:value-type="float">
            <text:p>1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38.834979162073" calcext:value-type="float">
            <text:p>138.834979162073</text:p>
          </table:table-cell>
          <table:table-cell office:value-type="float" office:value="588768.856169128" calcext:value-type="float">
            <text:p>588768.856169128</text:p>
          </table:table-cell>
          <table:table-cell office:value-type="float" office:value="-660116.195967926" calcext:value-type="float">
            <text:p>-660116.195967926</text:p>
          </table:table-cell>
          <table:table-cell table:formula="of:=[.O162]+SQRT(([.M163]-[.M162])^2+([.N163]-[.N162])^2)" office:value-type="float" office:value="977693.362889833" calcext:value-type="float">
            <text:p>977693.362889833</text:p>
          </table:table-cell>
          <table:table-cell table:formula="of:=[.O163]/0.3048" office:value-type="float" office:value="3207655.39005851" calcext:value-type="float">
            <text:p>3207655.390058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74803464" calcext:value-type="float">
            <text:p>1574803464</text:p>
          </table:table-cell>
          <table:table-cell office:value-type="float" office:value="700" calcext:value-type="float">
            <text:p>700</text:p>
          </table:table-cell>
          <table:table-cell office:value-type="float" office:value="331" calcext:value-type="float">
            <text:p>331</text:p>
          </table:table-cell>
          <table:table-cell office:value-type="float" office:value="42.51283" calcext:value-type="float">
            <text:p>42.51283</text:p>
          </table:table-cell>
          <table:table-cell office:value-type="float" office:value="9.50111" calcext:value-type="float">
            <text:p>9.50111</text:p>
          </table:table-cell>
          <table:table-cell office:value-type="float" office:value="4084" calcext:value-type="float">
            <text:p>4084</text:p>
          </table:table-cell>
          <table:table-cell office:value-type="float" office:value="143" calcext:value-type="float">
            <text:p>1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35.069349259297" calcext:value-type="float">
            <text:p>135.069349259297</text:p>
          </table:table-cell>
          <table:table-cell office:value-type="float" office:value="588499.458064109" calcext:value-type="float">
            <text:p>588499.458064109</text:p>
          </table:table-cell>
          <table:table-cell office:value-type="float" office:value="-659764.147143701" calcext:value-type="float">
            <text:p>-659764.147143701</text:p>
          </table:table-cell>
          <table:table-cell table:formula="of:=[.O163]+SQRT(([.M164]-[.M163])^2+([.N164]-[.N163])^2)" office:value-type="float" office:value="978136.661562994" calcext:value-type="float">
            <text:p>978136.661562994</text:p>
          </table:table-cell>
          <table:table-cell table:formula="of:=[.O164]/0.3048" office:value-type="float" office:value="3209109.78203082" calcext:value-type="float">
            <text:p>3209109.782030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74803470" calcext:value-type="float">
            <text:p>1574803470</text:p>
          </table:table-cell>
          <table:table-cell office:value-type="float" office:value="625" calcext:value-type="float">
            <text:p>625</text:p>
          </table:table-cell>
          <table:table-cell office:value-type="float" office:value="340" calcext:value-type="float">
            <text:p>340</text:p>
          </table:table-cell>
          <table:table-cell office:value-type="float" office:value="42.5163" calcext:value-type="float">
            <text:p>42.5163</text:p>
          </table:table-cell>
          <table:table-cell office:value-type="float" office:value="9.49915" calcext:value-type="float">
            <text:p>9.49915</text:p>
          </table:table-cell>
          <table:table-cell office:value-type="float" office:value="4084" calcext:value-type="float">
            <text:p>4084</text:p>
          </table:table-cell>
          <table:table-cell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32.538432396248" calcext:value-type="float">
            <text:p>132.538432396248</text:p>
          </table:table-cell>
          <table:table-cell office:value-type="float" office:value="588301.457122732" calcext:value-type="float">
            <text:p>588301.457122732</text:p>
          </table:table-cell>
          <table:table-cell office:value-type="float" office:value="-659399.037565999" calcext:value-type="float">
            <text:p>-659399.037565999</text:p>
          </table:table-cell>
          <table:table-cell table:formula="of:=[.O164]+SQRT(([.M165]-[.M164])^2+([.N165]-[.N164])^2)" office:value-type="float" office:value="978552.004043985" calcext:value-type="float">
            <text:p>978552.004043985</text:p>
          </table:table-cell>
          <table:table-cell table:formula="of:=[.O165]/0.3048" office:value-type="float" office:value="3210472.45421255" calcext:value-type="float">
            <text:p>3210472.454212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74803476" calcext:value-type="float">
            <text:p>1574803476</text:p>
          </table:table-cell>
          <table:table-cell office:value-type="float" office:value="550" calcext:value-type="float">
            <text:p>550</text:p>
          </table:table-cell>
          <table:table-cell office:value-type="float" office:value="341" calcext:value-type="float">
            <text:p>341</text:p>
          </table:table-cell>
          <table:table-cell office:value-type="float" office:value="42.5202" calcext:value-type="float">
            <text:p>42.5202</text:p>
          </table:table-cell>
          <table:table-cell office:value-type="float" office:value="9.49737" calcext:value-type="float">
            <text:p>9.49737</text:p>
          </table:table-cell>
          <table:table-cell office:value-type="float" office:value="4084" calcext:value-type="float">
            <text:p>4084</text:p>
          </table:table-cell>
          <table:table-cell office:value-type="float" office:value="138" calcext:value-type="float">
            <text:p>1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29.647670557825" calcext:value-type="float">
            <text:p>129.647670557825</text:p>
          </table:table-cell>
          <table:table-cell office:value-type="float" office:value="588113.884053055" calcext:value-type="float">
            <text:p>588113.884053055</text:p>
          </table:table-cell>
          <table:table-cell office:value-type="float" office:value="-658985.009813645" calcext:value-type="float">
            <text:p>-658985.009813645</text:p>
          </table:table-cell>
          <table:table-cell table:formula="of:=[.O165]+SQRT(([.M166]-[.M165])^2+([.N166]-[.N165])^2)" office:value-type="float" office:value="979006.539670958" calcext:value-type="float">
            <text:p>979006.539670958</text:p>
          </table:table-cell>
          <table:table-cell table:formula="of:=[.O166]/0.3048" office:value-type="float" office:value="3211963.71283123" calcext:value-type="float">
            <text:p>3211963.712831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74803482" calcext:value-type="float">
            <text:p>1574803482</text:p>
          </table:table-cell>
          <table:table-cell office:value-type="float" office:value="475" calcext:value-type="float">
            <text:p>475</text:p>
          </table:table-cell>
          <table:table-cell office:value-type="float" office:value="343" calcext:value-type="float">
            <text:p>343</text:p>
          </table:table-cell>
          <table:table-cell office:value-type="float" office:value="42.5237" calcext:value-type="float">
            <text:p>42.5237</text:p>
          </table:table-cell>
          <table:table-cell office:value-type="float" office:value="9.49589" calcext:value-type="float">
            <text:p>9.49589</text:p>
          </table:table-cell>
          <table:table-cell office:value-type="float" office:value="4084" calcext:value-type="float">
            <text:p>4084</text:p>
          </table:table-cell>
          <table:table-cell office:value-type="float" office:value="135" calcext:value-type="float">
            <text:p>1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26.688532440895" calcext:value-type="float">
            <text:p>126.688532440895</text:p>
          </table:table-cell>
          <table:table-cell office:value-type="float" office:value="587955.268952611" calcext:value-type="float">
            <text:p>587955.268952611</text:p>
          </table:table-cell>
          <table:table-cell office:value-type="float" office:value="-658612.422322747" calcext:value-type="float">
            <text:p>-658612.422322747</text:p>
          </table:table-cell>
          <table:table-cell table:formula="of:=[.O166]+SQRT(([.M167]-[.M166])^2+([.N167]-[.N166])^2)" office:value-type="float" office:value="979411.484344292" calcext:value-type="float">
            <text:p>979411.484344292</text:p>
          </table:table-cell>
          <table:table-cell table:formula="of:=[.O167]/0.3048" office:value-type="float" office:value="3213292.27147078" calcext:value-type="float">
            <text:p>3213292.271470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74803491" calcext:value-type="float">
            <text:p>1574803491</text:p>
          </table:table-cell>
          <table:table-cell office:value-type="float" office:value="400" calcext:value-type="float">
            <text:p>400</text:p>
          </table:table-cell>
          <table:table-cell office:value-type="float" office:value="343" calcext:value-type="float">
            <text:p>343</text:p>
          </table:table-cell>
          <table:table-cell office:value-type="float" office:value="42.52901" calcext:value-type="float">
            <text:p>42.52901</text:p>
          </table:table-cell>
          <table:table-cell office:value-type="float" office:value="9.49378" calcext:value-type="float">
            <text:p>9.49378</text:p>
          </table:table-cell>
          <table:table-cell office:value-type="float" office:value="4084" calcext:value-type="float">
            <text:p>4084</text:p>
          </table:table-cell>
          <table:table-cell office:value-type="float" office:value="132" calcext:value-type="float">
            <text:p>1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23.852663653848" calcext:value-type="float">
            <text:p>123.852663653848</text:p>
          </table:table-cell>
          <table:table-cell office:value-type="float" office:value="587725.839274602" calcext:value-type="float">
            <text:p>587725.839274602</text:p>
          </table:table-cell>
          <table:table-cell office:value-type="float" office:value="-658045.970559224" calcext:value-type="float">
            <text:p>-658045.970559224</text:p>
          </table:table-cell>
          <table:table-cell table:formula="of:=[.O167]+SQRT(([.M168]-[.M167])^2+([.N168]-[.N167])^2)" office:value-type="float" office:value="980022.635371085" calcext:value-type="float">
            <text:p>980022.635371085</text:p>
          </table:table-cell>
          <table:table-cell table:formula="of:=[.O168]/0.3048" office:value-type="float" office:value="3215297.36014135" calcext:value-type="float">
            <text:p>3215297.360141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74803499" calcext:value-type="float">
            <text:p>1574803499</text:p>
          </table:table-cell>
          <table:table-cell office:value-type="float" office:value="275" calcext:value-type="float">
            <text:p>275</text:p>
          </table:table-cell>
          <table:table-cell office:value-type="float" office:value="342" calcext:value-type="float">
            <text:p>342</text:p>
          </table:table-cell>
          <table:table-cell office:value-type="float" office:value="42.53436" calcext:value-type="float">
            <text:p>42.53436</text:p>
          </table:table-cell>
          <table:table-cell office:value-type="float" office:value="9.49149" calcext:value-type="float">
            <text:p>9.49149</text:p>
          </table:table-cell>
          <table:table-cell office:value-type="float" office:value="4084" calcext:value-type="float">
            <text:p>4084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22.156864049872" calcext:value-type="float">
            <text:p>122.156864049872</text:p>
          </table:table-cell>
          <table:table-cell office:value-type="float" office:value="587481.158653735" calcext:value-type="float">
            <text:p>587481.158653735</text:p>
          </table:table-cell>
          <table:table-cell office:value-type="float" office:value="-657476.658528228" calcext:value-type="float">
            <text:p>-657476.658528228</text:p>
          </table:table-cell>
          <table:table-cell table:formula="of:=[.O168]+SQRT(([.M169]-[.M168])^2+([.N169]-[.N168])^2)" office:value-type="float" office:value="980642.300437766" calcext:value-type="float">
            <text:p>980642.300437766</text:p>
          </table:table-cell>
          <table:table-cell table:formula="of:=[.O169]/0.3048" office:value-type="float" office:value="3217330.38201367" calcext:value-type="float">
            <text:p>3217330.382013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74803505" calcext:value-type="float">
            <text:p>1574803505</text:p>
          </table:table-cell>
          <table:table-cell office:value-type="float" office:value="200" calcext:value-type="float">
            <text:p>200</text:p>
          </table:table-cell>
          <table:table-cell office:value-type="float" office:value="342" calcext:value-type="float">
            <text:p>342</text:p>
          </table:table-cell>
          <table:table-cell office:value-type="float" office:value="42.53785" calcext:value-type="float">
            <text:p>42.53785</text:p>
          </table:table-cell>
          <table:table-cell office:value-type="float" office:value="9.49002" calcext:value-type="float">
            <text:p>9.49002</text:p>
          </table:table-cell>
          <table:table-cell office:value-type="float" office:value="4084" calcext:value-type="float">
            <text:p>4084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22.291326542023" calcext:value-type="float">
            <text:p>122.291326542023</text:p>
          </table:table-cell>
          <table:table-cell office:value-type="float" office:value="587323.533843618" calcext:value-type="float">
            <text:p>587323.533843618</text:p>
          </table:table-cell>
          <table:table-cell office:value-type="float" office:value="-657105.061501779" calcext:value-type="float">
            <text:p>-657105.061501779</text:p>
          </table:table-cell>
          <table:table-cell table:formula="of:=[.O169]+SQRT(([.M170]-[.M169])^2+([.N170]-[.N169])^2)" office:value-type="float" office:value="981045.946236494" calcext:value-type="float">
            <text:p>981045.946236494</text:p>
          </table:table-cell>
          <table:table-cell table:formula="of:=[.O170]/0.3048" office:value-type="float" office:value="3218654.67925359" calcext:value-type="float">
            <text:p>3218654.679253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74803511" calcext:value-type="float">
            <text:p>1574803511</text:p>
          </table:table-cell>
          <table:table-cell office:value-type="float" office:value="150" calcext:value-type="float">
            <text:p>150</text:p>
          </table:table-cell>
          <table:table-cell office:value-type="float" office:value="342" calcext:value-type="float">
            <text:p>342</text:p>
          </table:table-cell>
          <table:table-cell office:value-type="float" office:value="42.54131" calcext:value-type="float">
            <text:p>42.54131</text:p>
          </table:table-cell>
          <table:table-cell office:value-type="float" office:value="9.4885" calcext:value-type="float">
            <text:p>9.4885</text:p>
          </table:table-cell>
          <table:table-cell office:value-type="float" office:value="4084" calcext:value-type="float">
            <text:p>4084</text:p>
          </table:table-cell>
          <table:table-cell office:value-type="float" office:value="131" calcext:value-type="float">
            <text:p>1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23.376493918615" calcext:value-type="float">
            <text:p>123.376493918615</text:p>
          </table:table-cell>
          <table:table-cell office:value-type="float" office:value="587162.1054111" calcext:value-type="float">
            <text:p>587162.1054111</text:p>
          </table:table-cell>
          <table:table-cell office:value-type="float" office:value="-656737.19432541" calcext:value-type="float">
            <text:p>-656737.19432541</text:p>
          </table:table-cell>
          <table:table-cell table:formula="of:=[.O170]+SQRT(([.M171]-[.M170])^2+([.N171]-[.N170])^2)" office:value-type="float" office:value="981447.674251792" calcext:value-type="float">
            <text:p>981447.674251792</text:p>
          </table:table-cell>
          <table:table-cell table:formula="of:=[.O171]/0.3048" office:value-type="float" office:value="3219972.68455312" calcext:value-type="float">
            <text:p>3219972.684553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74803517" calcext:value-type="float">
            <text:p>1574803517</text:p>
          </table:table-cell>
          <table:table-cell office:value-type="float" office:value="50" calcext:value-type="float">
            <text:p>50</text:p>
          </table:table-cell>
          <table:table-cell office:value-type="float" office:value="342" calcext:value-type="float">
            <text:p>342</text:p>
          </table:table-cell>
          <table:table-cell office:value-type="float" office:value="42.54465" calcext:value-type="float">
            <text:p>42.54465</text:p>
          </table:table-cell>
          <table:table-cell office:value-type="float" office:value="9.48708" calcext:value-type="float">
            <text:p>9.48708</text:p>
          </table:table-cell>
          <table:table-cell office:value-type="float" office:value="4084" calcext:value-type="float">
            <text:p>4084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22.560486749643" calcext:value-type="float">
            <text:p>122.560486749643</text:p>
          </table:table-cell>
          <table:table-cell office:value-type="float" office:value="587010.195265727" calcext:value-type="float">
            <text:p>587010.195265727</text:p>
          </table:table-cell>
          <table:table-cell office:value-type="float" office:value="-656381.670960664" calcext:value-type="float">
            <text:p>-656381.670960664</text:p>
          </table:table-cell>
          <table:table-cell table:formula="of:=[.O171]+SQRT(([.M172]-[.M171])^2+([.N172]-[.N171])^2)" office:value-type="float" office:value="981834.292351662" calcext:value-type="float">
            <text:p>981834.292351662</text:p>
          </table:table-cell>
          <table:table-cell table:formula="of:=[.O172]/0.3048" office:value-type="float" office:value="3221241.11663931" calcext:value-type="float">
            <text:p>3221241.116639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74803523" calcext:value-type="float">
            <text:p>1574803523</text:p>
          </table:table-cell>
          <table:table-cell office:value-type="float" office:value="50" calcext:value-type="float">
            <text:p>50</text:p>
          </table:table-cell>
          <table:table-cell office:value-type="float" office:value="342" calcext:value-type="float">
            <text:p>342</text:p>
          </table:table-cell>
          <table:table-cell office:value-type="float" office:value="42.54794" calcext:value-type="float">
            <text:p>42.54794</text:p>
          </table:table-cell>
          <table:table-cell office:value-type="float" office:value="9.4857" calcext:value-type="float">
            <text:p>9.4857</text:p>
          </table:table-cell>
          <table:table-cell office:value-type="float" office:value="4084" calcext:value-type="float">
            <text:p>4084</text:p>
          </table:table-cell>
          <table:table-cell office:value-type="float" office:value="121" calcext:value-type="float">
            <text:p>1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13.5880082326" calcext:value-type="float">
            <text:p>113.5880082326</text:p>
          </table:table-cell>
          <table:table-cell office:value-type="float" office:value="586862.120580651" calcext:value-type="float">
            <text:p>586862.120580651</text:p>
          </table:table-cell>
          <table:table-cell office:value-type="float" office:value="-656031.302427555" calcext:value-type="float">
            <text:p>-656031.302427555</text:p>
          </table:table-cell>
          <table:table-cell table:formula="of:=[.O172]+SQRT(([.M173]-[.M172])^2+([.N173]-[.N172])^2)" office:value-type="float" office:value="982214.666143284" calcext:value-type="float">
            <text:p>982214.666143284</text:p>
          </table:table-cell>
          <table:table-cell table:formula="of:=[.O173]/0.3048" office:value-type="float" office:value="3222489.06214988" calcext:value-type="float">
            <text:p>3222489.062149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4803548" calcext:value-type="float">
            <text:p>1574803548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2.55625" calcext:value-type="float">
            <text:p>42.55625</text:p>
          </table:table-cell>
          <table:table-cell office:value-type="float" office:value="9.48224" calcext:value-type="float">
            <text:p>9.48224</text:p>
          </table:table-cell>
          <table:table-cell office:value-type="float" office:value="4084" calcext:value-type="float">
            <text:p>4084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3.7931085828791" calcext:value-type="float">
            <text:p>33.7931085828791</text:p>
          </table:table-cell>
          <table:table-cell office:value-type="float" office:value="586490.28546209" calcext:value-type="float">
            <text:p>586490.28546209</text:p>
          </table:table-cell>
          <table:table-cell office:value-type="float" office:value="-655146.083972602" calcext:value-type="float">
            <text:p>-655146.083972602</text:p>
          </table:table-cell>
          <table:table-cell table:formula="of:=[.O173]+SQRT(([.M174]-[.M173])^2+([.N174]-[.N173])^2)" office:value-type="float" office:value="983174.808355868" calcext:value-type="float">
            <text:p>983174.808355868</text:p>
          </table:table-cell>
          <table:table-cell table:formula="of:=[.O174]/0.3048" office:value-type="float" office:value="3225639.13502581" calcext:value-type="float">
            <text:p>3225639.135025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74803558" calcext:value-type="float">
            <text:p>1574803558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2.55781" calcext:value-type="float">
            <text:p>42.55781</text:p>
          </table:table-cell>
          <table:table-cell office:value-type="float" office:value="9.48159" calcext:value-type="float">
            <text:p>9.48159</text:p>
          </table:table-cell>
          <table:table-cell office:value-type="float" office:value="4084" calcext:value-type="float">
            <text:p>4084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0.8233669522187" calcext:value-type="float">
            <text:p>20.8233669522187</text:p>
          </table:table-cell>
          <table:table-cell office:value-type="float" office:value="586420.453079656" calcext:value-type="float">
            <text:p>586420.453079656</text:p>
          </table:table-cell>
          <table:table-cell office:value-type="float" office:value="-654979.906104575" calcext:value-type="float">
            <text:p>-654979.906104575</text:p>
          </table:table-cell>
          <table:table-cell table:formula="of:=[.O174]+SQRT(([.M175]-[.M174])^2+([.N175]-[.N174])^2)" office:value-type="float" office:value="983355.062746822" calcext:value-type="float">
            <text:p>983355.062746822</text:p>
          </table:table-cell>
          <table:table-cell table:formula="of:=[.O175]/0.3048" office:value-type="float" office:value="3226230.52082291" calcext:value-type="float">
            <text:p>3226230.520822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74803565" calcext:value-type="float">
            <text:p>1574803565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2.55867" calcext:value-type="float">
            <text:p>42.55867</text:p>
          </table:table-cell>
          <table:table-cell office:value-type="float" office:value="9.48123" calcext:value-type="float">
            <text:p>9.48123</text:p>
          </table:table-cell>
          <table:table-cell office:value-type="float" office:value="4084" calcext:value-type="float">
            <text:p>4084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6.8326772197078" calcext:value-type="float">
            <text:p>16.8326772197078</text:p>
          </table:table-cell>
          <table:table-cell office:value-type="float" office:value="586381.819391806" calcext:value-type="float">
            <text:p>586381.819391806</text:p>
          </table:table-cell>
          <table:table-cell office:value-type="float" office:value="-654888.309110318" calcext:value-type="float">
            <text:p>-654888.309110318</text:p>
          </table:table-cell>
          <table:table-cell table:formula="of:=[.O175]+SQRT(([.M176]-[.M175])^2+([.N176]-[.N175])^2)" office:value-type="float" office:value="983454.473868905" calcext:value-type="float">
            <text:p>983454.473868905</text:p>
          </table:table-cell>
          <table:table-cell table:formula="of:=[.O176]/0.3048" office:value-type="float" office:value="3226556.67279825" calcext:value-type="float">
            <text:p>3226556.672798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74803572" calcext:value-type="float">
            <text:p>1574803572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2.55924" calcext:value-type="float">
            <text:p>42.55924</text:p>
          </table:table-cell>
          <table:table-cell office:value-type="float" office:value="9.48099" calcext:value-type="float">
            <text:p>9.48099</text:p>
          </table:table-cell>
          <table:table-cell office:value-type="float" office:value="4084" calcext:value-type="float">
            <text:p>4084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1.8443150540692" calcext:value-type="float">
            <text:p>11.8443150540692</text:p>
          </table:table-cell>
          <table:table-cell office:value-type="float" office:value="586356.098630268" calcext:value-type="float">
            <text:p>586356.098630268</text:p>
          </table:table-cell>
          <table:table-cell office:value-type="float" office:value="-654827.611319108" calcext:value-type="float">
            <text:p>-654827.611319108</text:p>
          </table:table-cell>
          <table:table-cell table:formula="of:=[.O176]+SQRT(([.M177]-[.M176])^2+([.N177]-[.N176])^2)" office:value-type="float" office:value="983520.396394887" calcext:value-type="float">
            <text:p>983520.396394887</text:p>
          </table:table-cell>
          <table:table-cell table:formula="of:=[.O177]/0.3048" office:value-type="float" office:value="3226772.95405147" calcext:value-type="float">
            <text:p>3226772.954051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74803579" calcext:value-type="float">
            <text:p>157480357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2.55962" calcext:value-type="float">
            <text:p>42.55962</text:p>
          </table:table-cell>
          <table:table-cell office:value-type="float" office:value="9.48052" calcext:value-type="float">
            <text:p>9.48052</text:p>
          </table:table-cell>
          <table:table-cell office:value-type="float" office:value="4084" calcext:value-type="float">
            <text:p>4084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5.2283112477357" calcext:value-type="float">
            <text:p>15.2283112477357</text:p>
          </table:table-cell>
          <table:table-cell office:value-type="float" office:value="586313.355959403" calcext:value-type="float">
            <text:p>586313.355959403</text:p>
          </table:table-cell>
          <table:table-cell office:value-type="float" office:value="-654789.821471794" calcext:value-type="float">
            <text:p>-654789.821471794</text:p>
          </table:table-cell>
          <table:table-cell table:formula="of:=[.O177]+SQRT(([.M178]-[.M177])^2+([.N178]-[.N177])^2)" office:value-type="float" office:value="983577.449076443" calcext:value-type="float">
            <text:p>983577.449076443</text:p>
          </table:table-cell>
          <table:table-cell table:formula="of:=[.O178]/0.3048" office:value-type="float" office:value="3226960.13476523" calcext:value-type="float">
            <text:p>3226960.134765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74803586" calcext:value-type="float">
            <text:p>157480358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2.55951" calcext:value-type="float">
            <text:p>42.55951</text:p>
          </table:table-cell>
          <table:table-cell office:value-type="float" office:value="9.47953" calcext:value-type="float">
            <text:p>9.47953</text:p>
          </table:table-cell>
          <table:table-cell office:value-type="float" office:value="4084" calcext:value-type="float">
            <text:p>4084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1.5815742482352" calcext:value-type="float">
            <text:p>21.5815742482352</text:p>
          </table:table-cell>
          <table:table-cell office:value-type="float" office:value="586232.754004014" calcext:value-type="float">
            <text:p>586232.754004014</text:p>
          </table:table-cell>
          <table:table-cell office:value-type="float" office:value="-654810.478245015" calcext:value-type="float">
            <text:p>-654810.478245015</text:p>
          </table:table-cell>
          <table:table-cell table:formula="of:=[.O178]+SQRT(([.M179]-[.M178])^2+([.N179]-[.N178])^2)" office:value-type="float" office:value="983660.655912055" calcext:value-type="float">
            <text:p>983660.655912055</text:p>
          </table:table-cell>
          <table:table-cell table:formula="of:=[.O179]/0.3048" office:value-type="float" office:value="3227233.12307105" calcext:value-type="float">
            <text:p>3227233.123071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74803594" calcext:value-type="float">
            <text:p>1574803594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42.5593" calcext:value-type="float">
            <text:p>42.5593</text:p>
          </table:table-cell>
          <table:table-cell office:value-type="float" office:value="9.47888" calcext:value-type="float">
            <text:p>9.47888</text:p>
          </table:table-cell>
          <table:table-cell office:value-type="float" office:value="4084" calcext:value-type="float">
            <text:p>4084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3.5024358494859" calcext:value-type="float">
            <text:p>23.5024358494859</text:p>
          </table:table-cell>
          <table:table-cell office:value-type="float" office:value="586181.260113204" calcext:value-type="float">
            <text:p>586181.260113204</text:p>
          </table:table-cell>
          <table:table-cell office:value-type="float" office:value="-654839.212555452" calcext:value-type="float">
            <text:p>-654839.212555452</text:p>
          </table:table-cell>
          <table:table-cell table:formula="of:=[.O179]+SQRT(([.M180]-[.M179])^2+([.N180]-[.N179])^2)" office:value-type="float" office:value="983719.624389965" calcext:value-type="float">
            <text:p>983719.624389965</text:p>
          </table:table-cell>
          <table:table-cell table:formula="of:=[.O180]/0.3048" office:value-type="float" office:value="3227426.58920592" calcext:value-type="float">
            <text:p>3227426.5892059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74803602" calcext:value-type="float">
            <text:p>157480360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42.55861" calcext:value-type="float">
            <text:p>42.55861</text:p>
          </table:table-cell>
          <table:table-cell office:value-type="float" office:value="9.47869" calcext:value-type="float">
            <text:p>9.47869</text:p>
          </table:table-cell>
          <table:table-cell office:value-type="float" office:value="4084" calcext:value-type="float">
            <text:p>4084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4.5069739062562" calcext:value-type="float">
            <text:p>24.5069739062562</text:p>
          </table:table-cell>
          <table:table-cell office:value-type="float" office:value="586172.717429731" calcext:value-type="float">
            <text:p>586172.717429731</text:p>
          </table:table-cell>
          <table:table-cell office:value-type="float" office:value="-654916.836284942" calcext:value-type="float">
            <text:p>-654916.836284942</text:p>
          </table:table-cell>
          <table:table-cell table:formula="of:=[.O180]+SQRT(([.M181]-[.M180])^2+([.N181]-[.N180])^2)" office:value-type="float" office:value="983797.716776411" calcext:value-type="float">
            <text:p>983797.716776411</text:p>
          </table:table-cell>
          <table:table-cell table:formula="of:=[.O181]/0.3048" office:value-type="float" office:value="3227682.79782287" calcext:value-type="float">
            <text:p>3227682.797822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74803608" calcext:value-type="float">
            <text:p>15748036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2.55815" calcext:value-type="float">
            <text:p>42.55815</text:p>
          </table:table-cell>
          <table:table-cell office:value-type="float" office:value="9.47889" calcext:value-type="float">
            <text:p>9.47889</text:p>
          </table:table-cell>
          <table:table-cell office:value-type="float" office:value="4084" calcext:value-type="float">
            <text:p>4084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4.0718925385287" calcext:value-type="float">
            <text:p>24.0718925385287</text:p>
          </table:table-cell>
          <table:table-cell office:value-type="float" office:value="586193.994627481" calcext:value-type="float">
            <text:p>586193.994627481</text:p>
          </table:table-cell>
          <table:table-cell office:value-type="float" office:value="-654965.766803889" calcext:value-type="float">
            <text:p>-654965.766803889</text:p>
          </table:table-cell>
          <table:table-cell table:formula="of:=[.O181]+SQRT(([.M182]-[.M181])^2+([.N182]-[.N181])^2)" office:value-type="float" office:value="983851.073264568" calcext:value-type="float">
            <text:p>983851.073264568</text:p>
          </table:table-cell>
          <table:table-cell table:formula="of:=[.O182]/0.3048" office:value-type="float" office:value="3227857.85191787" calcext:value-type="float">
            <text:p>3227857.851917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74803615" calcext:value-type="float">
            <text:p>157480361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2.55763" calcext:value-type="float">
            <text:p>42.55763</text:p>
          </table:table-cell>
          <table:table-cell office:value-type="float" office:value="9.47911" calcext:value-type="float">
            <text:p>9.47911</text:p>
          </table:table-cell>
          <table:table-cell office:value-type="float" office:value="4084" calcext:value-type="float">
            <text:p>4084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8.0625822710396" calcext:value-type="float">
            <text:p>28.0625822710396</text:p>
          </table:table-cell>
          <table:table-cell office:value-type="float" office:value="586217.544836685" calcext:value-type="float">
            <text:p>586217.544836685</text:p>
          </table:table-cell>
          <table:table-cell office:value-type="float" office:value="-655021.131958713" calcext:value-type="float">
            <text:p>-655021.131958713</text:p>
          </table:table-cell>
          <table:table-cell table:formula="of:=[.O182]+SQRT(([.M183]-[.M182])^2+([.N183]-[.N182])^2)" office:value-type="float" office:value="983911.238975087" calcext:value-type="float">
            <text:p>983911.238975087</text:p>
          </table:table-cell>
          <table:table-cell table:formula="of:=[.O183]/0.3048" office:value-type="float" office:value="3228055.24598126" calcext:value-type="float">
            <text:p>3228055.245981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74803622" calcext:value-type="float">
            <text:p>157480362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2.5568" calcext:value-type="float">
            <text:p>42.5568</text:p>
          </table:table-cell>
          <table:table-cell office:value-type="float" office:value="9.47946" calcext:value-type="float">
            <text:p>9.47946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9.0602547041673" calcext:value-type="float">
            <text:p>29.0602547041673</text:p>
          </table:table-cell>
          <table:table-cell office:value-type="float" office:value="586255.040010994" calcext:value-type="float">
            <text:p>586255.040010994</text:p>
          </table:table-cell>
          <table:table-cell office:value-type="float" office:value="-655109.512943886" calcext:value-type="float">
            <text:p>-655109.512943886</text:p>
          </table:table-cell>
          <table:table-cell table:formula="of:=[.O183]+SQRT(([.M184]-[.M183])^2+([.N184]-[.N183])^2)" office:value-type="float" office:value="984007.244634486" calcext:value-type="float">
            <text:p>984007.244634486</text:p>
          </table:table-cell>
          <table:table-cell table:formula="of:=[.O184]/0.3048" office:value-type="float" office:value="3228370.22517876" calcext:value-type="float">
            <text:p>3228370.225178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74803628" calcext:value-type="float">
            <text:p>157480362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2.55627" calcext:value-type="float">
            <text:p>42.55627</text:p>
          </table:table-cell>
          <table:table-cell office:value-type="float" office:value="9.47969" calcext:value-type="float">
            <text:p>9.47969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9.0602547041673" calcext:value-type="float">
            <text:p>29.0602547041673</text:p>
          </table:table-cell>
          <table:table-cell office:value-type="float" office:value="586279.520369613" calcext:value-type="float">
            <text:p>586279.520369613</text:p>
          </table:table-cell>
          <table:table-cell office:value-type="float" office:value="-655165.892668539" calcext:value-type="float">
            <text:p>-655165.892668539</text:p>
          </table:table-cell>
          <table:table-cell table:formula="of:=[.O184]+SQRT(([.M185]-[.M184])^2+([.N185]-[.N184])^2)" office:value-type="float" office:value="984068.709757199" calcext:value-type="float">
            <text:p>984068.709757199</text:p>
          </table:table-cell>
          <table:table-cell table:formula="of:=[.O185]/0.3048" office:value-type="float" office:value="3228571.88240551" calcext:value-type="float">
            <text:p>3228571.882405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74803636" calcext:value-type="float">
            <text:p>157480363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2.5556" calcext:value-type="float">
            <text:p>42.5556</text:p>
          </table:table-cell>
          <table:table-cell office:value-type="float" office:value="9.47997" calcext:value-type="float">
            <text:p>9.47997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9.0602547041673" calcext:value-type="float">
            <text:p>29.0602547041673</text:p>
          </table:table-cell>
          <table:table-cell office:value-type="float" office:value="586309.579700998" calcext:value-type="float">
            <text:p>586309.579700998</text:p>
          </table:table-cell>
          <table:table-cell office:value-type="float" office:value="-655237.257766502" calcext:value-type="float">
            <text:p>-655237.257766502</text:p>
          </table:table-cell>
          <table:table-cell table:formula="of:=[.O185]+SQRT(([.M186]-[.M185])^2+([.N186]-[.N185])^2)" office:value-type="float" office:value="984146.14709064" calcext:value-type="float">
            <text:p>984146.14709064</text:p>
          </table:table-cell>
          <table:table-cell table:formula="of:=[.O186]/0.3048" office:value-type="float" office:value="3228825.94189842" calcext:value-type="float">
            <text:p>3228825.9418984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74803646" calcext:value-type="float">
            <text:p>157480364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2.55447" calcext:value-type="float">
            <text:p>42.55447</text:p>
          </table:table-cell>
          <table:table-cell office:value-type="float" office:value="9.48044" calcext:value-type="float">
            <text:p>9.4804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9.0602547041673" calcext:value-type="float">
            <text:p>29.0602547041673</text:p>
          </table:table-cell>
          <table:table-cell office:value-type="float" office:value="586360.093154239" calcext:value-type="float">
            <text:p>586360.093154239</text:p>
          </table:table-cell>
          <table:table-cell office:value-type="float" office:value="-655357.638627602" calcext:value-type="float">
            <text:p>-655357.638627602</text:p>
          </table:table-cell>
          <table:table-cell table:formula="of:=[.O186]+SQRT(([.M187]-[.M186])^2+([.N187]-[.N186])^2)" office:value-type="float" office:value="984276.696547466" calcext:value-type="float">
            <text:p>984276.696547466</text:p>
          </table:table-cell>
          <table:table-cell table:formula="of:=[.O187]/0.3048" office:value-type="float" office:value="3229254.25376465" calcext:value-type="float">
            <text:p>3229254.2537646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74803653" calcext:value-type="float">
            <text:p>157480365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2.55384" calcext:value-type="float">
            <text:p>42.55384</text:p>
          </table:table-cell>
          <table:table-cell office:value-type="float" office:value="9.48069" calcext:value-type="float">
            <text:p>9.48069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9.0602547041673" calcext:value-type="float">
            <text:p>29.0602547041673</text:p>
          </table:table-cell>
          <table:table-cell office:value-type="float" office:value="586387.262368488" calcext:value-type="float">
            <text:p>586387.262368488</text:p>
          </table:table-cell>
          <table:table-cell office:value-type="float" office:value="-655424.857245406" calcext:value-type="float">
            <text:p>-655424.857245406</text:p>
          </table:table-cell>
          <table:table-cell table:formula="of:=[.O187]+SQRT(([.M188]-[.M187])^2+([.N188]-[.N187])^2)" office:value-type="float" office:value="984349.19833215" calcext:value-type="float">
            <text:p>984349.19833215</text:p>
          </table:table-cell>
          <table:table-cell table:formula="of:=[.O188]/0.3048" office:value-type="float" office:value="3229492.1205123" calcext:value-type="float">
            <text:p>3229492.12051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74803661" calcext:value-type="float">
            <text:p>157480366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2.55291" calcext:value-type="float">
            <text:p>42.55291</text:p>
          </table:table-cell>
          <table:table-cell office:value-type="float" office:value="9.48109" calcext:value-type="float">
            <text:p>9.48109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9.0602547041673" calcext:value-type="float">
            <text:p>29.0602547041673</text:p>
          </table:table-cell>
          <table:table-cell office:value-type="float" office:value="586429.926086579" calcext:value-type="float">
            <text:p>586429.926086579</text:p>
          </table:table-cell>
          <table:table-cell office:value-type="float" office:value="-655523.817189578" calcext:value-type="float">
            <text:p>-655523.817189578</text:p>
          </table:table-cell>
          <table:table-cell table:formula="of:=[.O188]+SQRT(([.M189]-[.M188])^2+([.N189]-[.N188])^2)" office:value-type="float" office:value="984456.963184453" calcext:value-type="float">
            <text:p>984456.963184453</text:p>
          </table:table-cell>
          <table:table-cell table:formula="of:=[.O189]/0.3048" office:value-type="float" office:value="3229845.67973902" calcext:value-type="float">
            <text:p>3229845.6797390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74803685" calcext:value-type="float">
            <text:p>157480368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2.5506" calcext:value-type="float">
            <text:p>42.5506</text:p>
          </table:table-cell>
          <table:table-cell office:value-type="float" office:value="9.48206" calcext:value-type="float">
            <text:p>9.48206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9.0602547041673" calcext:value-type="float">
            <text:p>29.0602547041673</text:p>
          </table:table-cell>
          <table:table-cell office:value-type="float" office:value="586533.957327246" calcext:value-type="float">
            <text:p>586533.957327246</text:p>
          </table:table-cell>
          <table:table-cell office:value-type="float" office:value="-655769.822364535" calcext:value-type="float">
            <text:p>-655769.822364535</text:p>
          </table:table-cell>
          <table:table-cell table:formula="of:=[.O189]+SQRT(([.M190]-[.M189])^2+([.N190]-[.N189])^2)" office:value-type="float" office:value="984724.060629481" calcext:value-type="float">
            <text:p>984724.060629481</text:p>
          </table:table-cell>
          <table:table-cell table:formula="of:=[.O190]/0.3048" office:value-type="float" office:value="3230721.98369252" calcext:value-type="float">
            <text:p>3230721.98369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74803692" calcext:value-type="float">
            <text:p>157480369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2.55" calcext:value-type="float">
            <text:p>42.55</text:p>
          </table:table-cell>
          <table:table-cell office:value-type="float" office:value="9.4823" calcext:value-type="float">
            <text:p>9.4823</text:p>
          </table:table-cell>
          <table:table-cell office:value-type="float" office:value="4084" calcext:value-type="float">
            <text:p>4084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25.0695649716564" calcext:value-type="float">
            <text:p>25.0695649716564</text:p>
          </table:table-cell>
          <table:table-cell office:value-type="float" office:value="586559.992817679" calcext:value-type="float">
            <text:p>586559.992817679</text:p>
          </table:table-cell>
          <table:table-cell office:value-type="float" office:value="-655833.822560753" calcext:value-type="float">
            <text:p>-655833.822560753</text:p>
          </table:table-cell>
          <table:table-cell table:formula="of:=[.O190]+SQRT(([.M191]-[.M190])^2+([.N191]-[.N190])^2)" office:value-type="float" office:value="984793.153841" calcext:value-type="float">
            <text:p>984793.153841</text:p>
          </table:table-cell>
          <table:table-cell table:formula="of:=[.O191]/0.3048" office:value-type="float" office:value="3230948.66745735" calcext:value-type="float">
            <text:p>3230948.667457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74803701" calcext:value-type="float">
            <text:p>157480370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42.54934" calcext:value-type="float">
            <text:p>42.54934</text:p>
          </table:table-cell>
          <table:table-cell office:value-type="float" office:value="9.48237" calcext:value-type="float">
            <text:p>9.48237</text:p>
          </table:table-cell>
          <table:table-cell office:value-type="float" office:value="4084" calcext:value-type="float">
            <text:p>4084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8.7046626533681" calcext:value-type="float">
            <text:p>38.7046626533681</text:p>
          </table:table-cell>
          <table:table-cell office:value-type="float" office:value="586572.611467773" calcext:value-type="float">
            <text:p>586572.611467773</text:p>
          </table:table-cell>
          <table:table-cell office:value-type="float" office:value="-655905.897921945" calcext:value-type="float">
            <text:p>-655905.897921945</text:p>
          </table:table-cell>
          <table:table-cell table:formula="of:=[.O191]+SQRT(([.M192]-[.M191])^2+([.N192]-[.N191])^2)" office:value-type="float" office:value="984866.325474993" calcext:value-type="float">
            <text:p>984866.325474993</text:p>
          </table:table-cell>
          <table:table-cell table:formula="of:=[.O192]/0.3048" office:value-type="float" office:value="3231188.73187334" calcext:value-type="float">
            <text:p>3231188.731873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74803708" calcext:value-type="float">
            <text:p>157480370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2.54895" calcext:value-type="float">
            <text:p>42.54895</text:p>
          </table:table-cell>
          <table:table-cell office:value-type="float" office:value="9.48253" calcext:value-type="float">
            <text:p>9.48253</text:p>
          </table:table-cell>
          <table:table-cell office:value-type="float" office:value="4084" calcext:value-type="float">
            <text:p>4084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8.0393066023168" calcext:value-type="float">
            <text:p>38.0393066023168</text:p>
          </table:table-cell>
          <table:table-cell office:value-type="float" office:value="586589.865281415" calcext:value-type="float">
            <text:p>586589.865281415</text:p>
          </table:table-cell>
          <table:table-cell office:value-type="float" office:value="-655947.463359413" calcext:value-type="float">
            <text:p>-655947.463359413</text:p>
          </table:table-cell>
          <table:table-cell table:formula="of:=[.O192]+SQRT(([.M193]-[.M192])^2+([.N193]-[.N192])^2)" office:value-type="float" office:value="984911.329693429" calcext:value-type="float">
            <text:p>984911.329693429</text:p>
          </table:table-cell>
          <table:table-cell table:formula="of:=[.O193]/0.3048" office:value-type="float" office:value="3231336.38350863" calcext:value-type="float">
            <text:p>3231336.383508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74803717" calcext:value-type="float">
            <text:p>1574803717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42.54865" calcext:value-type="float">
            <text:p>42.54865</text:p>
          </table:table-cell>
          <table:table-cell office:value-type="float" office:value="9.48236" calcext:value-type="float">
            <text:p>9.48236</text:p>
          </table:table-cell>
          <table:table-cell office:value-type="float" office:value="4084" calcext:value-type="float">
            <text:p>4084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31.4797741332117" calcext:value-type="float">
            <text:p>31.4797741332117</text:p>
          </table:table-cell>
          <table:table-cell office:value-type="float" office:value="586578.934446678" calcext:value-type="float">
            <text:p>586578.934446678</text:p>
          </table:table-cell>
          <table:table-cell office:value-type="float" office:value="-655981.967738849" calcext:value-type="float">
            <text:p>-655981.967738849</text:p>
          </table:table-cell>
          <table:table-cell table:formula="of:=[.O193]+SQRT(([.M194]-[.M193])^2+([.N194]-[.N193])^2)" office:value-type="float" office:value="984947.524103887" calcext:value-type="float">
            <text:p>984947.524103887</text:p>
          </table:table-cell>
          <table:table-cell table:formula="of:=[.O194]/0.3048" office:value-type="float" office:value="3231455.13157443" calcext:value-type="float">
            <text:p>3231455.1315744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74803725" calcext:value-type="float">
            <text:p>157480372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42.54872" calcext:value-type="float">
            <text:p>42.54872</text:p>
          </table:table-cell>
          <table:table-cell office:value-type="float" office:value="9.48197" calcext:value-type="float">
            <text:p>9.48197</text:p>
          </table:table-cell>
          <table:table-cell office:value-type="float" office:value="4084" calcext:value-type="float">
            <text:p>4084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8.8164819510729" calcext:value-type="float">
            <text:p>18.8164819510729</text:p>
          </table:table-cell>
          <table:table-cell office:value-type="float" office:value="586546.001940862" calcext:value-type="float">
            <text:p>586546.001940862</text:p>
          </table:table-cell>
          <table:table-cell office:value-type="float" office:value="-655977.627145642" calcext:value-type="float">
            <text:p>-655977.627145642</text:p>
          </table:table-cell>
          <table:table-cell table:formula="of:=[.O194]+SQRT(([.M195]-[.M194])^2+([.N195]-[.N194])^2)" office:value-type="float" office:value="984980.741429015" calcext:value-type="float">
            <text:p>984980.741429015</text:p>
          </table:table-cell>
          <table:table-cell table:formula="of:=[.O195]/0.3048" office:value-type="float" office:value="3231564.11229992" calcext:value-type="float">
            <text:p>3231564.1122999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74803731" calcext:value-type="float">
            <text:p>157480373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42.54878" calcext:value-type="float">
            <text:p>42.54878</text:p>
          </table:table-cell>
          <table:table-cell office:value-type="float" office:value="9.4817" calcext:value-type="float">
            <text:p>9.4817</text:p>
          </table:table-cell>
          <table:table-cell office:value-type="float" office:value="4084" calcext:value-type="float">
            <text:p>4084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17.4013509092053" calcext:value-type="float">
            <text:p>17.4013509092053</text:p>
          </table:table-cell>
          <table:table-cell office:value-type="float" office:value="586523.083026418" calcext:value-type="float">
            <text:p>586523.083026418</text:p>
          </table:table-cell>
          <table:table-cell office:value-type="float" office:value="-655973.351372729" calcext:value-type="float">
            <text:p>-655973.351372729</text:p>
          </table:table-cell>
          <table:table-cell table:formula="of:=[.O195]+SQRT(([.M196]-[.M195])^2+([.N196]-[.N195])^2)" office:value-type="float" office:value="985004.055778101" calcext:value-type="float">
            <text:p>985004.055778101</text:p>
          </table:table-cell>
          <table:table-cell table:formula="of:=[.O196]/0.3048" office:value-type="float" office:value="3231640.60294653" calcext:value-type="float">
            <text:p>3231640.602946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74803740" calcext:value-type="float">
            <text:p>157480374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42.54883" calcext:value-type="float">
            <text:p>42.54883</text:p>
          </table:table-cell>
          <table:table-cell office:value-type="float" office:value="9.48146" calcext:value-type="float">
            <text:p>9.48146</text:p>
          </table:table-cell>
          <table:table-cell office:value-type="float" office:value="4084" calcext:value-type="float">
            <text:p>408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9.83743005292345" calcext:value-type="float">
            <text:p>9.83743005292345</text:p>
          </table:table-cell>
          <table:table-cell office:value-type="float" office:value="586502.745228574" calcext:value-type="float">
            <text:p>586502.745228574</text:p>
          </table:table-cell>
          <table:table-cell office:value-type="float" office:value="-655969.917673695" calcext:value-type="float">
            <text:p>-655969.917673695</text:p>
          </table:table-cell>
          <table:table-cell table:formula="of:=[.O196]+SQRT(([.M197]-[.M196])^2+([.N197]-[.N196])^2)" office:value-type="float" office:value="985024.681400763" calcext:value-type="float">
            <text:p>985024.681400763</text:p>
          </table:table-cell>
          <table:table-cell table:formula="of:=[.O197]/0.3048" office:value-type="float" office:value="3231708.27231222" calcext:value-type="float">
            <text:p>3231708.272312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74804183" calcext:value-type="float">
            <text:p>15748041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.54884" calcext:value-type="float">
            <text:p>42.54884</text:p>
          </table:table-cell>
          <table:table-cell office:value-type="float" office:value="9.48141" calcext:value-type="float">
            <text:p>9.48141</text:p>
          </table:table-cell>
          <table:table-cell office:value-type="float" office:value="4084" calcext:value-type="float">
            <text:p>408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19-11-26T00:00:00.000Z</text:p>
          </table:table-cell>
          <table:table-cell office:value-type="float" office:value="586933868" calcext:value-type="float">
            <text:p>586933868</text:p>
          </table:table-cell>
          <table:table-cell office:value-type="float" office:value="-7.9619372257877" calcext:value-type="float">
            <text:p>-7.9619372257877</text:p>
          </table:table-cell>
          <table:table-cell office:value-type="float" office:value="586498.512508092" calcext:value-type="float">
            <text:p>586498.512508092</text:p>
          </table:table-cell>
          <table:table-cell office:value-type="float" office:value="-655969.248193839" calcext:value-type="float">
            <text:p>-655969.248193839</text:p>
          </table:table-cell>
          <table:table-cell table:formula="of:=[.O197]+SQRT(([.M198]-[.M197])^2+([.N198]-[.N197])^2)" office:value-type="float" office:value="985028.966739251" calcext:value-type="float">
            <text:p>985028.966739251</text:p>
          </table:table-cell>
          <table:table-cell table:formula="of:=[.O198]/0.3048" office:value-type="float" office:value="3231722.33182169" calcext:value-type="float">
            <text:p>3231722.331821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0T16:21:20.443258648</dc:date>
    <dc:creator>Ben Romarowski</dc:creator>
    <meta:editing-duration>PT15M48S</meta:editing-duration>
    <meta:editing-cycles>1</meta:editing-cycles>
    <meta:generator>LibreOffice/6.0.7.3$Linux_X86_64 LibreOffice_project/00m0$Build-3</meta:generator>
    <meta:document-statistic meta:table-count="1" meta:cell-count="312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589cm" svg:height="9.01cm" xlink:href=".." xlink:type="simple" chart:class="chart:scatter" chart:column-mapping="1 0" chart:style-name="ch1">
        <chart:plot-area chart:style-name="ch2" table:cell-range-address="flight_augmented.P24:flight_augmented.P69 flight_augmented.C24:flight_augmented.C69" svg:x="1.622cm" svg:y="0.18cm" svg:width="28.356cm" svg:height="7.669cm">
          <chartooo:coordinate-region svg:x="2.614cm" svg:y="0.379cm" svg:width="26.622cm" svg:height="6.823cm"/>
          <chart:axis chart:dimension="x" chart:name="primary-x" chart:style-name="ch3">
            <chart:title svg:x="14.883cm" svg:y="8.029cm" chart:style-name="ch4">
              <text:p>Distance (ft)</text:p>
            </chart:title>
          </chart:axis>
          <chart:axis chart:dimension="y" chart:name="primary-y" chart:style-name="ch3">
            <chart:title svg:x="0.451cm" svg:y="4.839cm" chart:style-name="ch5">
              <text:p>Altitude (ft)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flight_augmented.C24:flight_augmented.C69" chart:class="chart:scatter">
            <chart:domain table:cell-range-address="flight_augmented.P24:flight_augmented.P69"/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light_augmented.P24:flight_augmented.P69</svg:desc>
                </draw:g>
              </table:table-cell>
              <table:table-cell office:value-type="float" office:value="0">
                <text:p>0</text:p>
                <draw:g>
                  <svg:desc>flight_augmented.C24:flight_augmented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.889607678972">
                <text:p>316.889607678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7.601344898272">
                <text:p>517.60134489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9.030727727874">
                <text:p>779.030727727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7.21014834417">
                <text:p>1067.21014834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6.8088382816">
                <text:p>1236.8088382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2.86239070651">
                <text:p>1562.86239070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9.23772635275">
                <text:p>1789.23772635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8.99958646044">
                <text:p>1958.99958646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7.22380769363">
                <text:p>2167.22380769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18.50303272391">
                <text:p>2618.5030327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2.77216941914">
                <text:p>3132.7721694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19.35231035047">
                <text:p>3419.35231035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69.61760331278">
                <text:p>3969.6176033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15.60919567501">
                <text:p>4215.6091956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18.79739435052">
                <text:p>5518.79739435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93.56817632068">
                <text:p>5793.5681763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33.10422455397">
                <text:p>6033.10422455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65.52069637504">
                <text:p>6265.52069637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11.40331845945">
                <text:p>6511.40331845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82.00510844554">
                <text:p>6682.00510844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23.4308698908">
                <text:p>6823.4308698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24.62888911073">
                <text:p>7124.6288891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31.70382489875">
                <text:p>8031.7038248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69.6963925841">
                <text:p>13569.6963925841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253.3417043631">
                <text:p>16253.3417043631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812.7950210049">
                <text:p>18812.795021004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184.5943975294">
                <text:p>21184.594397529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572.5451828306">
                <text:p>23572.5451828306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028.3216852353">
                <text:p>26028.3216852353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544.453614046">
                <text:p>28544.453614046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253.7192506165">
                <text:p>31253.719250616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948.4148578543">
                <text:p>33948.4148578543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013.0265404942">
                <text:p>37013.0265404942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311.5834513541">
                <text:p>40311.5834513541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49.1209991027">
                <text:p>43949.1209991027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781.9117291884">
                <text:p>47781.9117291884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690.8630277312">
                <text:p>51690.8630277312</text:p>
              </table:table-cell>
              <table:table-cell office:value-type="float" office:value="4875">
                <text:p>4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182.3808361809">
                <text:p>56182.3808361809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198.6051475622">
                <text:p>60198.6051475622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427.6361079109">
                <text:p>62427.6361079109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467.0252651678">
                <text:p>66467.0252651678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949.1391695674">
                <text:p>70949.1391695674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192.6520827111">
                <text:p>73192.6520827111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01.4490663347">
                <text:p>77301.4490663347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917.7476930015">
                <text:p>85917.7476930015</text:p>
              </table:table-cell>
              <table:table-cell office:value-type="float" office:value="9350">
                <text:p>93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41cm" svg:height="9.009cm" xlink:href=".." xlink:type="simple" chart:class="chart:scatter" chart:style-name="ch1">
        <chart:plot-area chart:style-name="ch2" table:cell-range-address="flight_augmented.P24:flight_augmented.P69 flight_augmented.L25:flight_augmented.L69" chart:data-source-has-labels="row" svg:x="1.653cm" svg:y="0.18cm" svg:width="29.846cm" svg:height="7.668cm">
          <chartooo:coordinate-region svg:x="2.46cm" svg:y="0.379cm" svg:width="28.482cm" svg:height="6.822cm"/>
          <chart:axis chart:dimension="x" chart:name="primary-x" chart:style-name="ch3">
            <chart:title svg:x="15.659cm" svg:y="8.028cm" chart:style-name="ch4">
              <text:p>Distance (ft)</text:p>
            </chart:title>
          </chart:axis>
          <chart:axis chart:dimension="y" chart:name="primary-y" chart:style-name="ch3">
            <chart:title svg:x="0.451cm" svg:y="4.746cm" chart:style-name="ch5">
              <text:p>CAS (kts)</text:p>
            </chart:title>
            <chart:grid chart:style-name="ch6" chart:class="major"/>
          </chart:axis>
          <chart:series chart:style-name="ch7" chart:values-cell-range-address="flight_augmented.L25:flight_augmented.L69" chart:label-cell-address="flight_augmented.P24:flight_augmented.P24" chart:class="chart:scatter">
            <chart:domain table:cell-range-address="flight_augmented.P25:flight_augmented.P69"/>
            <chart:data-point chart:repeated="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0</text:p>
                <draw:g>
                  <svg:desc>flight_augmented.P24:flight_augmented.P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6.889607678972">
                <text:p>316.889607678972</text:p>
                <draw:g>
                  <svg:desc>flight_augmented.P25:flight_augmented.P69</svg:desc>
                </draw:g>
              </table:table-cell>
              <table:table-cell office:value-type="float" office:value="18.588556948852">
                <text:p>18.588556948852</text:p>
                <draw:g>
                  <svg:desc>flight_augmented.L25:flight_augmented.L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7.601344898272">
                <text:p>517.601344898272</text:p>
              </table:table-cell>
              <table:table-cell office:value-type="float" office:value="18.588556948852">
                <text:p>18.588556948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9.030727727874">
                <text:p>779.030727727874</text:p>
              </table:table-cell>
              <table:table-cell office:value-type="float" office:value="19.5862293819797">
                <text:p>19.5862293819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7.21014834417">
                <text:p>1067.21014834417</text:p>
              </table:table-cell>
              <table:table-cell office:value-type="float" office:value="16.7605062226909">
                <text:p>16.7605062226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6.8088382816">
                <text:p>1236.8088382816</text:p>
              </table:table-cell>
              <table:table-cell office:value-type="float" office:value="15.2436326232367">
                <text:p>15.2436326232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2.86239070651">
                <text:p>1562.86239070651</text:p>
              </table:table-cell>
              <table:table-cell office:value-type="float" office:value="17.1650528284265">
                <text:p>17.1650528284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9.23772635275">
                <text:p>1789.23772635275</text:p>
              </table:table-cell>
              <table:table-cell office:value-type="float" office:value="34.5513158788955">
                <text:p>34.5513158788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8.99958646044">
                <text:p>1958.99958646044</text:p>
              </table:table-cell>
              <table:table-cell office:value-type="float" office:value="31.8551297146047">
                <text:p>31.8551297146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7.22380769363">
                <text:p>2167.22380769363</text:p>
              </table:table-cell>
              <table:table-cell office:value-type="float" office:value="24.8140566847296">
                <text:p>24.8140566847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18.50303272391">
                <text:p>2618.50303272391</text:p>
              </table:table-cell>
              <table:table-cell office:value-type="float" office:value="7.73150013647217">
                <text:p>7.73150013647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2.77216941914">
                <text:p>3132.77216941914</text:p>
              </table:table-cell>
              <table:table-cell office:value-type="float" office:value="9.84897018781379">
                <text:p>9.84897018781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19.35231035047">
                <text:p>3419.35231035047</text:p>
              </table:table-cell>
              <table:table-cell office:value-type="float" office:value="26.809401550985">
                <text:p>26.809401550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69.61760331278">
                <text:p>3969.61760331278</text:p>
              </table:table-cell>
              <table:table-cell office:value-type="float" office:value="23.0447299874919">
                <text:p>23.0447299874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15.60919567501">
                <text:p>4215.60919567501</text:p>
              </table:table-cell>
              <table:table-cell office:value-type="float" office:value="26.5489772332861">
                <text:p>26.5489772332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18.79739435052">
                <text:p>5518.79739435052</text:p>
              </table:table-cell>
              <table:table-cell office:value-type="float" office:value="10.9399140839989">
                <text:p>10.9399140839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3.56817632068">
                <text:p>5793.56817632068</text:p>
              </table:table-cell>
              <table:table-cell office:value-type="float" office:value="11.9375865171266">
                <text:p>11.9375865171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33.10422455397">
                <text:p>6033.10422455397</text:p>
              </table:table-cell>
              <table:table-cell office:value-type="float" office:value="10.5862183032426">
                <text:p>10.5862183032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65.52069637504">
                <text:p>6265.52069637504</text:p>
              </table:table-cell>
              <table:table-cell office:value-type="float" office:value="9.02277472996438">
                <text:p>9.02277472996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11.40331845945">
                <text:p>6511.40331845945</text:p>
              </table:table-cell>
              <table:table-cell office:value-type="float" office:value="23.0180956198793">
                <text:p>23.01809561987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82.00510844554">
                <text:p>6682.00510844554</text:p>
              </table:table-cell>
              <table:table-cell office:value-type="float" office:value="17.5031782557562">
                <text:p>17.5031782557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23.4308698908">
                <text:p>6823.4308698908</text:p>
              </table:table-cell>
              <table:table-cell office:value-type="float" office:value="18.952636302195">
                <text:p>18.952636302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24.62888911073">
                <text:p>7124.62888911073</text:p>
              </table:table-cell>
              <table:table-cell office:value-type="float" office:value="42.1501360875526">
                <text:p>42.15013608755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31.70382489875">
                <text:p>8031.70382489875</text:p>
              </table:table-cell>
              <table:table-cell office:value-type="float" office:value="80.8459497637513">
                <text:p>80.8459497637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69.6963925841">
                <text:p>13569.6963925841</text:p>
              </table:table-cell>
              <table:table-cell office:value-type="float" office:value="163.545504739129">
                <text:p>163.545504739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53.3417043631">
                <text:p>16253.3417043631</text:p>
              </table:table-cell>
              <table:table-cell office:value-type="float" office:value="154.851717453899">
                <text:p>154.851717453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812.7950210049">
                <text:p>18812.7950210049</text:p>
              </table:table-cell>
              <table:table-cell office:value-type="float" office:value="146.956422311873">
                <text:p>146.956422311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184.5943975294">
                <text:p>21184.5943975294</text:p>
              </table:table-cell>
              <table:table-cell office:value-type="float" office:value="139.109146110319">
                <text:p>139.109146110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572.5451828306">
                <text:p>23572.5451828306</text:p>
              </table:table-cell>
              <table:table-cell office:value-type="float" office:value="141.215885801039">
                <text:p>141.215885801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028.3216852353">
                <text:p>26028.3216852353</text:p>
              </table:table-cell>
              <table:table-cell office:value-type="float" office:value="144.355644539161">
                <text:p>144.355644539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544.453614046">
                <text:p>28544.453614046</text:p>
              </table:table-cell>
              <table:table-cell office:value-type="float" office:value="144.755888632438">
                <text:p>144.755888632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253.7192506165">
                <text:p>31253.7192506165</text:p>
              </table:table-cell>
              <table:table-cell office:value-type="float" office:value="154.926364334052">
                <text:p>154.926364334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948.4148578543">
                <text:p>33948.4148578543</text:p>
              </table:table-cell>
              <table:table-cell office:value-type="float" office:value="165.82618096147">
                <text:p>165.82618096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013.0265404942">
                <text:p>37013.0265404942</text:p>
              </table:table-cell>
              <table:table-cell office:value-type="float" office:value="175.773414547388">
                <text:p>175.773414547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311.5834513541">
                <text:p>40311.5834513541</text:p>
              </table:table-cell>
              <table:table-cell office:value-type="float" office:value="191.413183810063">
                <text:p>191.413183810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49.1209991027">
                <text:p>43949.1209991027</text:p>
              </table:table-cell>
              <table:table-cell office:value-type="float" office:value="209.489938459356">
                <text:p>209.4899384593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781.9117291884">
                <text:p>47781.9117291884</text:p>
              </table:table-cell>
              <table:table-cell office:value-type="float" office:value="221.499819501112">
                <text:p>221.49981950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690.8630277312">
                <text:p>51690.8630277312</text:p>
              </table:table-cell>
              <table:table-cell office:value-type="float" office:value="231.629778467606">
                <text:p>231.6297784676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182.3808361809">
                <text:p>56182.3808361809</text:p>
              </table:table-cell>
              <table:table-cell office:value-type="float" office:value="236.408041681862">
                <text:p>236.4080416818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198.6051475622">
                <text:p>60198.6051475622</text:p>
              </table:table-cell>
              <table:table-cell office:value-type="float" office:value="233.57252837254">
                <text:p>233.572528372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427.6361079109">
                <text:p>62427.6361079109</text:p>
              </table:table-cell>
              <table:table-cell office:value-type="float" office:value="232.642708436634">
                <text:p>232.6427084366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467.0252651678">
                <text:p>66467.0252651678</text:p>
              </table:table-cell>
              <table:table-cell office:value-type="float" office:value="233.275182196303">
                <text:p>233.2751821963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949.1391695674">
                <text:p>70949.1391695674</text:p>
              </table:table-cell>
              <table:table-cell office:value-type="float" office:value="231.651780611293">
                <text:p>231.6517806112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192.6520827111">
                <text:p>73192.6520827111</text:p>
              </table:table-cell>
              <table:table-cell office:value-type="float" office:value="228.470966266912">
                <text:p>228.470966266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301.4490663347">
                <text:p>77301.4490663347</text:p>
              </table:table-cell>
              <table:table-cell office:value-type="float" office:value="225.388202764836">
                <text:p>225.388202764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917.7476930015">
                <text:p>85917.7476930015</text:p>
              </table:table-cell>
              <table:table-cell office:value-type="float" office:value="231.838683534016">
                <text:p>231.838683534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889cm" svg:height="9.009cm" xlink:href=".." xlink:type="simple" chart:class="chart:scatter" chart:column-mapping="1 0" chart:style-name="ch1">
        <chart:plot-area chart:style-name="ch2" table:cell-range-address="flight_augmented.P24:flight_augmented.P69 flight_augmented.H24:flight_augmented.H69" svg:x="1.648cm" svg:y="0.18cm" svg:width="29.604cm" svg:height="7.668cm">
          <chartooo:coordinate-region svg:x="2.455cm" svg:y="0.379cm" svg:width="28.24cm" svg:height="6.822cm"/>
          <chart:axis chart:dimension="x" chart:name="primary-x" chart:style-name="ch3">
            <chart:title svg:x="15.533cm" svg:y="8.028cm" chart:style-name="ch4">
              <text:p>Distance (ft)</text:p>
            </chart:title>
          </chart:axis>
          <chart:axis chart:dimension="y" chart:name="primary-y" chart:style-name="ch3">
            <chart:title svg:x="0.451cm" svg:y="5.407cm" chart:style-name="ch5">
              <text:p>Groundspeed (kts)</text:p>
            </chart:title>
            <chart:grid chart:style-name="ch6" chart:class="major"/>
          </chart:axis>
          <chart:series chart:style-name="ch7" chart:values-cell-range-address="flight_augmented.H24:flight_augmented.H69" chart:class="chart:scatter">
            <chart:domain table:cell-range-address="flight_augmented.P24:flight_augmented.P69"/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light_augmented.P24:flight_augmented.P69</svg:desc>
                </draw:g>
              </table:table-cell>
              <table:table-cell office:value-type="float" office:value="32">
                <text:p>32</text:p>
                <draw:g>
                  <svg:desc>flight_augmented.H24:flight_augmented.H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.889607678972">
                <text:p>316.8896076789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7.601344898272">
                <text:p>517.6013448982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9.030727727874">
                <text:p>779.0307277278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7.21014834417">
                <text:p>1067.210148344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6.8088382816">
                <text:p>1236.80883828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2.86239070651">
                <text:p>1562.86239070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9.23772635275">
                <text:p>1789.237726352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8.99958646044">
                <text:p>1958.999586460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7.22380769363">
                <text:p>2167.223807693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18.50303272391">
                <text:p>2618.503032723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2.77216941914">
                <text:p>3132.772169419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19.35231035047">
                <text:p>3419.352310350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69.61760331278">
                <text:p>3969.617603312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15.60919567501">
                <text:p>4215.609195675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18.79739435052">
                <text:p>5518.79739435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93.56817632068">
                <text:p>5793.56817632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33.10422455397">
                <text:p>6033.104224553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65.52069637504">
                <text:p>6265.520696375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11.40331845945">
                <text:p>6511.403318459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82.00510844554">
                <text:p>6682.005108445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23.4308698908">
                <text:p>6823.43086989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24.62888911073">
                <text:p>7124.628889110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31.70382489875">
                <text:p>8031.703824898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69.6963925841">
                <text:p>13569.69639258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253.3417043631">
                <text:p>16253.34170436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812.7950210049">
                <text:p>18812.795021004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184.5943975294">
                <text:p>21184.594397529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572.5451828306">
                <text:p>23572.545182830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028.3216852353">
                <text:p>26028.321685235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544.453614046">
                <text:p>28544.45361404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253.7192506165">
                <text:p>31253.719250616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948.4148578543">
                <text:p>33948.414857854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013.0265404942">
                <text:p>37013.026540494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311.5834513541">
                <text:p>40311.583451354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49.1209991027">
                <text:p>43949.120999102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781.9117291884">
                <text:p>47781.911729188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690.8630277312">
                <text:p>51690.863027731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182.3808361809">
                <text:p>56182.380836180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198.6051475622">
                <text:p>60198.605147562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427.6361079109">
                <text:p>62427.636107910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467.0252651678">
                <text:p>66467.025265167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949.1391695674">
                <text:p>70949.139169567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192.6520827111">
                <text:p>73192.652082711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01.4490663347">
                <text:p>77301.449066334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917.7476930015">
                <text:p>85917.7476930015</text:p>
              </table:table-cell>
              <table:table-cell office:value-type="float" office:value="261">
                <text:p>2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